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8"/>
    <style:style style:name="ce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2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3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2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3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0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37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3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8.59895833333333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8.969375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5.82083333333333cm"/>
    </style:style>
    <style:style style:name="co22" style:family="table-column">
      <style:table-column-properties fo:break-before="auto" style:column-width="9.525cm"/>
    </style:style>
    <style:style style:name="co23" style:family="table-column">
      <style:table-column-properties fo:break-before="auto" style:column-width="7.434791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1.64041666666667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8.810625cm"/>
    </style:style>
    <style:style style:name="co28" style:family="table-column">
      <style:table-column-properties fo:break-before="auto" style:column-width="2.06375cm"/>
    </style:style>
    <style:style style:name="co29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4918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371in" svg:y="0.2438in" svg:width="1.90136in" svg:height="0.52298in">
                <draw:text-box>
                  <text:p text:style-name="a12" text:class-names="" text:cond-style-name=""><text:span text:style-name="a10" text:class-names="">FEVEREIR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292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0179in" svg:height="0.25813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606540" table:style-name="ce35">
            <text:p>606 540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96290" table:style-name="ce37">
            <text:p>596 29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65671" table:style-name="ce37">
            <text:p>465 67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0250" table:style-name="ce39">
            <text:p>+10 250</text:p>
          </table:table-cell>
          <table:table-cell office:value-type="float" office:value="1.7189622499119557" table:style-name="ce40">
            <text:p>+1,7<text:s text:c="3"/></text:p>
          </table:table-cell>
          <table:table-cell office:value-type="float" office:value="140869" table:style-name="ce39">
            <text:p>+140 869</text:p>
          </table:table-cell>
          <table:table-cell office:value-type="float" office:value="30.250756435337394" table:style-name="ce40">
            <text:p>+30,3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431843" table:style-name="ce44">
            <text:p>431 843</text:p>
          </table:table-cell>
          <table:table-cell office:value-type="float" office:value="71.197777557951653" table:style-name="ce45">
            <text:p>71,2<text:s text:c="5"/></text:p>
          </table:table-cell>
          <table:table-cell office:value-type="float" office:value="424359" table:style-name="ce46">
            <text:p>424 359</text:p>
          </table:table-cell>
          <table:table-cell office:value-type="float" office:value="71.166546479062191" table:style-name="ce47">
            <text:p>71,2<text:s text:c="5"/></text:p>
          </table:table-cell>
          <table:table-cell office:value-type="float" office:value="315562" table:style-name="ce46">
            <text:p>315 562</text:p>
          </table:table-cell>
          <table:table-cell office:value-type="float" office:value="67.765010060751038" table:style-name="ce47">
            <text:p>67,8<text:s text:c="5"/></text:p>
          </table:table-cell>
          <table:table-cell office:value-type="float" office:value="7484" table:style-name="ce48">
            <text:p>+7 484</text:p>
          </table:table-cell>
          <table:table-cell office:value-type="float" office:value="1.7636011018972144" table:style-name="ce49">
            <text:p>+1,8<text:s text:c="3"/></text:p>
          </table:table-cell>
          <table:table-cell office:value-type="float" office:value="116281" table:style-name="ce48">
            <text:p>+116 281</text:p>
          </table:table-cell>
          <table:table-cell office:value-type="float" office:value="36.848860128912861" table:style-name="ce49">
            <text:p>+36,8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5991" table:style-name="ce44">
            <text:p>45 991</text:p>
          </table:table-cell>
          <table:table-cell office:value-type="float" office:value="7.5825172288719624" table:style-name="ce45">
            <text:p>7,6<text:s text:c="5"/></text:p>
          </table:table-cell>
          <table:table-cell office:value-type="float" office:value="45605" table:style-name="ce46">
            <text:p>45 605</text:p>
          </table:table-cell>
          <table:table-cell office:value-type="float" office:value="7.648124234852169" table:style-name="ce47">
            <text:p>7,6<text:s text:c="5"/></text:p>
          </table:table-cell>
          <table:table-cell office:value-type="float" office:value="38075" table:style-name="ce46">
            <text:p>38 075</text:p>
          </table:table-cell>
          <table:table-cell office:value-type="float" office:value="8.176373448206995" table:style-name="ce47">
            <text:p>8,2<text:s text:c="5"/></text:p>
          </table:table-cell>
          <table:table-cell office:value-type="float" office:value="386" table:style-name="ce48">
            <text:p>+ 386</text:p>
          </table:table-cell>
          <table:table-cell office:value-type="float" office:value="0.84639842122574271" table:style-name="ce49">
            <text:p>+0,8<text:s text:c="3"/></text:p>
          </table:table-cell>
          <table:table-cell office:value-type="float" office:value="7916" table:style-name="ce48">
            <text:p>+7 916</text:p>
          </table:table-cell>
          <table:table-cell office:value-type="float" office:value="20.790544977019039" table:style-name="ce49">
            <text:p>+20,8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111535" table:style-name="ce44">
            <text:p>111 535</text:p>
          </table:table-cell>
          <table:table-cell office:value-type="float" office:value="18.388729514953674" table:style-name="ce45">
            <text:p>18,4<text:s text:c="5"/></text:p>
          </table:table-cell>
          <table:table-cell office:value-type="float" office:value="108417" table:style-name="ce46">
            <text:p>108 417</text:p>
          </table:table-cell>
          <table:table-cell office:value-type="float" office:value="18.181924902312634" table:style-name="ce47">
            <text:p>18,2<text:s text:c="5"/></text:p>
          </table:table-cell>
          <table:table-cell office:value-type="float" office:value="87329" table:style-name="ce46">
            <text:p>87 329</text:p>
          </table:table-cell>
          <table:table-cell office:value-type="float" office:value="18.753368794706994" table:style-name="ce47">
            <text:p>18,8<text:s text:c="5"/></text:p>
          </table:table-cell>
          <table:table-cell office:value-type="float" office:value="3118" table:style-name="ce48">
            <text:p>+3 118</text:p>
          </table:table-cell>
          <table:table-cell office:value-type="float" office:value="2.8759327411752769" table:style-name="ce49">
            <text:p>+2,9<text:s text:c="3"/></text:p>
          </table:table-cell>
          <table:table-cell office:value-type="float" office:value="24206" table:style-name="ce48">
            <text:p>+24 206</text:p>
          </table:table-cell>
          <table:table-cell office:value-type="float" office:value="27.718169222136975" table:style-name="ce49">
            <text:p>+27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7171" table:style-name="ce44">
            <text:p>17 171</text:p>
          </table:table-cell>
          <table:table-cell office:value-type="float" office:value="2.8309756982227059" table:style-name="ce45">
            <text:p>2,8<text:s text:c="5"/></text:p>
          </table:table-cell>
          <table:table-cell office:value-type="float" office:value="17909" table:style-name="ce46">
            <text:p>17 909</text:p>
          </table:table-cell>
          <table:table-cell office:value-type="float" office:value="3.0034043837729967" table:style-name="ce47">
            <text:p>3,0<text:s text:c="5"/></text:p>
          </table:table-cell>
          <table:table-cell office:value-type="float" office:value="24705" table:style-name="ce46">
            <text:p>24 705</text:p>
          </table:table-cell>
          <table:table-cell office:value-type="float" office:value="5.3052476963349662" table:style-name="ce47">
            <text:p>5,3<text:s text:c="5"/></text:p>
          </table:table-cell>
          <table:table-cell office:value-type="float" office:value="-738" table:style-name="ce48">
            <text:p><text:s/>- 738</text:p>
          </table:table-cell>
          <table:table-cell office:value-type="float" office:value="-4.1208331006756378" table:style-name="ce49">
            <text:p>-4,1<text:s text:c="3"/></text:p>
          </table:table-cell>
          <table:table-cell office:value-type="float" office:value="-7534" table:style-name="ce48">
            <text:p><text:s/>-7 534</text:p>
          </table:table-cell>
          <table:table-cell office:value-type="float" office:value="-30.495851042299133" table:style-name="ce49">
            <text:p>-30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431843" table:style-name="ce55">
            <text:p>431 843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424359" table:style-name="ce57">
            <text:p>424 35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15562" table:style-name="ce57">
            <text:p>315 56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7484" table:style-name="ce39">
            <text:p>+7 484</text:p>
          </table:table-cell>
          <table:table-cell office:value-type="float" office:value="1.7636011018972144" table:style-name="ce40">
            <text:p>+1,8<text:s text:c="3"/></text:p>
          </table:table-cell>
          <table:table-cell office:value-type="float" office:value="116281" table:style-name="ce39">
            <text:p>+116 281</text:p>
          </table:table-cell>
          <table:table-cell office:value-type="float" office:value="36.848860128912861" table:style-name="ce40">
            <text:p>+36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90916" table:style-name="ce61">
            <text:p>190 916</text:p>
          </table:table-cell>
          <table:table-cell office:value-type="float" office:value="44.209585428037506" table:style-name="ce62">
            <text:p>44,2<text:s text:c="5"/></text:p>
          </table:table-cell>
          <table:table-cell office:value-type="float" office:value="188048" table:style-name="ce63">
            <text:p>188 048</text:p>
          </table:table-cell>
          <table:table-cell office:value-type="float" office:value="44.313423304324878" table:style-name="ce64">
            <text:p>44,3<text:s text:c="5"/></text:p>
          </table:table-cell>
          <table:table-cell office:value-type="float" office:value="138384" table:style-name="ce63">
            <text:p>138 384</text:p>
          </table:table-cell>
          <table:table-cell office:value-type="float" office:value="43.853188913747537" table:style-name="ce64">
            <text:p>43,9<text:s text:c="5"/></text:p>
          </table:table-cell>
          <table:table-cell office:value-type="float" office:value="2868" table:style-name="ce48">
            <text:p>+2 868</text:p>
          </table:table-cell>
          <table:table-cell office:value-type="float" office:value="1.5251425168042203" table:style-name="ce49">
            <text:p>+1,5<text:s text:c="3"/></text:p>
          </table:table-cell>
          <table:table-cell office:value-type="float" office:value="52532" table:style-name="ce48">
            <text:p>+52 532</text:p>
          </table:table-cell>
          <table:table-cell office:value-type="float" office:value="37.961035957914206" table:style-name="ce49">
            <text:p>+38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40927" table:style-name="ce61">
            <text:p>240 927</text:p>
          </table:table-cell>
          <table:table-cell office:value-type="float" office:value="55.790414571962501" table:style-name="ce62">
            <text:p>55,8<text:s text:c="5"/></text:p>
          </table:table-cell>
          <table:table-cell office:value-type="float" office:value="236311" table:style-name="ce63">
            <text:p>236 311</text:p>
          </table:table-cell>
          <table:table-cell office:value-type="float" office:value="55.686576695675129" table:style-name="ce64">
            <text:p>55,7<text:s text:c="5"/></text:p>
          </table:table-cell>
          <table:table-cell office:value-type="float" office:value="177178" table:style-name="ce63">
            <text:p>177 178</text:p>
          </table:table-cell>
          <table:table-cell office:value-type="float" office:value="56.14681108625247" table:style-name="ce64">
            <text:p>56,1<text:s text:c="5"/></text:p>
          </table:table-cell>
          <table:table-cell office:value-type="float" office:value="4616" table:style-name="ce48">
            <text:p>+4 616</text:p>
          </table:table-cell>
          <table:table-cell office:value-type="float" office:value="1.9533580747404904" table:style-name="ce49">
            <text:p>+2,0<text:s text:c="3"/></text:p>
          </table:table-cell>
          <table:table-cell office:value-type="float" office:value="63749" table:style-name="ce48">
            <text:p>+63 749</text:p>
          </table:table-cell>
          <table:table-cell office:value-type="float" office:value="35.980200702118772" table:style-name="ce49">
            <text:p>+36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50517" table:style-name="ce61">
            <text:p>50 517</text:p>
          </table:table-cell>
          <table:table-cell office:value-type="float" office:value="11.698001356974641" table:style-name="ce62">
            <text:p>11,7<text:s text:c="5"/></text:p>
          </table:table-cell>
          <table:table-cell office:value-type="float" office:value="50331" table:style-name="ce63">
            <text:p>50 331</text:p>
          </table:table-cell>
          <table:table-cell office:value-type="float" office:value="11.860476624744615" table:style-name="ce64">
            <text:p>11,9<text:s text:c="5"/></text:p>
          </table:table-cell>
          <table:table-cell office:value-type="float" office:value="33999" table:style-name="ce63">
            <text:p>33 999</text:p>
          </table:table-cell>
          <table:table-cell office:value-type="float" office:value="10.774110951255221" table:style-name="ce64">
            <text:p>10,8<text:s text:c="5"/></text:p>
          </table:table-cell>
          <table:table-cell office:value-type="float" office:value="186" table:style-name="ce48">
            <text:p>+ 186</text:p>
          </table:table-cell>
          <table:table-cell office:value-type="float" office:value="0.36955355546283603" table:style-name="ce49">
            <text:p>+0,4<text:s text:c="3"/></text:p>
          </table:table-cell>
          <table:table-cell office:value-type="float" office:value="16518" table:style-name="ce48">
            <text:p>+16 518</text:p>
          </table:table-cell>
          <table:table-cell office:value-type="float" office:value="48.583781875937525" table:style-name="ce49">
            <text:p>+48,6<text:s text:c="3"/></text:p>
          </table:table-cell>
          <table:table-cell table:style-name="ce65"/>
          <table:table-cell table:number-columns-repeated="2" table:style-name="ce66"/>
          <table:table-cell table:number-columns-repeated="3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81326" table:style-name="ce61">
            <text:p>381 326</text:p>
          </table:table-cell>
          <table:table-cell office:value-type="float" office:value="88.301998643025357" table:style-name="ce62">
            <text:p>88,3<text:s text:c="5"/></text:p>
          </table:table-cell>
          <table:table-cell office:value-type="float" office:value="374028" table:style-name="ce63">
            <text:p>374 028</text:p>
          </table:table-cell>
          <table:table-cell office:value-type="float" office:value="88.139523375255379" table:style-name="ce64">
            <text:p>88,1<text:s text:c="5"/></text:p>
          </table:table-cell>
          <table:table-cell office:value-type="float" office:value="281563" table:style-name="ce63">
            <text:p>281 563</text:p>
          </table:table-cell>
          <table:table-cell office:value-type="float" office:value="89.225889048744776" table:style-name="ce64">
            <text:p>89,2<text:s text:c="5"/></text:p>
          </table:table-cell>
          <table:table-cell office:value-type="float" office:value="7298" table:style-name="ce48">
            <text:p>+7 298</text:p>
          </table:table-cell>
          <table:table-cell office:value-type="float" office:value="1.9511908199386141" table:style-name="ce49">
            <text:p>+2,0<text:s text:c="3"/></text:p>
          </table:table-cell>
          <table:table-cell office:value-type="float" office:value="99763" table:style-name="ce48">
            <text:p>+99 763</text:p>
          </table:table-cell>
          <table:table-cell office:value-type="float" office:value="35.431857168733103" table:style-name="ce49">
            <text:p>+35,4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65943" table:style-name="ce61">
            <text:p>265 943</text:p>
          </table:table-cell>
          <table:table-cell office:value-type="float" office:value="61.583260583128599" table:style-name="ce62">
            <text:p>61,6<text:s text:c="5"/></text:p>
          </table:table-cell>
          <table:table-cell office:value-type="float" office:value="263183" table:style-name="ce63">
            <text:p>263 183</text:p>
          </table:table-cell>
          <table:table-cell office:value-type="float" office:value="62.018950935410821" table:style-name="ce64">
            <text:p>62,0<text:s text:c="5"/></text:p>
          </table:table-cell>
          <table:table-cell office:value-type="float" office:value="189771" table:style-name="ce63">
            <text:p>189 771</text:p>
          </table:table-cell>
          <table:table-cell office:value-type="float" office:value="60.137469023519941" table:style-name="ce64">
            <text:p>60,1<text:s text:c="5"/></text:p>
          </table:table-cell>
          <table:table-cell office:value-type="float" office:value="2760" table:style-name="ce48">
            <text:p>+2 760</text:p>
          </table:table-cell>
          <table:table-cell office:value-type="float" office:value="1.048699954024386" table:style-name="ce49">
            <text:p>+1,0<text:s text:c="3"/></text:p>
          </table:table-cell>
          <table:table-cell office:value-type="float" office:value="76172" table:style-name="ce48">
            <text:p>+76 172</text:p>
          </table:table-cell>
          <table:table-cell office:value-type="float" office:value="40.138904258290253" table:style-name="ce49">
            <text:p>+40,1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65900" table:style-name="ce61">
            <text:p>165 900</text:p>
          </table:table-cell>
          <table:table-cell office:value-type="float" office:value="38.416739416871408" table:style-name="ce62">
            <text:p>38,4<text:s text:c="5"/></text:p>
          </table:table-cell>
          <table:table-cell office:value-type="float" office:value="161176" table:style-name="ce63">
            <text:p>161 176</text:p>
          </table:table-cell>
          <table:table-cell office:value-type="float" office:value="37.981049064589179" table:style-name="ce64">
            <text:p>38,0<text:s text:c="5"/></text:p>
          </table:table-cell>
          <table:table-cell office:value-type="float" office:value="125791" table:style-name="ce63">
            <text:p>125 791</text:p>
          </table:table-cell>
          <table:table-cell office:value-type="float" office:value="39.862530976480059" table:style-name="ce64">
            <text:p>39,9<text:s text:c="5"/></text:p>
          </table:table-cell>
          <table:table-cell office:value-type="float" office:value="4724" table:style-name="ce48">
            <text:p>+4 724</text:p>
          </table:table-cell>
          <table:table-cell office:value-type="float" office:value="2.9309574626495261" table:style-name="ce49">
            <text:p>+2,9<text:s text:c="3"/></text:p>
          </table:table-cell>
          <table:table-cell office:value-type="float" office:value="40109" table:style-name="ce48">
            <text:p>+40 109</text:p>
          </table:table-cell>
          <table:table-cell office:value-type="float" office:value="31.88542900525475" table:style-name="ce49">
            <text:p>+31,9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4012" table:style-name="ce61">
            <text:p>34 012</text:p>
          </table:table-cell>
          <table:table-cell office:value-type="float" office:value="7.8760104945547349" table:style-name="ce62">
            <text:p>7,9<text:s text:c="5"/></text:p>
          </table:table-cell>
          <table:table-cell office:value-type="float" office:value="34420" table:style-name="ce63">
            <text:p>34 420</text:p>
          </table:table-cell>
          <table:table-cell office:value-type="float" office:value="8.1110569117186149" table:style-name="ce64">
            <text:p>8,1<text:s text:c="5"/></text:p>
          </table:table-cell>
          <table:table-cell office:value-type="float" office:value="29110" table:style-name="ce63">
            <text:p>29 110</text:p>
          </table:table-cell>
          <table:table-cell office:value-type="float" office:value="9.224811605960161" table:style-name="ce64">
            <text:p>9,2<text:s text:c="5"/></text:p>
          </table:table-cell>
          <table:table-cell office:value-type="float" office:value="-408" table:style-name="ce48">
            <text:p><text:s/>- 408</text:p>
          </table:table-cell>
          <table:table-cell office:value-type="float" office:value="-1.1853573503776873" table:style-name="ce49">
            <text:p>-1,2<text:s text:c="3"/></text:p>
          </table:table-cell>
          <table:table-cell office:value-type="float" office:value="4902" table:style-name="ce48">
            <text:p>+4 902</text:p>
          </table:table-cell>
          <table:table-cell office:value-type="float" office:value="16.839574029543112" table:style-name="ce49">
            <text:p>+16,8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97831" table:style-name="ce61">
            <text:p>397 831</text:p>
          </table:table-cell>
          <table:table-cell office:value-type="float" office:value="92.123989505445266" table:style-name="ce62">
            <text:p>92,1<text:s text:c="5"/></text:p>
          </table:table-cell>
          <table:table-cell office:value-type="float" office:value="389939" table:style-name="ce63">
            <text:p>389 939</text:p>
          </table:table-cell>
          <table:table-cell office:value-type="float" office:value="91.88894308828138" table:style-name="ce64">
            <text:p>91,9<text:s text:c="5"/></text:p>
          </table:table-cell>
          <table:table-cell office:value-type="float" office:value="286452" table:style-name="ce63">
            <text:p>286 452</text:p>
          </table:table-cell>
          <table:table-cell office:value-type="float" office:value="90.775188394039844" table:style-name="ce64">
            <text:p>90,8<text:s text:c="5"/></text:p>
          </table:table-cell>
          <table:table-cell office:value-type="float" office:value="7892" table:style-name="ce48">
            <text:p>+7 892</text:p>
          </table:table-cell>
          <table:table-cell office:value-type="float" office:value="2.0239063032935918" table:style-name="ce49">
            <text:p>+2,0<text:s text:c="3"/></text:p>
          </table:table-cell>
          <table:table-cell office:value-type="float" office:value="111379" table:style-name="ce48">
            <text:p>+111 379</text:p>
          </table:table-cell>
          <table:table-cell office:value-type="float" office:value="38.88225601496935" table:style-name="ce49">
            <text:p>+38,9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30486" table:style-name="ce61">
            <text:p>30 486</text:p>
          </table:table-cell>
          <table:table-cell office:value-type="float" office:value="7.0595100534221924" table:style-name="ce62">
            <text:p>7,1<text:s text:c="5"/></text:p>
          </table:table-cell>
          <table:table-cell office:value-type="float" office:value="29490" table:style-name="ce63">
            <text:p>29 490</text:p>
          </table:table-cell>
          <table:table-cell office:value-type="float" office:value="6.9493047160540957" table:style-name="ce64">
            <text:p>6,9<text:s text:c="5"/></text:p>
          </table:table-cell>
          <table:table-cell office:value-type="float" office:value="22581" table:style-name="ce63">
            <text:p>22 581</text:p>
          </table:table-cell>
          <table:table-cell office:value-type="float" office:value="7.1558045645546668" table:style-name="ce64">
            <text:p>7,2<text:s text:c="5"/></text:p>
          </table:table-cell>
          <table:table-cell office:value-type="float" office:value="996" table:style-name="ce48">
            <text:p>+ 996</text:p>
          </table:table-cell>
          <table:table-cell office:value-type="float" office:value="3.3774160732451679" table:style-name="ce49">
            <text:p>+3,4<text:s text:c="3"/></text:p>
          </table:table-cell>
          <table:table-cell office:value-type="float" office:value="7905" table:style-name="ce48">
            <text:p>+7 905</text:p>
          </table:table-cell>
          <table:table-cell office:value-type="float" office:value="35.007307028032415" table:style-name="ce49">
            <text:p>+35,0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60013" table:style-name="ce61">
            <text:p>60 013</text:p>
          </table:table-cell>
          <table:table-cell office:value-type="float" office:value="13.8969486595823" table:style-name="ce62">
            <text:p>13,9<text:s text:c="5"/></text:p>
          </table:table-cell>
          <table:table-cell office:value-type="float" office:value="58904" table:style-name="ce63">
            <text:p>58 904</text:p>
          </table:table-cell>
          <table:table-cell office:value-type="float" office:value="13.880700067631416" table:style-name="ce64">
            <text:p>13,9<text:s text:c="5"/></text:p>
          </table:table-cell>
          <table:table-cell office:value-type="float" office:value="51147" table:style-name="ce63">
            <text:p>51 147</text:p>
          </table:table-cell>
          <table:table-cell office:value-type="float" office:value="16.208225324975757" table:style-name="ce64">
            <text:p>16,2<text:s text:c="5"/></text:p>
          </table:table-cell>
          <table:table-cell office:value-type="float" office:value="1109" table:style-name="ce48">
            <text:p>+1 109</text:p>
          </table:table-cell>
          <table:table-cell office:value-type="float" office:value="1.8827244329756891" table:style-name="ce49">
            <text:p>+1,9<text:s text:c="3"/></text:p>
          </table:table-cell>
          <table:table-cell office:value-type="float" office:value="8866" table:style-name="ce48">
            <text:p>+8 866</text:p>
          </table:table-cell>
          <table:table-cell office:value-type="float" office:value="17.334350010753319" table:style-name="ce49">
            <text:p>+17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60818" table:style-name="ce61">
            <text:p>60 818</text:p>
          </table:table-cell>
          <table:table-cell office:value-type="float" office:value="14.083358998524927" table:style-name="ce62">
            <text:p>14,1<text:s text:c="5"/></text:p>
          </table:table-cell>
          <table:table-cell office:value-type="float" office:value="59008" table:style-name="ce63">
            <text:p>59 008</text:p>
          </table:table-cell>
          <table:table-cell office:value-type="float" office:value="13.905207619020688" table:style-name="ce64">
            <text:p>13,9<text:s text:c="5"/></text:p>
          </table:table-cell>
          <table:table-cell office:value-type="float" office:value="46154" table:style-name="ce63">
            <text:p>46 154</text:p>
          </table:table-cell>
          <table:table-cell office:value-type="float" office:value="14.625968906268817" table:style-name="ce64">
            <text:p>14,6<text:s text:c="5"/></text:p>
          </table:table-cell>
          <table:table-cell office:value-type="float" office:value="1810" table:style-name="ce48">
            <text:p>+1 810</text:p>
          </table:table-cell>
          <table:table-cell office:value-type="float" office:value="3.0673806941431669" table:style-name="ce49">
            <text:p>+3,1<text:s text:c="3"/></text:p>
          </table:table-cell>
          <table:table-cell office:value-type="float" office:value="14664" table:style-name="ce48">
            <text:p>+14 664</text:p>
          </table:table-cell>
          <table:table-cell office:value-type="float" office:value="31.771894093686353" table:style-name="ce49">
            <text:p>+31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87223" table:style-name="ce61">
            <text:p>87 223</text:p>
          </table:table-cell>
          <table:table-cell office:value-type="float" office:value="20.197849681481465" table:style-name="ce62">
            <text:p>20,2<text:s text:c="5"/></text:p>
          </table:table-cell>
          <table:table-cell office:value-type="float" office:value="84864" table:style-name="ce63">
            <text:p>84 864</text:p>
          </table:table-cell>
          <table:table-cell office:value-type="float" office:value="19.998161933645804" table:style-name="ce64">
            <text:p>20,0<text:s text:c="5"/></text:p>
          </table:table-cell>
          <table:table-cell office:value-type="float" office:value="62463" table:style-name="ce63">
            <text:p>62 463</text:p>
          </table:table-cell>
          <table:table-cell office:value-type="float" office:value="19.794208428137736" table:style-name="ce64">
            <text:p>19,8<text:s text:c="5"/></text:p>
          </table:table-cell>
          <table:table-cell office:value-type="float" office:value="2359" table:style-name="ce48">
            <text:p>+2 359</text:p>
          </table:table-cell>
          <table:table-cell office:value-type="float" office:value="2.7797417043740573" table:style-name="ce49">
            <text:p>+2,8<text:s text:c="3"/></text:p>
          </table:table-cell>
          <table:table-cell office:value-type="float" office:value="24760" table:style-name="ce48">
            <text:p>+24 760</text:p>
          </table:table-cell>
          <table:table-cell office:value-type="float" office:value="39.63946656420601" table:style-name="ce49">
            <text:p>+39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36082" table:style-name="ce61">
            <text:p>136 082</text:p>
          </table:table-cell>
          <table:table-cell office:value-type="float" office:value="31.511915209925828" table:style-name="ce62">
            <text:p>31,5<text:s text:c="5"/></text:p>
          </table:table-cell>
          <table:table-cell office:value-type="float" office:value="134167" table:style-name="ce63">
            <text:p>134 167</text:p>
          </table:table-cell>
          <table:table-cell office:value-type="float" office:value="31.616390838888769" table:style-name="ce64">
            <text:p>31,6<text:s text:c="5"/></text:p>
          </table:table-cell>
          <table:table-cell office:value-type="float" office:value="91221" table:style-name="ce63">
            <text:p>91 221</text:p>
          </table:table-cell>
          <table:table-cell office:value-type="float" office:value="28.907473016396146" table:style-name="ce64">
            <text:p>28,9<text:s text:c="5"/></text:p>
          </table:table-cell>
          <table:table-cell office:value-type="float" office:value="1915" table:style-name="ce48">
            <text:p>+1 915</text:p>
          </table:table-cell>
          <table:table-cell office:value-type="float" office:value="1.4273256463959094" table:style-name="ce49">
            <text:p>+1,4<text:s text:c="3"/></text:p>
          </table:table-cell>
          <table:table-cell office:value-type="float" office:value="44861" table:style-name="ce48">
            <text:p>+44 861</text:p>
          </table:table-cell>
          <table:table-cell office:value-type="float" office:value="49.178369015906426" table:style-name="ce49">
            <text:p>+49,2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7221" table:style-name="ce61">
            <text:p>57 221</text:p>
          </table:table-cell>
          <table:table-cell office:value-type="float" office:value="13.250417397063286" table:style-name="ce62">
            <text:p>13,3<text:s text:c="5"/></text:p>
          </table:table-cell>
          <table:table-cell office:value-type="float" office:value="57926" table:style-name="ce63">
            <text:p>57 926</text:p>
          </table:table-cell>
          <table:table-cell office:value-type="float" office:value="13.650234824759226" table:style-name="ce64">
            <text:p>13,7<text:s text:c="5"/></text:p>
          </table:table-cell>
          <table:table-cell office:value-type="float" office:value="41996" table:style-name="ce63">
            <text:p>41 996</text:p>
          </table:table-cell>
          <table:table-cell office:value-type="float" office:value="13.308319759666881" table:style-name="ce64">
            <text:p>13,3<text:s text:c="5"/></text:p>
          </table:table-cell>
          <table:table-cell office:value-type="float" office:value="-705" table:style-name="ce48">
            <text:p><text:s/>- 705</text:p>
          </table:table-cell>
          <table:table-cell office:value-type="float" office:value="-1.2170700548976281" table:style-name="ce49">
            <text:p>-1,2<text:s text:c="3"/></text:p>
          </table:table-cell>
          <table:table-cell office:value-type="float" office:value="15225" table:style-name="ce48">
            <text:p>+15 225</text:p>
          </table:table-cell>
          <table:table-cell office:value-type="float" office:value="36.253452709781882" table:style-name="ce49">
            <text:p>+36,3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90916" table:style-name="ce55">
            <text:p>190 91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88048" table:style-name="ce57">
            <text:p>188 04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38384" table:style-name="ce57">
            <text:p>138 38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868" table:style-name="ce39">
            <text:p>+2 868</text:p>
          </table:table-cell>
          <table:table-cell office:value-type="float" office:value="1.5251425168042203" table:style-name="ce40">
            <text:p>+1,5<text:s text:c="3"/></text:p>
          </table:table-cell>
          <table:table-cell office:value-type="float" office:value="52532" table:style-name="ce39">
            <text:p>+52 532</text:p>
          </table:table-cell>
          <table:table-cell office:value-type="float" office:value="37.961035957914206" table:style-name="ce40">
            <text:p>+3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3012" table:style-name="ce61">
            <text:p>23 012</text:p>
          </table:table-cell>
          <table:table-cell office:value-type="float" office:value="12.053468541138511" table:style-name="ce62">
            <text:p>12,1<text:s text:c="5"/></text:p>
          </table:table-cell>
          <table:table-cell office:value-type="float" office:value="23025" table:style-name="ce63">
            <text:p>23 025</text:p>
          </table:table-cell>
          <table:table-cell office:value-type="float" office:value="12.244214243171957" table:style-name="ce64">
            <text:p>12,2<text:s text:c="5"/></text:p>
          </table:table-cell>
          <table:table-cell office:value-type="float" office:value="15487" table:style-name="ce63">
            <text:p>15 487</text:p>
          </table:table-cell>
          <table:table-cell office:value-type="float" office:value="11.191322696265464" table:style-name="ce64">
            <text:p>11,2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5.6460369163952223E-2" table:style-name="ce49">
            <text:p>-0,1<text:s text:c="3"/></text:p>
          </table:table-cell>
          <table:table-cell office:value-type="float" office:value="7525" table:style-name="ce48">
            <text:p>+7 525</text:p>
          </table:table-cell>
          <table:table-cell office:value-type="float" office:value="48.589139278104213" table:style-name="ce49">
            <text:p>+4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67904" table:style-name="ce61">
            <text:p>167 904</text:p>
          </table:table-cell>
          <table:table-cell office:value-type="float" office:value="87.946531458861486" table:style-name="ce62">
            <text:p>87,9<text:s text:c="5"/></text:p>
          </table:table-cell>
          <table:table-cell office:value-type="float" office:value="165023" table:style-name="ce63">
            <text:p>165 023</text:p>
          </table:table-cell>
          <table:table-cell office:value-type="float" office:value="87.755785756828047" table:style-name="ce64">
            <text:p>87,8<text:s text:c="5"/></text:p>
          </table:table-cell>
          <table:table-cell office:value-type="float" office:value="122897" table:style-name="ce63">
            <text:p>122 897</text:p>
          </table:table-cell>
          <table:table-cell office:value-type="float" office:value="88.808677303734541" table:style-name="ce64">
            <text:p>88,8<text:s text:c="5"/></text:p>
          </table:table-cell>
          <table:table-cell office:value-type="float" office:value="2881" table:style-name="ce48">
            <text:p>+2 881</text:p>
          </table:table-cell>
          <table:table-cell office:value-type="float" office:value="1.7458172497167062" table:style-name="ce49">
            <text:p>+1,7<text:s text:c="3"/></text:p>
          </table:table-cell>
          <table:table-cell office:value-type="float" office:value="45007" table:style-name="ce48">
            <text:p>+45 007</text:p>
          </table:table-cell>
          <table:table-cell office:value-type="float" office:value="36.621723882600875" table:style-name="ce49">
            <text:p>+36,6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20737" table:style-name="ce61">
            <text:p>120 737</text:p>
          </table:table-cell>
          <table:table-cell office:value-type="float" office:value="63.240901757841151" table:style-name="ce62">
            <text:p>63,2<text:s text:c="5"/></text:p>
          </table:table-cell>
          <table:table-cell office:value-type="float" office:value="119935" table:style-name="ce63">
            <text:p>119 935</text:p>
          </table:table-cell>
          <table:table-cell office:value-type="float" office:value="63.77892878414022" table:style-name="ce64">
            <text:p>63,8<text:s text:c="5"/></text:p>
          </table:table-cell>
          <table:table-cell office:value-type="float" office:value="84198" table:style-name="ce63">
            <text:p>84 198</text:p>
          </table:table-cell>
          <table:table-cell office:value-type="float" office:value="60.843739160596598" table:style-name="ce64">
            <text:p>60,8<text:s text:c="5"/></text:p>
          </table:table-cell>
          <table:table-cell office:value-type="float" office:value="802" table:style-name="ce48">
            <text:p>+ 802</text:p>
          </table:table-cell>
          <table:table-cell office:value-type="float" office:value="0.66869554341935222" table:style-name="ce49">
            <text:p>+0,7<text:s text:c="3"/></text:p>
          </table:table-cell>
          <table:table-cell office:value-type="float" office:value="36539" table:style-name="ce48">
            <text:p>+36 539</text:p>
          </table:table-cell>
          <table:table-cell office:value-type="float" office:value="43.396517732012633" table:style-name="ce49">
            <text:p>+4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0179" table:style-name="ce61">
            <text:p>70 179</text:p>
          </table:table-cell>
          <table:table-cell office:value-type="float" office:value="36.759098242158856" table:style-name="ce62">
            <text:p>36,8<text:s text:c="5"/></text:p>
          </table:table-cell>
          <table:table-cell office:value-type="float" office:value="68113" table:style-name="ce63">
            <text:p>68 113</text:p>
          </table:table-cell>
          <table:table-cell office:value-type="float" office:value="36.22107121585978" table:style-name="ce64">
            <text:p>36,2<text:s text:c="5"/></text:p>
          </table:table-cell>
          <table:table-cell office:value-type="float" office:value="54186" table:style-name="ce63">
            <text:p>54 186</text:p>
          </table:table-cell>
          <table:table-cell office:value-type="float" office:value="39.156260839403402" table:style-name="ce64">
            <text:p>39,2<text:s text:c="5"/></text:p>
          </table:table-cell>
          <table:table-cell office:value-type="float" office:value="2066" table:style-name="ce48">
            <text:p>+2 066</text:p>
          </table:table-cell>
          <table:table-cell office:value-type="float" office:value="3.0331948379898108" table:style-name="ce49">
            <text:p>+3,0<text:s text:c="3"/></text:p>
          </table:table-cell>
          <table:table-cell office:value-type="float" office:value="15993" table:style-name="ce48">
            <text:p>+15 993</text:p>
          </table:table-cell>
          <table:table-cell office:value-type="float" office:value="29.515003875539808" table:style-name="ce49">
            <text:p>+29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3549" table:style-name="ce61">
            <text:p>13 549</text:p>
          </table:table-cell>
          <table:table-cell office:value-type="float" office:value="7.0968384001340912" table:style-name="ce62">
            <text:p>7,1<text:s text:c="5"/></text:p>
          </table:table-cell>
          <table:table-cell office:value-type="float" office:value="13704" table:style-name="ce63">
            <text:p>13 704</text:p>
          </table:table-cell>
          <table:table-cell office:value-type="float" office:value="7.2875010635582411" table:style-name="ce64">
            <text:p>7,3<text:s text:c="5"/></text:p>
          </table:table-cell>
          <table:table-cell office:value-type="float" office:value="11458" table:style-name="ce63">
            <text:p>11 458</text:p>
          </table:table-cell>
          <table:table-cell office:value-type="float" office:value="8.2798589432304315" table:style-name="ce64">
            <text:p>8,3<text:s text:c="5"/></text:p>
          </table:table-cell>
          <table:table-cell office:value-type="float" office:value="-155" table:style-name="ce48">
            <text:p><text:s/>- 155</text:p>
          </table:table-cell>
          <table:table-cell office:value-type="float" office:value="-1.1310566258026853" table:style-name="ce49">
            <text:p>-1,1<text:s text:c="3"/></text:p>
          </table:table-cell>
          <table:table-cell office:value-type="float" office:value="2091" table:style-name="ce48">
            <text:p>+2 091</text:p>
          </table:table-cell>
          <table:table-cell office:value-type="float" office:value="18.249258160237389" table:style-name="ce49">
            <text:p>+18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77367" table:style-name="ce61">
            <text:p>177 367</text:p>
          </table:table-cell>
          <table:table-cell office:value-type="float" office:value="92.903161599865911" table:style-name="ce62">
            <text:p>92,9<text:s text:c="5"/></text:p>
          </table:table-cell>
          <table:table-cell office:value-type="float" office:value="174344" table:style-name="ce63">
            <text:p>174 344</text:p>
          </table:table-cell>
          <table:table-cell office:value-type="float" office:value="92.712498936441762" table:style-name="ce64">
            <text:p>92,7<text:s text:c="5"/></text:p>
          </table:table-cell>
          <table:table-cell office:value-type="float" office:value="126926" table:style-name="ce63">
            <text:p>126 926</text:p>
          </table:table-cell>
          <table:table-cell office:value-type="float" office:value="91.720141056769563" table:style-name="ce64">
            <text:p>91,7<text:s text:c="5"/></text:p>
          </table:table-cell>
          <table:table-cell office:value-type="float" office:value="3023" table:style-name="ce48">
            <text:p>+3 023</text:p>
          </table:table-cell>
          <table:table-cell office:value-type="float" office:value="1.7339283256091405" table:style-name="ce49">
            <text:p>+1,7<text:s text:c="3"/></text:p>
          </table:table-cell>
          <table:table-cell office:value-type="float" office:value="50441" table:style-name="ce48">
            <text:p>+50 441</text:p>
          </table:table-cell>
          <table:table-cell office:value-type="float" office:value="39.740478704126815" table:style-name="ce49">
            <text:p>+39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4463" table:style-name="ce61">
            <text:p>14 463</text:p>
          </table:table-cell>
          <table:table-cell office:value-type="float" office:value="7.5755829789017151" table:style-name="ce62">
            <text:p>7,6<text:s text:c="5"/></text:p>
          </table:table-cell>
          <table:table-cell office:value-type="float" office:value="14041" table:style-name="ce63">
            <text:p>14 041</text:p>
          </table:table-cell>
          <table:table-cell office:value-type="float" office:value="7.4667106270739385" table:style-name="ce64">
            <text:p>7,5<text:s text:c="5"/></text:p>
          </table:table-cell>
          <table:table-cell office:value-type="float" office:value="10489" table:style-name="ce63">
            <text:p>10 489</text:p>
          </table:table-cell>
          <table:table-cell office:value-type="float" office:value="7.5796334836397277" table:style-name="ce64">
            <text:p>7,6<text:s text:c="5"/></text:p>
          </table:table-cell>
          <table:table-cell office:value-type="float" office:value="422" table:style-name="ce48">
            <text:p>+ 422</text:p>
          </table:table-cell>
          <table:table-cell office:value-type="float" office:value="3.005483939890321" table:style-name="ce49">
            <text:p>+3,0<text:s text:c="3"/></text:p>
          </table:table-cell>
          <table:table-cell office:value-type="float" office:value="3974" table:style-name="ce48">
            <text:p>+3 974</text:p>
          </table:table-cell>
          <table:table-cell office:value-type="float" office:value="37.887310515778431" table:style-name="ce49">
            <text:p>+37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246" table:style-name="ce61">
            <text:p>28 246</text:p>
          </table:table-cell>
          <table:table-cell office:value-type="float" office:value="14.794988371849399" table:style-name="ce62">
            <text:p>14,8<text:s text:c="5"/></text:p>
          </table:table-cell>
          <table:table-cell office:value-type="float" office:value="27822" table:style-name="ce63">
            <text:p>27 822</text:p>
          </table:table-cell>
          <table:table-cell office:value-type="float" office:value="14.795158682889475" table:style-name="ce64">
            <text:p>14,8<text:s text:c="5"/></text:p>
          </table:table-cell>
          <table:table-cell office:value-type="float" office:value="24679" table:style-name="ce63">
            <text:p>24 679</text:p>
          </table:table-cell>
          <table:table-cell office:value-type="float" office:value="17.83370909931784" table:style-name="ce64">
            <text:p>17,8<text:s text:c="5"/></text:p>
          </table:table-cell>
          <table:table-cell office:value-type="float" office:value="424" table:style-name="ce48">
            <text:p>+ 424</text:p>
          </table:table-cell>
          <table:table-cell office:value-type="float" office:value="1.5239738336568185" table:style-name="ce49">
            <text:p>+1,5<text:s text:c="3"/></text:p>
          </table:table-cell>
          <table:table-cell office:value-type="float" office:value="3567" table:style-name="ce48">
            <text:p>+3 567</text:p>
          </table:table-cell>
          <table:table-cell office:value-type="float" office:value="14.45358401880141" table:style-name="ce49">
            <text:p>+1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9764" table:style-name="ce61">
            <text:p>29 764</text:p>
          </table:table-cell>
          <table:table-cell office:value-type="float" office:value="15.590102453435017" table:style-name="ce62">
            <text:p>15,6<text:s text:c="5"/></text:p>
          </table:table-cell>
          <table:table-cell office:value-type="float" office:value="29055" table:style-name="ce63">
            <text:p>29 055</text:p>
          </table:table-cell>
          <table:table-cell office:value-type="float" office:value="15.450842338126435" table:style-name="ce64">
            <text:p>15,5<text:s text:c="5"/></text:p>
          </table:table-cell>
          <table:table-cell office:value-type="float" office:value="22846" table:style-name="ce63">
            <text:p>22 846</text:p>
          </table:table-cell>
          <table:table-cell office:value-type="float" office:value="16.509134003931088" table:style-name="ce64">
            <text:p>16,5<text:s text:c="5"/></text:p>
          </table:table-cell>
          <table:table-cell office:value-type="float" office:value="709" table:style-name="ce48">
            <text:p>+ 709</text:p>
          </table:table-cell>
          <table:table-cell office:value-type="float" office:value="2.4401996214076753" table:style-name="ce49">
            <text:p>+2,4<text:s text:c="3"/></text:p>
          </table:table-cell>
          <table:table-cell office:value-type="float" office:value="6918" table:style-name="ce48">
            <text:p>+6 918</text:p>
          </table:table-cell>
          <table:table-cell office:value-type="float" office:value="30.281011993346755" table:style-name="ce49">
            <text:p>+30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9578" table:style-name="ce61">
            <text:p>39 578</text:p>
          </table:table-cell>
          <table:table-cell office:value-type="float" office:value="20.73058308365983" table:style-name="ce62">
            <text:p>20,7<text:s text:c="5"/></text:p>
          </table:table-cell>
          <table:table-cell office:value-type="float" office:value="38759" table:style-name="ce63">
            <text:p>38 759</text:p>
          </table:table-cell>
          <table:table-cell office:value-type="float" office:value="20.611226920786184" table:style-name="ce64">
            <text:p>20,6<text:s text:c="5"/></text:p>
          </table:table-cell>
          <table:table-cell office:value-type="float" office:value="27850" table:style-name="ce63">
            <text:p>27 850</text:p>
          </table:table-cell>
          <table:table-cell office:value-type="float" office:value="20.12515897791652" table:style-name="ce64">
            <text:p>20,1<text:s text:c="5"/></text:p>
          </table:table-cell>
          <table:table-cell office:value-type="float" office:value="819" table:style-name="ce48">
            <text:p>+ 819</text:p>
          </table:table-cell>
          <table:table-cell office:value-type="float" office:value="2.1130576124255009" table:style-name="ce49">
            <text:p>+2,1<text:s text:c="3"/></text:p>
          </table:table-cell>
          <table:table-cell office:value-type="float" office:value="11728" table:style-name="ce48">
            <text:p>+11 728</text:p>
          </table:table-cell>
          <table:table-cell office:value-type="float" office:value="42.111310592459603" table:style-name="ce49">
            <text:p>+4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8113" table:style-name="ce61">
            <text:p>58 113</text:p>
          </table:table-cell>
          <table:table-cell office:value-type="float" office:value="30.439041253745103" table:style-name="ce62">
            <text:p>30,4<text:s text:c="5"/></text:p>
          </table:table-cell>
          <table:table-cell office:value-type="float" office:value="57485" table:style-name="ce63">
            <text:p>57 485</text:p>
          </table:table-cell>
          <table:table-cell office:value-type="float" office:value="30.569322726112482" table:style-name="ce64">
            <text:p>30,6<text:s text:c="5"/></text:p>
          </table:table-cell>
          <table:table-cell office:value-type="float" office:value="37699" table:style-name="ce63">
            <text:p>37 699</text:p>
          </table:table-cell>
          <table:table-cell office:value-type="float" office:value="27.242311249855472" table:style-name="ce64">
            <text:p>27,2<text:s text:c="5"/></text:p>
          </table:table-cell>
          <table:table-cell office:value-type="float" office:value="628" table:style-name="ce48">
            <text:p>+ 628</text:p>
          </table:table-cell>
          <table:table-cell office:value-type="float" office:value="1.092458902322345" table:style-name="ce49">
            <text:p>+1,1<text:s text:c="3"/></text:p>
          </table:table-cell>
          <table:table-cell office:value-type="float" office:value="20414" table:style-name="ce48">
            <text:p>+20 414</text:p>
          </table:table-cell>
          <table:table-cell office:value-type="float" office:value="54.149977452982831" table:style-name="ce49">
            <text:p>+5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0752" table:style-name="ce61">
            <text:p>20 752</text:p>
          </table:table-cell>
          <table:table-cell office:value-type="float" office:value="10.869701858408934" table:style-name="ce62">
            <text:p>10,9<text:s text:c="5"/></text:p>
          </table:table-cell>
          <table:table-cell office:value-type="float" office:value="20886" table:style-name="ce63">
            <text:p>20 886</text:p>
          </table:table-cell>
          <table:table-cell office:value-type="float" office:value="11.106738705011486" table:style-name="ce64">
            <text:p>11,1<text:s text:c="5"/></text:p>
          </table:table-cell>
          <table:table-cell office:value-type="float" office:value="14821" table:style-name="ce63">
            <text:p>14 821</text:p>
          </table:table-cell>
          <table:table-cell office:value-type="float" office:value="10.710053185339346" table:style-name="ce64">
            <text:p>10,7<text:s text:c="5"/></text:p>
          </table:table-cell>
          <table:table-cell office:value-type="float" office:value="-134" table:style-name="ce48">
            <text:p><text:s/>- 134</text:p>
          </table:table-cell>
          <table:table-cell office:value-type="float" office:value="-0.64157809058699611" table:style-name="ce49">
            <text:p>-0,6<text:s text:c="3"/></text:p>
          </table:table-cell>
          <table:table-cell office:value-type="float" office:value="5931" table:style-name="ce48">
            <text:p>+5 931</text:p>
          </table:table-cell>
          <table:table-cell office:value-type="float" office:value="40.017542675932802" table:style-name="ce49">
            <text:p>+40,0<text:s text:c="3"/></text:p>
          </table:table-cell>
          <table:table-cell table:number-columns-repeated="16372" table:style-name="ce1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40927" table:style-name="ce55">
            <text:p>240 927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36311" table:style-name="ce57">
            <text:p>236 31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7178" table:style-name="ce57">
            <text:p>177 17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616" table:style-name="ce39">
            <text:p>+4 616</text:p>
          </table:table-cell>
          <table:table-cell office:value-type="float" office:value="1.9533580747404904" table:style-name="ce40">
            <text:p>+2,0<text:s text:c="3"/></text:p>
          </table:table-cell>
          <table:table-cell office:value-type="float" office:value="63749" table:style-name="ce39">
            <text:p>+63 749</text:p>
          </table:table-cell>
          <table:table-cell office:value-type="float" office:value="35.980200702118772" table:style-name="ce40">
            <text:p>+3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7505" table:style-name="ce61">
            <text:p>27 505</text:p>
          </table:table-cell>
          <table:table-cell office:value-type="float" office:value="11.416321126316269" table:style-name="ce62">
            <text:p>11,4<text:s text:c="5"/></text:p>
          </table:table-cell>
          <table:table-cell office:value-type="float" office:value="27306" table:style-name="ce63">
            <text:p>27 306</text:p>
          </table:table-cell>
          <table:table-cell office:value-type="float" office:value="11.555111696027693" table:style-name="ce64">
            <text:p>11,6<text:s text:c="5"/></text:p>
          </table:table-cell>
          <table:table-cell office:value-type="float" office:value="18512" table:style-name="ce63">
            <text:p>18 512</text:p>
          </table:table-cell>
          <table:table-cell office:value-type="float" office:value="10.4482497827044" table:style-name="ce64">
            <text:p>10,4<text:s text:c="5"/></text:p>
          </table:table-cell>
          <table:table-cell office:value-type="float" office:value="199" table:style-name="ce48">
            <text:p>+ 199</text:p>
          </table:table-cell>
          <table:table-cell office:value-type="float" office:value="0.72877755804585076" table:style-name="ce49">
            <text:p>+0,7<text:s text:c="3"/></text:p>
          </table:table-cell>
          <table:table-cell office:value-type="float" office:value="8993" table:style-name="ce48">
            <text:p>+8 993</text:p>
          </table:table-cell>
          <table:table-cell office:value-type="float" office:value="48.579299913569578" table:style-name="ce49">
            <text:p>+4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13422" table:style-name="ce61">
            <text:p>213 422</text:p>
          </table:table-cell>
          <table:table-cell office:value-type="float" office:value="88.583678873683724" table:style-name="ce62">
            <text:p>88,6<text:s text:c="5"/></text:p>
          </table:table-cell>
          <table:table-cell office:value-type="float" office:value="209005" table:style-name="ce63">
            <text:p>209 005</text:p>
          </table:table-cell>
          <table:table-cell office:value-type="float" office:value="88.444888303972306" table:style-name="ce64">
            <text:p>88,4<text:s text:c="5"/></text:p>
          </table:table-cell>
          <table:table-cell office:value-type="float" office:value="158666" table:style-name="ce63">
            <text:p>158 666</text:p>
          </table:table-cell>
          <table:table-cell office:value-type="float" office:value="89.551750217295606" table:style-name="ce64">
            <text:p>89,6<text:s text:c="5"/></text:p>
          </table:table-cell>
          <table:table-cell office:value-type="float" office:value="4417" table:style-name="ce48">
            <text:p>+4 417</text:p>
          </table:table-cell>
          <table:table-cell office:value-type="float" office:value="2.1133465706562045" table:style-name="ce49">
            <text:p>+2,1<text:s text:c="3"/></text:p>
          </table:table-cell>
          <table:table-cell office:value-type="float" office:value="54756" table:style-name="ce48">
            <text:p>+54 756</text:p>
          </table:table-cell>
          <table:table-cell office:value-type="float" office:value="34.510229034575772" table:style-name="ce49">
            <text:p>+34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45206" table:style-name="ce61">
            <text:p>145 206</text:p>
          </table:table-cell>
          <table:table-cell office:value-type="float" office:value="60.269708251877127" table:style-name="ce62">
            <text:p>60,3<text:s text:c="5"/></text:p>
          </table:table-cell>
          <table:table-cell office:value-type="float" office:value="143248" table:style-name="ce63">
            <text:p>143 248</text:p>
          </table:table-cell>
          <table:table-cell office:value-type="float" office:value="60.618422333281138" table:style-name="ce64">
            <text:p>60,6<text:s text:c="5"/></text:p>
          </table:table-cell>
          <table:table-cell office:value-type="float" office:value="105573" table:style-name="ce63">
            <text:p>105 573</text:p>
          </table:table-cell>
          <table:table-cell office:value-type="float" office:value="59.585840228470801" table:style-name="ce64">
            <text:p>59,6<text:s text:c="5"/></text:p>
          </table:table-cell>
          <table:table-cell office:value-type="float" office:value="1958" table:style-name="ce48">
            <text:p>+1 958</text:p>
          </table:table-cell>
          <table:table-cell office:value-type="float" office:value="1.366860270300458" table:style-name="ce49">
            <text:p>+1,4<text:s text:c="3"/></text:p>
          </table:table-cell>
          <table:table-cell office:value-type="float" office:value="39633" table:style-name="ce48">
            <text:p>+39 633</text:p>
          </table:table-cell>
          <table:table-cell office:value-type="float" office:value="37.540848512403741" table:style-name="ce49">
            <text:p>+37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95721" table:style-name="ce61">
            <text:p>95 721</text:p>
          </table:table-cell>
          <table:table-cell office:value-type="float" office:value="39.730291748122873" table:style-name="ce62">
            <text:p>39,7<text:s text:c="5"/></text:p>
          </table:table-cell>
          <table:table-cell office:value-type="float" office:value="93063" table:style-name="ce63">
            <text:p>93 063</text:p>
          </table:table-cell>
          <table:table-cell office:value-type="float" office:value="39.381577666718862" table:style-name="ce64">
            <text:p>39,4<text:s text:c="5"/></text:p>
          </table:table-cell>
          <table:table-cell office:value-type="float" office:value="71605" table:style-name="ce63">
            <text:p>71 605</text:p>
          </table:table-cell>
          <table:table-cell office:value-type="float" office:value="40.414159771529192" table:style-name="ce64">
            <text:p>40,4<text:s text:c="5"/></text:p>
          </table:table-cell>
          <table:table-cell office:value-type="float" office:value="2658" table:style-name="ce48">
            <text:p>+2 658</text:p>
          </table:table-cell>
          <table:table-cell office:value-type="float" office:value="2.8561297185777375" table:style-name="ce49">
            <text:p>+2,9<text:s text:c="3"/></text:p>
          </table:table-cell>
          <table:table-cell office:value-type="float" office:value="24116" table:style-name="ce48">
            <text:p>+24 116</text:p>
          </table:table-cell>
          <table:table-cell office:value-type="float" office:value="33.679212345506599" table:style-name="ce49">
            <text:p>+33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0463" table:style-name="ce61">
            <text:p>20 463</text:p>
          </table:table-cell>
          <table:table-cell office:value-type="float" office:value="8.4934440722708526" table:style-name="ce62">
            <text:p>8,5<text:s text:c="5"/></text:p>
          </table:table-cell>
          <table:table-cell office:value-type="float" office:value="20716" table:style-name="ce63">
            <text:p>20 716</text:p>
          </table:table-cell>
          <table:table-cell office:value-type="float" office:value="8.7664137513700169" table:style-name="ce64">
            <text:p>8,8<text:s text:c="5"/></text:p>
          </table:table-cell>
          <table:table-cell office:value-type="float" office:value="17652" table:style-name="ce63">
            <text:p>17 652</text:p>
          </table:table-cell>
          <table:table-cell office:value-type="float" office:value="9.9628622063687367" table:style-name="ce64">
            <text:p>10,0<text:s text:c="5"/></text:p>
          </table:table-cell>
          <table:table-cell office:value-type="float" office:value="-253" table:style-name="ce48">
            <text:p><text:s/>- 253</text:p>
          </table:table-cell>
          <table:table-cell office:value-type="float" office:value="-1.2212782390422861" table:style-name="ce49">
            <text:p>-1,2<text:s text:c="3"/></text:p>
          </table:table-cell>
          <table:table-cell office:value-type="float" office:value="2811" table:style-name="ce48">
            <text:p>+2 811</text:p>
          </table:table-cell>
          <table:table-cell office:value-type="float" office:value="15.924541128484023" table:style-name="ce49">
            <text:p>+1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20464" table:style-name="ce61">
            <text:p>220 464</text:p>
          </table:table-cell>
          <table:table-cell office:value-type="float" office:value="91.506555927729153" table:style-name="ce62">
            <text:p>91,5<text:s text:c="5"/></text:p>
          </table:table-cell>
          <table:table-cell office:value-type="float" office:value="215595" table:style-name="ce63">
            <text:p>215 595</text:p>
          </table:table-cell>
          <table:table-cell office:value-type="float" office:value="91.23358624862999" table:style-name="ce64">
            <text:p>91,2<text:s text:c="5"/></text:p>
          </table:table-cell>
          <table:table-cell office:value-type="float" office:value="159526" table:style-name="ce63">
            <text:p>159 526</text:p>
          </table:table-cell>
          <table:table-cell office:value-type="float" office:value="90.03713779363126" table:style-name="ce64">
            <text:p>90,0<text:s text:c="5"/></text:p>
          </table:table-cell>
          <table:table-cell office:value-type="float" office:value="4869" table:style-name="ce48">
            <text:p>+4 869</text:p>
          </table:table-cell>
          <table:table-cell office:value-type="float" office:value="2.2584011688582759" table:style-name="ce49">
            <text:p>+2,3<text:s text:c="3"/></text:p>
          </table:table-cell>
          <table:table-cell office:value-type="float" office:value="60938" table:style-name="ce48">
            <text:p>+60 938</text:p>
          </table:table-cell>
          <table:table-cell office:value-type="float" office:value="38.199415769216301" table:style-name="ce49">
            <text:p>+38,2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6023" table:style-name="ce61">
            <text:p>16 023</text:p>
          </table:table-cell>
          <table:table-cell office:value-type="float" office:value="6.6505622034890228" table:style-name="ce62">
            <text:p>6,7<text:s text:c="5"/></text:p>
          </table:table-cell>
          <table:table-cell office:value-type="float" office:value="15449" table:style-name="ce63">
            <text:p>15 449</text:p>
          </table:table-cell>
          <table:table-cell office:value-type="float" office:value="6.5375712514440716" table:style-name="ce64">
            <text:p>6,5<text:s text:c="5"/></text:p>
          </table:table-cell>
          <table:table-cell office:value-type="float" office:value="12092" table:style-name="ce63">
            <text:p>12 092</text:p>
          </table:table-cell>
          <table:table-cell office:value-type="float" office:value="6.8247750849428259" table:style-name="ce64">
            <text:p>6,8<text:s text:c="5"/></text:p>
          </table:table-cell>
          <table:table-cell office:value-type="float" office:value="574" table:style-name="ce48">
            <text:p>+ 574</text:p>
          </table:table-cell>
          <table:table-cell office:value-type="float" office:value="3.7154508382419573" table:style-name="ce49">
            <text:p>+3,7<text:s text:c="3"/></text:p>
          </table:table-cell>
          <table:table-cell office:value-type="float" office:value="3931" table:style-name="ce48">
            <text:p>+3 931</text:p>
          </table:table-cell>
          <table:table-cell office:value-type="float" office:value="32.509096923585837" table:style-name="ce49">
            <text:p>+3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1767" table:style-name="ce61">
            <text:p>31 767</text:p>
          </table:table-cell>
          <table:table-cell office:value-type="float" office:value="13.185321694953242" table:style-name="ce62">
            <text:p>13,2<text:s text:c="5"/></text:p>
          </table:table-cell>
          <table:table-cell office:value-type="float" office:value="31082" table:style-name="ce63">
            <text:p>31 082</text:p>
          </table:table-cell>
          <table:table-cell office:value-type="float" office:value="13.153005996335338" table:style-name="ce64">
            <text:p>13,2<text:s text:c="5"/></text:p>
          </table:table-cell>
          <table:table-cell office:value-type="float" office:value="26468" table:style-name="ce63">
            <text:p>26 468</text:p>
          </table:table-cell>
          <table:table-cell office:value-type="float" office:value="14.938649267967808" table:style-name="ce64">
            <text:p>14,9<text:s text:c="5"/></text:p>
          </table:table-cell>
          <table:table-cell office:value-type="float" office:value="685" table:style-name="ce48">
            <text:p>+ 685</text:p>
          </table:table-cell>
          <table:table-cell office:value-type="float" office:value="2.203847886236407" table:style-name="ce49">
            <text:p>+2,2<text:s text:c="3"/></text:p>
          </table:table-cell>
          <table:table-cell office:value-type="float" office:value="5299" table:style-name="ce48">
            <text:p>+5 299</text:p>
          </table:table-cell>
          <table:table-cell office:value-type="float" office:value="20.020401994861718" table:style-name="ce49">
            <text:p>+2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31054" table:style-name="ce61">
            <text:p>31 054</text:p>
          </table:table-cell>
          <table:table-cell office:value-type="float" office:value="12.889381430889854" table:style-name="ce62">
            <text:p>12,9<text:s text:c="5"/></text:p>
          </table:table-cell>
          <table:table-cell office:value-type="float" office:value="29953" table:style-name="ce63">
            <text:p>29 953</text:p>
          </table:table-cell>
          <table:table-cell office:value-type="float" office:value="12.675245756651194" table:style-name="ce64">
            <text:p>12,7<text:s text:c="5"/></text:p>
          </table:table-cell>
          <table:table-cell office:value-type="float" office:value="23308" table:style-name="ce63">
            <text:p>23 308</text:p>
          </table:table-cell>
          <table:table-cell office:value-type="float" office:value="13.155132127013511" table:style-name="ce64">
            <text:p>13,2<text:s text:c="5"/></text:p>
          </table:table-cell>
          <table:table-cell office:value-type="float" office:value="1101" table:style-name="ce48">
            <text:p>+1 101</text:p>
          </table:table-cell>
          <table:table-cell office:value-type="float" office:value="3.6757586886121589" table:style-name="ce49">
            <text:p>+3,7<text:s text:c="3"/></text:p>
          </table:table-cell>
          <table:table-cell office:value-type="float" office:value="7746" table:style-name="ce48">
            <text:p>+7 746</text:p>
          </table:table-cell>
          <table:table-cell office:value-type="float" office:value="33.233224643899092" table:style-name="ce49">
            <text:p>+3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7645" table:style-name="ce61">
            <text:p>47 645</text:p>
          </table:table-cell>
          <table:table-cell office:value-type="float" office:value="19.775699693268084" table:style-name="ce62">
            <text:p>19,8<text:s text:c="5"/></text:p>
          </table:table-cell>
          <table:table-cell office:value-type="float" office:value="46105" table:style-name="ce63">
            <text:p>46 105</text:p>
          </table:table-cell>
          <table:table-cell office:value-type="float" office:value="19.510306333602752" table:style-name="ce64">
            <text:p>19,5<text:s text:c="5"/></text:p>
          </table:table-cell>
          <table:table-cell office:value-type="float" office:value="34613" table:style-name="ce63">
            <text:p>34 613</text:p>
          </table:table-cell>
          <table:table-cell office:value-type="float" office:value="19.535721139193356" table:style-name="ce64">
            <text:p>19,5<text:s text:c="5"/></text:p>
          </table:table-cell>
          <table:table-cell office:value-type="float" office:value="1540" table:style-name="ce48">
            <text:p>+1 540</text:p>
          </table:table-cell>
          <table:table-cell office:value-type="float" office:value="3.3402017134800994" table:style-name="ce49">
            <text:p>+3,3<text:s text:c="3"/></text:p>
          </table:table-cell>
          <table:table-cell office:value-type="float" office:value="13032" table:style-name="ce48">
            <text:p>+13 032</text:p>
          </table:table-cell>
          <table:table-cell office:value-type="float" office:value="37.650593707566522" table:style-name="ce49">
            <text:p>+37,7<text:s text:c="3"/></text:p>
          </table:table-cell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7969" table:style-name="ce61">
            <text:p>77 969</text:p>
          </table:table-cell>
          <table:table-cell office:value-type="float" office:value="32.362084780867235" table:style-name="ce62">
            <text:p>32,4<text:s text:c="5"/></text:p>
          </table:table-cell>
          <table:table-cell office:value-type="float" office:value="76682" table:style-name="ce63">
            <text:p>76 682</text:p>
          </table:table-cell>
          <table:table-cell office:value-type="float" office:value="32.449610894118344" table:style-name="ce64">
            <text:p>32,4<text:s text:c="5"/></text:p>
          </table:table-cell>
          <table:table-cell office:value-type="float" office:value="53522" table:style-name="ce63">
            <text:p>53 522</text:p>
          </table:table-cell>
          <table:table-cell office:value-type="float" office:value="30.208039372834101" table:style-name="ce64">
            <text:p>30,2<text:s text:c="5"/></text:p>
          </table:table-cell>
          <table:table-cell office:value-type="float" office:value="1287" table:style-name="ce48">
            <text:p>+1 287</text:p>
          </table:table-cell>
          <table:table-cell office:value-type="float" office:value="1.6783599801778775" table:style-name="ce49">
            <text:p>+1,7<text:s text:c="3"/></text:p>
          </table:table-cell>
          <table:table-cell office:value-type="float" office:value="24447" table:style-name="ce48">
            <text:p>+24 447</text:p>
          </table:table-cell>
          <table:table-cell office:value-type="float" office:value="45.676544224804758" table:style-name="ce49">
            <text:p>+4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6469" table:style-name="ce61">
            <text:p>36 469</text:p>
          </table:table-cell>
          <table:table-cell office:value-type="float" office:value="15.136950196532558" table:style-name="ce62">
            <text:p>15,1<text:s text:c="5"/></text:p>
          </table:table-cell>
          <table:table-cell office:value-type="float" office:value="37040" table:style-name="ce63">
            <text:p>37 040</text:p>
          </table:table-cell>
          <table:table-cell office:value-type="float" office:value="15.6742597678483" table:style-name="ce64">
            <text:p>15,7<text:s text:c="5"/></text:p>
          </table:table-cell>
          <table:table-cell office:value-type="float" office:value="27175" table:style-name="ce63">
            <text:p>27 175</text:p>
          </table:table-cell>
          <table:table-cell office:value-type="float" office:value="15.337683008048403" table:style-name="ce64">
            <text:p>15,3<text:s text:c="5"/></text:p>
          </table:table-cell>
          <table:table-cell office:value-type="float" office:value="-571" table:style-name="ce48">
            <text:p><text:s/>- 571</text:p>
          </table:table-cell>
          <table:table-cell office:value-type="float" office:value="-1.5415766738660908" table:style-name="ce49">
            <text:p>-1,5<text:s text:c="3"/></text:p>
          </table:table-cell>
          <table:table-cell office:value-type="float" office:value="9294" table:style-name="ce48">
            <text:p>+9 294</text:p>
          </table:table-cell>
          <table:table-cell office:value-type="float" office:value="34.200551977920881" table:style-name="ce49">
            <text:p>+34,2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6962in" svg:y="0.24054in" svg:width="1.88806in" svg:height="0.52852in">
                <draw:text-box>
                  <text:p text:style-name="a23" text:class-names="" text:cond-style-name=""><text:span text:style-name="a21" text:class-names="">FEVEREIR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526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69166" table:style-name="ce35">
            <text:p>569 16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59220" table:style-name="ce37">
            <text:p>559 22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34349" table:style-name="ce37">
            <text:p>434 34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9946" table:style-name="ce39">
            <text:p>+9 946</text:p>
          </table:table-cell>
          <table:table-cell office:value-type="float" office:value="1.778548692822145" table:style-name="ce40">
            <text:p>+1,8<text:s text:c="3"/></text:p>
          </table:table-cell>
          <table:table-cell office:value-type="float" office:value="134817" table:style-name="ce39">
            <text:p>+134 817</text:p>
          </table:table-cell>
          <table:table-cell office:value-type="float" office:value="31.038865060124461" table:style-name="ce40">
            <text:p>+31,0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404456" table:style-name="ce44">
            <text:p>404 456</text:p>
          </table:table-cell>
          <table:table-cell office:value-type="float" office:value="71.061166689507104" table:style-name="ce45">
            <text:p>71,1<text:s text:c="5"/></text:p>
          </table:table-cell>
          <table:table-cell office:value-type="float" office:value="396978" table:style-name="ce46">
            <text:p>396 978</text:p>
          </table:table-cell>
          <table:table-cell office:value-type="float" office:value="70.987804441901218" table:style-name="ce47">
            <text:p>71,0<text:s text:c="5"/></text:p>
          </table:table-cell>
          <table:table-cell office:value-type="float" office:value="293016" table:style-name="ce46">
            <text:p>293 016</text:p>
          </table:table-cell>
          <table:table-cell office:value-type="float" office:value="67.460958814225421" table:style-name="ce47">
            <text:p>67,5<text:s text:c="5"/></text:p>
          </table:table-cell>
          <table:table-cell office:value-type="float" office:value="7478" table:style-name="ce48">
            <text:p>+7 478</text:p>
          </table:table-cell>
          <table:table-cell office:value-type="float" office:value="1.8837315921789117" table:style-name="ce49">
            <text:p>+1,9<text:s text:c="3"/></text:p>
          </table:table-cell>
          <table:table-cell office:value-type="float" office:value="111440" table:style-name="ce48">
            <text:p>+111 440</text:p>
          </table:table-cell>
          <table:table-cell office:value-type="float" office:value="38.03205285718186" table:style-name="ce49">
            <text:p>+38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4685" table:style-name="ce44">
            <text:p>44 685</text:p>
          </table:table-cell>
          <table:table-cell office:value-type="float" office:value="7.8509608796027877" table:style-name="ce45">
            <text:p>7,9<text:s text:c="5"/></text:p>
          </table:table-cell>
          <table:table-cell office:value-type="float" office:value="44325" table:style-name="ce46">
            <text:p>44 325</text:p>
          </table:table-cell>
          <table:table-cell office:value-type="float" office:value="7.9262186617073782" table:style-name="ce47">
            <text:p>7,9<text:s text:c="5"/></text:p>
          </table:table-cell>
          <table:table-cell office:value-type="float" office:value="36825" table:style-name="ce46">
            <text:p>36 825</text:p>
          </table:table-cell>
          <table:table-cell office:value-type="float" office:value="8.4782053141598119" table:style-name="ce47">
            <text:p>8,5<text:s text:c="5"/></text:p>
          </table:table-cell>
          <table:table-cell office:value-type="float" office:value="360" table:style-name="ce48">
            <text:p>+ 360</text:p>
          </table:table-cell>
          <table:table-cell office:value-type="float" office:value="0.81218274111675126" table:style-name="ce49">
            <text:p>+0,8<text:s text:c="3"/></text:p>
          </table:table-cell>
          <table:table-cell office:value-type="float" office:value="7860" table:style-name="ce48">
            <text:p>+7 860</text:p>
          </table:table-cell>
          <table:table-cell office:value-type="float" office:value="21.344195519348268" table:style-name="ce49">
            <text:p>+21,3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104333" table:style-name="ce44">
            <text:p>104 333</text:p>
          </table:table-cell>
          <table:table-cell office:value-type="float" office:value="18.330856024428726" table:style-name="ce45">
            <text:p>18,3<text:s text:c="5"/></text:p>
          </table:table-cell>
          <table:table-cell office:value-type="float" office:value="101659" table:style-name="ce46">
            <text:p>101 659</text:p>
          </table:table-cell>
          <table:table-cell office:value-type="float" office:value="18.178713207682129" table:style-name="ce47">
            <text:p>18,2<text:s text:c="5"/></text:p>
          </table:table-cell>
          <table:table-cell office:value-type="float" office:value="81535" table:style-name="ce46">
            <text:p>81 535</text:p>
          </table:table-cell>
          <table:table-cell office:value-type="float" office:value="18.771771087305371" table:style-name="ce47">
            <text:p>18,8<text:s text:c="5"/></text:p>
          </table:table-cell>
          <table:table-cell office:value-type="float" office:value="2674" table:style-name="ce48">
            <text:p>+2 674</text:p>
          </table:table-cell>
          <table:table-cell office:value-type="float" office:value="2.6303622896152823" table:style-name="ce49">
            <text:p>+2,6<text:s text:c="3"/></text:p>
          </table:table-cell>
          <table:table-cell office:value-type="float" office:value="22798" table:style-name="ce48">
            <text:p>+22 798</text:p>
          </table:table-cell>
          <table:table-cell office:value-type="float" office:value="27.960998344269335" table:style-name="ce49">
            <text:p>+28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5692" table:style-name="ce44">
            <text:p>15 692</text:p>
          </table:table-cell>
          <table:table-cell office:value-type="float" office:value="2.7570164064613838" table:style-name="ce45">
            <text:p>2,8<text:s text:c="5"/></text:p>
          </table:table-cell>
          <table:table-cell office:value-type="float" office:value="16258" table:style-name="ce46">
            <text:p>16 258</text:p>
          </table:table-cell>
          <table:table-cell office:value-type="float" office:value="2.9072636887092735" table:style-name="ce47">
            <text:p>2,9<text:s text:c="5"/></text:p>
          </table:table-cell>
          <table:table-cell office:value-type="float" office:value="22973" table:style-name="ce46">
            <text:p>22 973</text:p>
          </table:table-cell>
          <table:table-cell office:value-type="float" office:value="5.2890647843093923" table:style-name="ce47">
            <text:p>5,3<text:s text:c="5"/></text:p>
          </table:table-cell>
          <table:table-cell office:value-type="float" office:value="-566" table:style-name="ce48">
            <text:p><text:s/>- 566</text:p>
          </table:table-cell>
          <table:table-cell office:value-type="float" office:value="-3.4813630212818305" table:style-name="ce49">
            <text:p>-3,5<text:s text:c="3"/></text:p>
          </table:table-cell>
          <table:table-cell office:value-type="float" office:value="-7281" table:style-name="ce48">
            <text:p><text:s/>-7 281</text:p>
          </table:table-cell>
          <table:table-cell office:value-type="float" office:value="-31.693727419144214" table:style-name="ce49">
            <text:p>-31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404456" table:style-name="ce55">
            <text:p>404 45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96978" table:style-name="ce57">
            <text:p>396 97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93016" table:style-name="ce57">
            <text:p>293 01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7478" table:style-name="ce39">
            <text:p>+7 478</text:p>
          </table:table-cell>
          <table:table-cell office:value-type="float" office:value="1.8837315921789117" table:style-name="ce40">
            <text:p>+1,9<text:s text:c="3"/></text:p>
          </table:table-cell>
          <table:table-cell office:value-type="float" office:value="111440" table:style-name="ce39">
            <text:p>+111 440</text:p>
          </table:table-cell>
          <table:table-cell office:value-type="float" office:value="38.03205285718186" table:style-name="ce40">
            <text:p>+38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77921" table:style-name="ce61">
            <text:p>177 921</text:p>
          </table:table-cell>
          <table:table-cell office:value-type="float" office:value="43.9901991811223" table:style-name="ce62">
            <text:p>44,0<text:s text:c="5"/></text:p>
          </table:table-cell>
          <table:table-cell office:value-type="float" office:value="175032" table:style-name="ce63">
            <text:p>175 032</text:p>
          </table:table-cell>
          <table:table-cell office:value-type="float" office:value="44.09110832338316" table:style-name="ce64">
            <text:p>44,1<text:s text:c="5"/></text:p>
          </table:table-cell>
          <table:table-cell office:value-type="float" office:value="127711" table:style-name="ce63">
            <text:p>127 711</text:p>
          </table:table-cell>
          <table:table-cell office:value-type="float" office:value="43.584991945832307" table:style-name="ce64">
            <text:p>43,6<text:s text:c="5"/></text:p>
          </table:table-cell>
          <table:table-cell office:value-type="float" office:value="2889" table:style-name="ce48">
            <text:p>+2 889</text:p>
          </table:table-cell>
          <table:table-cell office:value-type="float" office:value="1.650555327025915" table:style-name="ce49">
            <text:p>+1,7<text:s text:c="3"/></text:p>
          </table:table-cell>
          <table:table-cell office:value-type="float" office:value="50210" table:style-name="ce48">
            <text:p>+50 210</text:p>
          </table:table-cell>
          <table:table-cell office:value-type="float" office:value="39.315329141577465" table:style-name="ce49">
            <text:p>+39,3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26535" table:style-name="ce61">
            <text:p>226 535</text:p>
          </table:table-cell>
          <table:table-cell office:value-type="float" office:value="56.0098008188777" table:style-name="ce62">
            <text:p>56,0<text:s text:c="5"/></text:p>
          </table:table-cell>
          <table:table-cell office:value-type="float" office:value="221946" table:style-name="ce63">
            <text:p>221 946</text:p>
          </table:table-cell>
          <table:table-cell office:value-type="float" office:value="55.908891676616847" table:style-name="ce64">
            <text:p>55,9<text:s text:c="5"/></text:p>
          </table:table-cell>
          <table:table-cell office:value-type="float" office:value="165305" table:style-name="ce63">
            <text:p>165 305</text:p>
          </table:table-cell>
          <table:table-cell office:value-type="float" office:value="56.415008054167693" table:style-name="ce64">
            <text:p>56,4<text:s text:c="5"/></text:p>
          </table:table-cell>
          <table:table-cell office:value-type="float" office:value="4589" table:style-name="ce48">
            <text:p>+4 589</text:p>
          </table:table-cell>
          <table:table-cell office:value-type="float" office:value="2.0676200517242931" table:style-name="ce49">
            <text:p>+2,1<text:s text:c="3"/></text:p>
          </table:table-cell>
          <table:table-cell office:value-type="float" office:value="61230" table:style-name="ce48">
            <text:p>+61 230</text:p>
          </table:table-cell>
          <table:table-cell office:value-type="float" office:value="37.040621880765855" table:style-name="ce49">
            <text:p>+37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46751" table:style-name="ce61">
            <text:p>46 751</text:p>
          </table:table-cell>
          <table:table-cell office:value-type="float" office:value="11.55898293015804" table:style-name="ce62">
            <text:p>11,6<text:s text:c="5"/></text:p>
          </table:table-cell>
          <table:table-cell office:value-type="float" office:value="46451" table:style-name="ce63">
            <text:p>46 451</text:p>
          </table:table-cell>
          <table:table-cell office:value-type="float" office:value="11.70115220490808" table:style-name="ce64">
            <text:p>11,7<text:s text:c="5"/></text:p>
          </table:table-cell>
          <table:table-cell office:value-type="float" office:value="31281" table:style-name="ce63">
            <text:p>31 281</text:p>
          </table:table-cell>
          <table:table-cell office:value-type="float" office:value="10.675526251126218" table:style-name="ce64">
            <text:p>10,7<text:s text:c="5"/></text:p>
          </table:table-cell>
          <table:table-cell office:value-type="float" office:value="300" table:style-name="ce48">
            <text:p>+ 300</text:p>
          </table:table-cell>
          <table:table-cell office:value-type="float" office:value="0.6458418548578071" table:style-name="ce49">
            <text:p>+0,6<text:s text:c="3"/></text:p>
          </table:table-cell>
          <table:table-cell office:value-type="float" office:value="15470" table:style-name="ce48">
            <text:p>+15 470</text:p>
          </table:table-cell>
          <table:table-cell office:value-type="float" office:value="49.454940698826768" table:style-name="ce49">
            <text:p>+49,5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57705" table:style-name="ce61">
            <text:p>357 705</text:p>
          </table:table-cell>
          <table:table-cell office:value-type="float" office:value="88.441017069841962" table:style-name="ce62">
            <text:p>88,4<text:s text:c="5"/></text:p>
          </table:table-cell>
          <table:table-cell office:value-type="float" office:value="350527" table:style-name="ce63">
            <text:p>350 527</text:p>
          </table:table-cell>
          <table:table-cell office:value-type="float" office:value="88.298847795091916" table:style-name="ce64">
            <text:p>88,3<text:s text:c="5"/></text:p>
          </table:table-cell>
          <table:table-cell office:value-type="float" office:value="261735" table:style-name="ce63">
            <text:p>261 735</text:p>
          </table:table-cell>
          <table:table-cell office:value-type="float" office:value="89.324473748873771" table:style-name="ce64">
            <text:p>89,3<text:s text:c="5"/></text:p>
          </table:table-cell>
          <table:table-cell office:value-type="float" office:value="7178" table:style-name="ce48">
            <text:p>+7 178</text:p>
          </table:table-cell>
          <table:table-cell office:value-type="float" office:value="2.0477737806217493" table:style-name="ce49">
            <text:p>+2,0<text:s text:c="3"/></text:p>
          </table:table-cell>
          <table:table-cell office:value-type="float" office:value="95970" table:style-name="ce48">
            <text:p>+95 970</text:p>
          </table:table-cell>
          <table:table-cell office:value-type="float" office:value="36.666857699581641" table:style-name="ce49">
            <text:p>+36,7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51449" table:style-name="ce61">
            <text:p>251 449</text:p>
          </table:table-cell>
          <table:table-cell office:value-type="float" office:value="62.169679767391258" table:style-name="ce62">
            <text:p>62,2<text:s text:c="5"/></text:p>
          </table:table-cell>
          <table:table-cell office:value-type="float" office:value="248488" table:style-name="ce63">
            <text:p>248 488</text:p>
          </table:table-cell>
          <table:table-cell office:value-type="float" office:value="62.594904503524127" table:style-name="ce64">
            <text:p>62,6<text:s text:c="5"/></text:p>
          </table:table-cell>
          <table:table-cell office:value-type="float" office:value="177472" table:style-name="ce63">
            <text:p>177 472</text:p>
          </table:table-cell>
          <table:table-cell office:value-type="float" office:value="60.567341032571598" table:style-name="ce64">
            <text:p>60,6<text:s text:c="5"/></text:p>
          </table:table-cell>
          <table:table-cell office:value-type="float" office:value="2961" table:style-name="ce48">
            <text:p>+2 961</text:p>
          </table:table-cell>
          <table:table-cell office:value-type="float" office:value="1.1916068381571747" table:style-name="ce49">
            <text:p>+1,2<text:s text:c="3"/></text:p>
          </table:table-cell>
          <table:table-cell office:value-type="float" office:value="73977" table:style-name="ce48">
            <text:p>+73 977</text:p>
          </table:table-cell>
          <table:table-cell office:value-type="float" office:value="41.683758564731335" table:style-name="ce49">
            <text:p>+41,7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53007" table:style-name="ce61">
            <text:p>153 007</text:p>
          </table:table-cell>
          <table:table-cell office:value-type="float" office:value="37.830320232608742" table:style-name="ce62">
            <text:p>37,8<text:s text:c="5"/></text:p>
          </table:table-cell>
          <table:table-cell office:value-type="float" office:value="148490" table:style-name="ce63">
            <text:p>148 490</text:p>
          </table:table-cell>
          <table:table-cell office:value-type="float" office:value="37.405095496475873" table:style-name="ce64">
            <text:p>37,4<text:s text:c="5"/></text:p>
          </table:table-cell>
          <table:table-cell office:value-type="float" office:value="115544" table:style-name="ce63">
            <text:p>115 544</text:p>
          </table:table-cell>
          <table:table-cell office:value-type="float" office:value="39.432658967428402" table:style-name="ce64">
            <text:p>39,4<text:s text:c="5"/></text:p>
          </table:table-cell>
          <table:table-cell office:value-type="float" office:value="4517" table:style-name="ce48">
            <text:p>+4 517</text:p>
          </table:table-cell>
          <table:table-cell office:value-type="float" office:value="3.0419556872516669" table:style-name="ce49">
            <text:p>+3,0<text:s text:c="3"/></text:p>
          </table:table-cell>
          <table:table-cell office:value-type="float" office:value="37463" table:style-name="ce48">
            <text:p>+37 463</text:p>
          </table:table-cell>
          <table:table-cell office:value-type="float" office:value="32.423146160769925" table:style-name="ce49">
            <text:p>+32,4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1702" table:style-name="ce61">
            <text:p>31 702</text:p>
          </table:table-cell>
          <table:table-cell office:value-type="float" office:value="7.8381826453310124" table:style-name="ce62">
            <text:p>7,8<text:s text:c="5"/></text:p>
          </table:table-cell>
          <table:table-cell office:value-type="float" office:value="32006" table:style-name="ce63">
            <text:p>32 006</text:p>
          </table:table-cell>
          <table:table-cell office:value-type="float" office:value="8.0624115190262433" table:style-name="ce64">
            <text:p>8,1<text:s text:c="5"/></text:p>
          </table:table-cell>
          <table:table-cell office:value-type="float" office:value="27318" table:style-name="ce63">
            <text:p>27 318</text:p>
          </table:table-cell>
          <table:table-cell office:value-type="float" office:value="9.323040380047507" table:style-name="ce64">
            <text:p>9,3<text:s text:c="5"/></text:p>
          </table:table-cell>
          <table:table-cell office:value-type="float" office:value="-304" table:style-name="ce48">
            <text:p><text:s/>- 304</text:p>
          </table:table-cell>
          <table:table-cell office:value-type="float" office:value="-0.94982190839217639" table:style-name="ce49">
            <text:p>-0,9<text:s text:c="3"/></text:p>
          </table:table-cell>
          <table:table-cell office:value-type="float" office:value="4384" table:style-name="ce48">
            <text:p>+4 384</text:p>
          </table:table-cell>
          <table:table-cell office:value-type="float" office:value="16.048026941943043" table:style-name="ce49">
            <text:p>+16,0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72754" table:style-name="ce61">
            <text:p>372 754</text:p>
          </table:table-cell>
          <table:table-cell office:value-type="float" office:value="92.161817354668983" table:style-name="ce62">
            <text:p>92,2<text:s text:c="5"/></text:p>
          </table:table-cell>
          <table:table-cell office:value-type="float" office:value="364972" table:style-name="ce63">
            <text:p>364 972</text:p>
          </table:table-cell>
          <table:table-cell office:value-type="float" office:value="91.937588480973758" table:style-name="ce64">
            <text:p>91,9<text:s text:c="5"/></text:p>
          </table:table-cell>
          <table:table-cell office:value-type="float" office:value="265698" table:style-name="ce63">
            <text:p>265 698</text:p>
          </table:table-cell>
          <table:table-cell office:value-type="float" office:value="90.676959619952484" table:style-name="ce64">
            <text:p>90,7<text:s text:c="5"/></text:p>
          </table:table-cell>
          <table:table-cell office:value-type="float" office:value="7782" table:style-name="ce48">
            <text:p>+7 782</text:p>
          </table:table-cell>
          <table:table-cell office:value-type="float" office:value="2.132218361956534" table:style-name="ce49">
            <text:p>+2,1<text:s text:c="3"/></text:p>
          </table:table-cell>
          <table:table-cell office:value-type="float" office:value="107056" table:style-name="ce48">
            <text:p>+107 056</text:p>
          </table:table-cell>
          <table:table-cell office:value-type="float" office:value="40.292362004983104" table:style-name="ce49">
            <text:p>+40,3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9196" table:style-name="ce61">
            <text:p>29 196</text:p>
          </table:table-cell>
          <table:table-cell office:value-type="float" office:value="7.2185849635065376" table:style-name="ce62">
            <text:p>7,2<text:s text:c="5"/></text:p>
          </table:table-cell>
          <table:table-cell office:value-type="float" office:value="28226" table:style-name="ce63">
            <text:p>28 226</text:p>
          </table:table-cell>
          <table:table-cell office:value-type="float" office:value="7.1102176946833326" table:style-name="ce64">
            <text:p>7,1<text:s text:c="5"/></text:p>
          </table:table-cell>
          <table:table-cell office:value-type="float" office:value="21297" table:style-name="ce63">
            <text:p>21 297</text:p>
          </table:table-cell>
          <table:table-cell office:value-type="float" office:value="7.2682037840937017" table:style-name="ce64">
            <text:p>7,3<text:s text:c="5"/></text:p>
          </table:table-cell>
          <table:table-cell office:value-type="float" office:value="970" table:style-name="ce48">
            <text:p>+ 970</text:p>
          </table:table-cell>
          <table:table-cell office:value-type="float" office:value="3.4365478636717919" table:style-name="ce49">
            <text:p>+3,4<text:s text:c="3"/></text:p>
          </table:table-cell>
          <table:table-cell office:value-type="float" office:value="7899" table:style-name="ce48">
            <text:p>+7 899</text:p>
          </table:table-cell>
          <table:table-cell office:value-type="float" office:value="37.089730948020851" table:style-name="ce49">
            <text:p>+37,1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5250" table:style-name="ce61">
            <text:p>55 250</text:p>
          </table:table-cell>
          <table:table-cell office:value-type="float" office:value="13.660323990743123" table:style-name="ce62">
            <text:p>13,7<text:s text:c="5"/></text:p>
          </table:table-cell>
          <table:table-cell office:value-type="float" office:value="54175" table:style-name="ce63">
            <text:p>54 175</text:p>
          </table:table-cell>
          <table:table-cell office:value-type="float" office:value="13.64685196660772" table:style-name="ce64">
            <text:p>13,6<text:s text:c="5"/></text:p>
          </table:table-cell>
          <table:table-cell office:value-type="float" office:value="46575" table:style-name="ce63">
            <text:p>46 575</text:p>
          </table:table-cell>
          <table:table-cell office:value-type="float" office:value="15.895036448521582" table:style-name="ce64">
            <text:p>15,9<text:s text:c="5"/></text:p>
          </table:table-cell>
          <table:table-cell office:value-type="float" office:value="1075" table:style-name="ce48">
            <text:p>+1 075</text:p>
          </table:table-cell>
          <table:table-cell office:value-type="float" office:value="1.9843101061375175" table:style-name="ce49">
            <text:p>+2,0<text:s text:c="3"/></text:p>
          </table:table-cell>
          <table:table-cell office:value-type="float" office:value="8675" table:style-name="ce48">
            <text:p>+8 675</text:p>
          </table:table-cell>
          <table:table-cell office:value-type="float" office:value="18.625872249060656" table:style-name="ce49">
            <text:p>+18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5762" table:style-name="ce61">
            <text:p>55 762</text:p>
          </table:table-cell>
          <table:table-cell office:value-type="float" office:value="13.786913780485394" table:style-name="ce62">
            <text:p>13,8<text:s text:c="5"/></text:p>
          </table:table-cell>
          <table:table-cell office:value-type="float" office:value="53963" table:style-name="ce63">
            <text:p>53 963</text:p>
          </table:table-cell>
          <table:table-cell office:value-type="float" office:value="13.593448503443517" table:style-name="ce64">
            <text:p>13,6<text:s text:c="5"/></text:p>
          </table:table-cell>
          <table:table-cell office:value-type="float" office:value="41906" table:style-name="ce63">
            <text:p>41 906</text:p>
          </table:table-cell>
          <table:table-cell office:value-type="float" office:value="14.301608103311764" table:style-name="ce64">
            <text:p>14,3<text:s text:c="5"/></text:p>
          </table:table-cell>
          <table:table-cell office:value-type="float" office:value="1799" table:style-name="ce48">
            <text:p>+1 799</text:p>
          </table:table-cell>
          <table:table-cell office:value-type="float" office:value="3.3337657283694382" table:style-name="ce49">
            <text:p>+3,3<text:s text:c="3"/></text:p>
          </table:table-cell>
          <table:table-cell office:value-type="float" office:value="13856" table:style-name="ce48">
            <text:p>+13 856</text:p>
          </table:table-cell>
          <table:table-cell office:value-type="float" office:value="33.064477640433346" table:style-name="ce49">
            <text:p>+33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82027" table:style-name="ce61">
            <text:p>82 027</text:p>
          </table:table-cell>
          <table:table-cell office:value-type="float" office:value="20.280821646854047" table:style-name="ce62">
            <text:p>20,3<text:s text:c="5"/></text:p>
          </table:table-cell>
          <table:table-cell office:value-type="float" office:value="79703" table:style-name="ce63">
            <text:p>79 703</text:p>
          </table:table-cell>
          <table:table-cell office:value-type="float" office:value="20.077435021588098" table:style-name="ce64">
            <text:p>20,1<text:s text:c="5"/></text:p>
          </table:table-cell>
          <table:table-cell office:value-type="float" office:value="58319" table:style-name="ce63">
            <text:p>58 319</text:p>
          </table:table-cell>
          <table:table-cell office:value-type="float" office:value="19.903008709422011" table:style-name="ce64">
            <text:p>19,9<text:s text:c="5"/></text:p>
          </table:table-cell>
          <table:table-cell office:value-type="float" office:value="2324" table:style-name="ce48">
            <text:p>+2 324</text:p>
          </table:table-cell>
          <table:table-cell office:value-type="float" office:value="2.9158250003136645" table:style-name="ce49">
            <text:p>+2,9<text:s text:c="3"/></text:p>
          </table:table-cell>
          <table:table-cell office:value-type="float" office:value="23708" table:style-name="ce48">
            <text:p>+23 708</text:p>
          </table:table-cell>
          <table:table-cell office:value-type="float" office:value="40.652274558891612" table:style-name="ce49">
            <text:p>+40,7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27467" table:style-name="ce61">
            <text:p>127 467</text:p>
          </table:table-cell>
          <table:table-cell office:value-type="float" office:value="31.515665486480604" table:style-name="ce62">
            <text:p>31,5<text:s text:c="5"/></text:p>
          </table:table-cell>
          <table:table-cell office:value-type="float" office:value="125477" table:style-name="ce63">
            <text:p>125 477</text:p>
          </table:table-cell>
          <table:table-cell office:value-type="float" office:value="31.608048808750105" table:style-name="ce64">
            <text:p>31,6<text:s text:c="5"/></text:p>
          </table:table-cell>
          <table:table-cell office:value-type="float" office:value="84898" table:style-name="ce63">
            <text:p>84 898</text:p>
          </table:table-cell>
          <table:table-cell office:value-type="float" office:value="28.973844431703387" table:style-name="ce64">
            <text:p>29,0<text:s text:c="5"/></text:p>
          </table:table-cell>
          <table:table-cell office:value-type="float" office:value="1990" table:style-name="ce48">
            <text:p>+1 990</text:p>
          </table:table-cell>
          <table:table-cell office:value-type="float" office:value="1.5859480223467251" table:style-name="ce49">
            <text:p>+1,6<text:s text:c="3"/></text:p>
          </table:table-cell>
          <table:table-cell office:value-type="float" office:value="42569" table:style-name="ce48">
            <text:p>+42 569</text:p>
          </table:table-cell>
          <table:table-cell office:value-type="float" office:value="50.1413460858913" table:style-name="ce49">
            <text:p>+50,1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4754" table:style-name="ce61">
            <text:p>54 754</text:p>
          </table:table-cell>
          <table:table-cell office:value-type="float" office:value="13.537690131930297" table:style-name="ce62">
            <text:p>13,5<text:s text:c="5"/></text:p>
          </table:table-cell>
          <table:table-cell office:value-type="float" office:value="55434" table:style-name="ce63">
            <text:p>55 434</text:p>
          </table:table-cell>
          <table:table-cell office:value-type="float" office:value="13.963998004927225" table:style-name="ce64">
            <text:p>14,0<text:s text:c="5"/></text:p>
          </table:table-cell>
          <table:table-cell office:value-type="float" office:value="40021" table:style-name="ce63">
            <text:p>40 021</text:p>
          </table:table-cell>
          <table:table-cell office:value-type="float" office:value="13.65829852294755" table:style-name="ce64">
            <text:p>13,7<text:s text:c="5"/></text:p>
          </table:table-cell>
          <table:table-cell office:value-type="float" office:value="-680" table:style-name="ce48">
            <text:p><text:s/>- 680</text:p>
          </table:table-cell>
          <table:table-cell office:value-type="float" office:value="-1.2266839845582134" table:style-name="ce49">
            <text:p>-1,2<text:s text:c="3"/></text:p>
          </table:table-cell>
          <table:table-cell office:value-type="float" office:value="14733" table:style-name="ce48">
            <text:p>+14 733</text:p>
          </table:table-cell>
          <table:table-cell office:value-type="float" office:value="36.813173084130831" table:style-name="ce49">
            <text:p>+36,8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77921" table:style-name="ce55">
            <text:p>177 92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5032" table:style-name="ce57">
            <text:p>175 03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27711" table:style-name="ce57">
            <text:p>127 71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889" table:style-name="ce39">
            <text:p>+2 889</text:p>
          </table:table-cell>
          <table:table-cell office:value-type="float" office:value="1.650555327025915" table:style-name="ce40">
            <text:p>+1,7<text:s text:c="3"/></text:p>
          </table:table-cell>
          <table:table-cell office:value-type="float" office:value="50210" table:style-name="ce39">
            <text:p>+50 210</text:p>
          </table:table-cell>
          <table:table-cell office:value-type="float" office:value="39.315329141577465" table:style-name="ce40">
            <text:p>+3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1137" table:style-name="ce61">
            <text:p>21 137</text:p>
          </table:table-cell>
          <table:table-cell office:value-type="float" office:value="11.87999168170143" table:style-name="ce62">
            <text:p>11,9<text:s text:c="5"/></text:p>
          </table:table-cell>
          <table:table-cell office:value-type="float" office:value="21106" table:style-name="ce63">
            <text:p>21 106</text:p>
          </table:table-cell>
          <table:table-cell office:value-type="float" office:value="12.058366470131176" table:style-name="ce64">
            <text:p>12,1<text:s text:c="5"/></text:p>
          </table:table-cell>
          <table:table-cell office:value-type="float" office:value="14191" table:style-name="ce63">
            <text:p>14 191</text:p>
          </table:table-cell>
          <table:table-cell office:value-type="float" office:value="11.111807127028996" table:style-name="ce64">
            <text:p>11,1<text:s text:c="5"/></text:p>
          </table:table-cell>
          <table:table-cell office:value-type="float" office:value="31" table:style-name="ce48">
            <text:p>+ 31</text:p>
          </table:table-cell>
          <table:table-cell office:value-type="float" office:value="0.14687766511892353" table:style-name="ce49">
            <text:p>+0,1<text:s text:c="3"/></text:p>
          </table:table-cell>
          <table:table-cell office:value-type="float" office:value="6946" table:style-name="ce48">
            <text:p>+6 946</text:p>
          </table:table-cell>
          <table:table-cell office:value-type="float" office:value="48.946515397082656" table:style-name="ce49">
            <text:p>+48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56784" table:style-name="ce61">
            <text:p>156 784</text:p>
          </table:table-cell>
          <table:table-cell office:value-type="float" office:value="88.120008318298574" table:style-name="ce62">
            <text:p>88,1<text:s text:c="5"/></text:p>
          </table:table-cell>
          <table:table-cell office:value-type="float" office:value="153926" table:style-name="ce63">
            <text:p>153 926</text:p>
          </table:table-cell>
          <table:table-cell office:value-type="float" office:value="87.941633529868824" table:style-name="ce64">
            <text:p>87,9<text:s text:c="5"/></text:p>
          </table:table-cell>
          <table:table-cell office:value-type="float" office:value="113520" table:style-name="ce63">
            <text:p>113 520</text:p>
          </table:table-cell>
          <table:table-cell office:value-type="float" office:value="88.888192872971004" table:style-name="ce64">
            <text:p>88,9<text:s text:c="5"/></text:p>
          </table:table-cell>
          <table:table-cell office:value-type="float" office:value="2858" table:style-name="ce48">
            <text:p>+2 858</text:p>
          </table:table-cell>
          <table:table-cell office:value-type="float" office:value="1.8567363538323611" table:style-name="ce49">
            <text:p>+1,9<text:s text:c="3"/></text:p>
          </table:table-cell>
          <table:table-cell office:value-type="float" office:value="43264" table:style-name="ce48">
            <text:p>+43 264</text:p>
          </table:table-cell>
          <table:table-cell office:value-type="float" office:value="38.111346018322763" table:style-name="ce49">
            <text:p>+38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13600" table:style-name="ce61">
            <text:p>113 600</text:p>
          </table:table-cell>
          <table:table-cell office:value-type="float" office:value="63.848562002236953" table:style-name="ce62">
            <text:p>63,8<text:s text:c="5"/></text:p>
          </table:table-cell>
          <table:table-cell office:value-type="float" office:value="112675" table:style-name="ce63">
            <text:p>112 675</text:p>
          </table:table-cell>
          <table:table-cell office:value-type="float" office:value="64.373943050413644" table:style-name="ce64">
            <text:p>64,4<text:s text:c="5"/></text:p>
          </table:table-cell>
          <table:table-cell office:value-type="float" office:value="78340" table:style-name="ce63">
            <text:p>78 340</text:p>
          </table:table-cell>
          <table:table-cell office:value-type="float" office:value="61.341622882915338" table:style-name="ce64">
            <text:p>61,3<text:s text:c="5"/></text:p>
          </table:table-cell>
          <table:table-cell office:value-type="float" office:value="925" table:style-name="ce48">
            <text:p>+ 925</text:p>
          </table:table-cell>
          <table:table-cell office:value-type="float" office:value="0.82094519636121588" table:style-name="ce49">
            <text:p>+0,8<text:s text:c="3"/></text:p>
          </table:table-cell>
          <table:table-cell office:value-type="float" office:value="35260" table:style-name="ce48">
            <text:p>+35 260</text:p>
          </table:table-cell>
          <table:table-cell office:value-type="float" office:value="45.008935409752361" table:style-name="ce49">
            <text:p>+4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4321" table:style-name="ce61">
            <text:p>64 321</text:p>
          </table:table-cell>
          <table:table-cell office:value-type="float" office:value="36.151437997763054" table:style-name="ce62">
            <text:p>36,2<text:s text:c="5"/></text:p>
          </table:table-cell>
          <table:table-cell office:value-type="float" office:value="62357" table:style-name="ce63">
            <text:p>62 357</text:p>
          </table:table-cell>
          <table:table-cell office:value-type="float" office:value="35.626056949586356" table:style-name="ce64">
            <text:p>35,6<text:s text:c="5"/></text:p>
          </table:table-cell>
          <table:table-cell office:value-type="float" office:value="49371" table:style-name="ce63">
            <text:p>49 371</text:p>
          </table:table-cell>
          <table:table-cell office:value-type="float" office:value="38.658377117084669" table:style-name="ce64">
            <text:p>38,7<text:s text:c="5"/></text:p>
          </table:table-cell>
          <table:table-cell office:value-type="float" office:value="1964" table:style-name="ce48">
            <text:p>+1 964</text:p>
          </table:table-cell>
          <table:table-cell office:value-type="float" office:value="3.1496062992125982" table:style-name="ce49">
            <text:p>+3,1<text:s text:c="3"/></text:p>
          </table:table-cell>
          <table:table-cell office:value-type="float" office:value="14950" table:style-name="ce48">
            <text:p>+14 950</text:p>
          </table:table-cell>
          <table:table-cell office:value-type="float" office:value="30.280934151627477" table:style-name="ce49">
            <text:p>+30,3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493" table:style-name="ce61">
            <text:p>12 493</text:p>
          </table:table-cell>
          <table:table-cell office:value-type="float" office:value="7.0216556786438931" table:style-name="ce62">
            <text:p>7,0<text:s text:c="5"/></text:p>
          </table:table-cell>
          <table:table-cell office:value-type="float" office:value="12581" table:style-name="ce63">
            <text:p>12 581</text:p>
          </table:table-cell>
          <table:table-cell office:value-type="float" office:value="7.1878285113579228" table:style-name="ce64">
            <text:p>7,2<text:s text:c="5"/></text:p>
          </table:table-cell>
          <table:table-cell office:value-type="float" office:value="10692" table:style-name="ce63">
            <text:p>10 692</text:p>
          </table:table-cell>
          <table:table-cell office:value-type="float" office:value="8.3720274682681985" table:style-name="ce64">
            <text:p>8,4<text:s text:c="5"/></text:p>
          </table:table-cell>
          <table:table-cell office:value-type="float" office:value="-88" table:style-name="ce48">
            <text:p><text:s/>- 88</text:p>
          </table:table-cell>
          <table:table-cell office:value-type="float" office:value="-0.69946745091805107" table:style-name="ce49">
            <text:p>-0,7<text:s text:c="3"/></text:p>
          </table:table-cell>
          <table:table-cell office:value-type="float" office:value="1801" table:style-name="ce48">
            <text:p>+1 801</text:p>
          </table:table-cell>
          <table:table-cell office:value-type="float" office:value="16.844369622147401" table:style-name="ce49">
            <text:p>+1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5428" table:style-name="ce61">
            <text:p>165 428</text:p>
          </table:table-cell>
          <table:table-cell office:value-type="float" office:value="92.978344321356104" table:style-name="ce62">
            <text:p>93,0<text:s text:c="5"/></text:p>
          </table:table-cell>
          <table:table-cell office:value-type="float" office:value="162451" table:style-name="ce63">
            <text:p>162 451</text:p>
          </table:table-cell>
          <table:table-cell office:value-type="float" office:value="92.812171488642079" table:style-name="ce64">
            <text:p>92,8<text:s text:c="5"/></text:p>
          </table:table-cell>
          <table:table-cell office:value-type="float" office:value="117019" table:style-name="ce63">
            <text:p>117 019</text:p>
          </table:table-cell>
          <table:table-cell office:value-type="float" office:value="91.6279725317318" table:style-name="ce64">
            <text:p>91,6<text:s text:c="5"/></text:p>
          </table:table-cell>
          <table:table-cell office:value-type="float" office:value="2977" table:style-name="ce48">
            <text:p>+2 977</text:p>
          </table:table-cell>
          <table:table-cell office:value-type="float" office:value="1.8325525850871955" table:style-name="ce49">
            <text:p>+1,8<text:s text:c="3"/></text:p>
          </table:table-cell>
          <table:table-cell office:value-type="float" office:value="48409" table:style-name="ce48">
            <text:p>+48 409</text:p>
          </table:table-cell>
          <table:table-cell office:value-type="float" office:value="41.368495714371171" table:style-name="ce49">
            <text:p>+41,4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3650" table:style-name="ce61">
            <text:p>13 650</text:p>
          </table:table-cell>
          <table:table-cell office:value-type="float" office:value="7.6719442898814645" table:style-name="ce62">
            <text:p>7,7<text:s text:c="5"/></text:p>
          </table:table-cell>
          <table:table-cell office:value-type="float" office:value="13244" table:style-name="ce63">
            <text:p>13 244</text:p>
          </table:table-cell>
          <table:table-cell office:value-type="float" office:value="7.5666163901458017" table:style-name="ce64">
            <text:p>7,6<text:s text:c="5"/></text:p>
          </table:table-cell>
          <table:table-cell office:value-type="float" office:value="9680" table:style-name="ce63">
            <text:p>9 680</text:p>
          </table:table-cell>
          <table:table-cell office:value-type="float" office:value="7.5796133457572177" table:style-name="ce64">
            <text:p>7,6<text:s text:c="5"/></text:p>
          </table:table-cell>
          <table:table-cell office:value-type="float" office:value="406" table:style-name="ce48">
            <text:p>+ 406</text:p>
          </table:table-cell>
          <table:table-cell office:value-type="float" office:value="3.06553911205074" table:style-name="ce49">
            <text:p>+3,1<text:s text:c="3"/></text:p>
          </table:table-cell>
          <table:table-cell office:value-type="float" office:value="3970" table:style-name="ce48">
            <text:p>+3 970</text:p>
          </table:table-cell>
          <table:table-cell office:value-type="float" office:value="41.012396694214878" table:style-name="ce49">
            <text:p>+4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5688" table:style-name="ce61">
            <text:p>25 688</text:p>
          </table:table-cell>
          <table:table-cell office:value-type="float" office:value="14.437868492195975" table:style-name="ce62">
            <text:p>14,4<text:s text:c="5"/></text:p>
          </table:table-cell>
          <table:table-cell office:value-type="float" office:value="25286" table:style-name="ce63">
            <text:p>25 286</text:p>
          </table:table-cell>
          <table:table-cell office:value-type="float" office:value="14.446501211207094" table:style-name="ce64">
            <text:p>14,4<text:s text:c="5"/></text:p>
          </table:table-cell>
          <table:table-cell office:value-type="float" office:value="22155" table:style-name="ce63">
            <text:p>22 155</text:p>
          </table:table-cell>
          <table:table-cell office:value-type="float" office:value="17.347761743311068" table:style-name="ce64">
            <text:p>17,3<text:s text:c="5"/></text:p>
          </table:table-cell>
          <table:table-cell office:value-type="float" office:value="402" table:style-name="ce48">
            <text:p>+ 402</text:p>
          </table:table-cell>
          <table:table-cell office:value-type="float" office:value="1.5898125444910225" table:style-name="ce49">
            <text:p>+1,6<text:s text:c="3"/></text:p>
          </table:table-cell>
          <table:table-cell office:value-type="float" office:value="3533" table:style-name="ce48">
            <text:p>+3 533</text:p>
          </table:table-cell>
          <table:table-cell office:value-type="float" office:value="15.946738885127509" table:style-name="ce49">
            <text:p>+1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7168" table:style-name="ce61">
            <text:p>27 168</text:p>
          </table:table-cell>
          <table:table-cell office:value-type="float" office:value="15.269698349267372" table:style-name="ce62">
            <text:p>15,3<text:s text:c="5"/></text:p>
          </table:table-cell>
          <table:table-cell office:value-type="float" office:value="26444" table:style-name="ce63">
            <text:p>26 444</text:p>
          </table:table-cell>
          <table:table-cell office:value-type="float" office:value="15.108094519859225" table:style-name="ce64">
            <text:p>15,1<text:s text:c="5"/></text:p>
          </table:table-cell>
          <table:table-cell office:value-type="float" office:value="20629" table:style-name="ce63">
            <text:p>20 629</text:p>
          </table:table-cell>
          <table:table-cell office:value-type="float" office:value="16.15287641628364" table:style-name="ce64">
            <text:p>16,2<text:s text:c="5"/></text:p>
          </table:table-cell>
          <table:table-cell office:value-type="float" office:value="724" table:style-name="ce48">
            <text:p>+ 724</text:p>
          </table:table-cell>
          <table:table-cell office:value-type="float" office:value="2.7378611405233699" table:style-name="ce49">
            <text:p>+2,7<text:s text:c="3"/></text:p>
          </table:table-cell>
          <table:table-cell office:value-type="float" office:value="6539" table:style-name="ce48">
            <text:p>+6 539</text:p>
          </table:table-cell>
          <table:table-cell office:value-type="float" office:value="31.698094914925591" table:style-name="ce49">
            <text:p>+31,7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7042" table:style-name="ce61">
            <text:p>37 042</text:p>
          </table:table-cell>
          <table:table-cell office:value-type="float" office:value="20.819352409215323" table:style-name="ce62">
            <text:p>20,8<text:s text:c="5"/></text:p>
          </table:table-cell>
          <table:table-cell office:value-type="float" office:value="36245" table:style-name="ce63">
            <text:p>36 245</text:p>
          </table:table-cell>
          <table:table-cell office:value-type="float" office:value="20.707642031171446" table:style-name="ce64">
            <text:p>20,7<text:s text:c="5"/></text:p>
          </table:table-cell>
          <table:table-cell office:value-type="float" office:value="25872" table:style-name="ce63">
            <text:p>25 872</text:p>
          </table:table-cell>
          <table:table-cell office:value-type="float" office:value="20.258239305932925" table:style-name="ce64">
            <text:p>20,3<text:s text:c="5"/></text:p>
          </table:table-cell>
          <table:table-cell office:value-type="float" office:value="797" table:style-name="ce48">
            <text:p>+ 797</text:p>
          </table:table-cell>
          <table:table-cell office:value-type="float" office:value="2.1989239895157953" table:style-name="ce49">
            <text:p>+2,2<text:s text:c="3"/></text:p>
          </table:table-cell>
          <table:table-cell office:value-type="float" office:value="11170" table:style-name="ce48">
            <text:p>+11 170</text:p>
          </table:table-cell>
          <table:table-cell office:value-type="float" office:value="43.174087816944962" table:style-name="ce49">
            <text:p>+4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4511" table:style-name="ce61">
            <text:p>54 511</text:p>
          </table:table-cell>
          <table:table-cell office:value-type="float" office:value="30.637754958661429" table:style-name="ce62">
            <text:p>30,6<text:s text:c="5"/></text:p>
          </table:table-cell>
          <table:table-cell office:value-type="float" office:value="53829" table:style-name="ce63">
            <text:p>53 829</text:p>
          </table:table-cell>
          <table:table-cell office:value-type="float" office:value="30.753805018510899" table:style-name="ce64">
            <text:p>30,8<text:s text:c="5"/></text:p>
          </table:table-cell>
          <table:table-cell office:value-type="float" office:value="35251" table:style-name="ce63">
            <text:p>35 251</text:p>
          </table:table-cell>
          <table:table-cell office:value-type="float" office:value="27.602164261496657" table:style-name="ce64">
            <text:p>27,6<text:s text:c="5"/></text:p>
          </table:table-cell>
          <table:table-cell office:value-type="float" office:value="682" table:style-name="ce48">
            <text:p>+ 682</text:p>
          </table:table-cell>
          <table:table-cell office:value-type="float" office:value="1.26697505062327" table:style-name="ce49">
            <text:p>+1,3<text:s text:c="3"/></text:p>
          </table:table-cell>
          <table:table-cell office:value-type="float" office:value="19260" table:style-name="ce48">
            <text:p>+19 260</text:p>
          </table:table-cell>
          <table:table-cell office:value-type="float" office:value="54.636747893676777" table:style-name="ce49">
            <text:p>+5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9862" table:style-name="ce61">
            <text:p>19 862</text:p>
          </table:table-cell>
          <table:table-cell office:value-type="float" office:value="11.163381500778435" table:style-name="ce62">
            <text:p>11,2<text:s text:c="5"/></text:p>
          </table:table-cell>
          <table:table-cell office:value-type="float" office:value="19984" table:style-name="ce63">
            <text:p>19 984</text:p>
          </table:table-cell>
          <table:table-cell office:value-type="float" office:value="11.417340829105536" table:style-name="ce64">
            <text:p>11,4<text:s text:c="5"/></text:p>
          </table:table-cell>
          <table:table-cell office:value-type="float" office:value="14124" table:style-name="ce63">
            <text:p>14 124</text:p>
          </table:table-cell>
          <table:table-cell office:value-type="float" office:value="11.059344927218486" table:style-name="ce64">
            <text:p>11,1<text:s text:c="5"/></text:p>
          </table:table-cell>
          <table:table-cell office:value-type="float" office:value="-122" table:style-name="ce48">
            <text:p><text:s/>- 122</text:p>
          </table:table-cell>
          <table:table-cell office:value-type="float" office:value="-0.61048839071256999" table:style-name="ce49">
            <text:p>-0,6<text:s text:c="3"/></text:p>
          </table:table-cell>
          <table:table-cell office:value-type="float" office:value="5738" table:style-name="ce48">
            <text:p>+5 738</text:p>
          </table:table-cell>
          <table:table-cell office:value-type="float" office:value="40.625885018408383" table:style-name="ce49">
            <text:p>+40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26535" table:style-name="ce55">
            <text:p>226 535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21946" table:style-name="ce57">
            <text:p>221 94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65305" table:style-name="ce57">
            <text:p>165 30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589" table:style-name="ce39">
            <text:p>+4 589</text:p>
          </table:table-cell>
          <table:table-cell office:value-type="float" office:value="2.0676200517242931" table:style-name="ce40">
            <text:p>+2,1<text:s text:c="3"/></text:p>
          </table:table-cell>
          <table:table-cell office:value-type="float" office:value="61230" table:style-name="ce39">
            <text:p>+61 230</text:p>
          </table:table-cell>
          <table:table-cell office:value-type="float" office:value="37.040621880765855" table:style-name="ce40">
            <text:p>+3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5614" table:style-name="ce61">
            <text:p>25 614</text:p>
          </table:table-cell>
          <table:table-cell office:value-type="float" office:value="11.306862074293155" table:style-name="ce62">
            <text:p>11,3<text:s text:c="5"/></text:p>
          </table:table-cell>
          <table:table-cell office:value-type="float" office:value="25345" table:style-name="ce63">
            <text:p>25 345</text:p>
          </table:table-cell>
          <table:table-cell office:value-type="float" office:value="11.419444369351103" table:style-name="ce64">
            <text:p>11,4<text:s text:c="5"/></text:p>
          </table:table-cell>
          <table:table-cell office:value-type="float" office:value="17090" table:style-name="ce63">
            <text:p>17 090</text:p>
          </table:table-cell>
          <table:table-cell office:value-type="float" office:value="10.338465261183872" table:style-name="ce64">
            <text:p>10,3<text:s text:c="5"/></text:p>
          </table:table-cell>
          <table:table-cell office:value-type="float" office:value="269" table:style-name="ce48">
            <text:p>+ 269</text:p>
          </table:table-cell>
          <table:table-cell office:value-type="float" office:value="1.0613533241270467" table:style-name="ce49">
            <text:p>+1,1<text:s text:c="3"/></text:p>
          </table:table-cell>
          <table:table-cell office:value-type="float" office:value="8524" table:style-name="ce48">
            <text:p>+8 524</text:p>
          </table:table-cell>
          <table:table-cell office:value-type="float" office:value="49.877121123464015" table:style-name="ce49">
            <text:p>+4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00921" table:style-name="ce61">
            <text:p>200 921</text:p>
          </table:table-cell>
          <table:table-cell office:value-type="float" office:value="88.69313792570685" table:style-name="ce62">
            <text:p>88,7<text:s text:c="5"/></text:p>
          </table:table-cell>
          <table:table-cell office:value-type="float" office:value="196601" table:style-name="ce63">
            <text:p>196 601</text:p>
          </table:table-cell>
          <table:table-cell office:value-type="float" office:value="88.580555630648888" table:style-name="ce64">
            <text:p>88,6<text:s text:c="5"/></text:p>
          </table:table-cell>
          <table:table-cell office:value-type="float" office:value="148215" table:style-name="ce63">
            <text:p>148 215</text:p>
          </table:table-cell>
          <table:table-cell office:value-type="float" office:value="89.66153473881613" table:style-name="ce64">
            <text:p>89,7<text:s text:c="5"/></text:p>
          </table:table-cell>
          <table:table-cell office:value-type="float" office:value="4320" table:style-name="ce48">
            <text:p>+4 320</text:p>
          </table:table-cell>
          <table:table-cell office:value-type="float" office:value="2.1973438588816943" table:style-name="ce49">
            <text:p>+2,2<text:s text:c="3"/></text:p>
          </table:table-cell>
          <table:table-cell office:value-type="float" office:value="52706" table:style-name="ce48">
            <text:p>+52 706</text:p>
          </table:table-cell>
          <table:table-cell office:value-type="float" office:value="35.560503322875554" table:style-name="ce49">
            <text:p>+35,6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37849" table:style-name="ce61">
            <text:p>137 849</text:p>
          </table:table-cell>
          <table:table-cell office:value-type="float" office:value="60.851082614165584" table:style-name="ce62">
            <text:p>60,9<text:s text:c="5"/></text:p>
          </table:table-cell>
          <table:table-cell office:value-type="float" office:value="135813" table:style-name="ce63">
            <text:p>135 813</text:p>
          </table:table-cell>
          <table:table-cell office:value-type="float" office:value="61.191911546051749" table:style-name="ce64">
            <text:p>61,2<text:s text:c="5"/></text:p>
          </table:table-cell>
          <table:table-cell office:value-type="float" office:value="99132" table:style-name="ce63">
            <text:p>99 132</text:p>
          </table:table-cell>
          <table:table-cell office:value-type="float" office:value="59.969147938658843" table:style-name="ce64">
            <text:p>60,0<text:s text:c="5"/></text:p>
          </table:table-cell>
          <table:table-cell office:value-type="float" office:value="2036" table:style-name="ce48">
            <text:p>+2 036</text:p>
          </table:table-cell>
          <table:table-cell office:value-type="float" office:value="1.4991201136857297" table:style-name="ce49">
            <text:p>+1,5<text:s text:c="3"/></text:p>
          </table:table-cell>
          <table:table-cell office:value-type="float" office:value="38717" table:style-name="ce48">
            <text:p>+38 717</text:p>
          </table:table-cell>
          <table:table-cell office:value-type="float" office:value="39.056006133236494" table:style-name="ce49">
            <text:p>+39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88686" table:style-name="ce61">
            <text:p>88 686</text:p>
          </table:table-cell>
          <table:table-cell office:value-type="float" office:value="39.148917385834423" table:style-name="ce62">
            <text:p>39,1<text:s text:c="5"/></text:p>
          </table:table-cell>
          <table:table-cell office:value-type="float" office:value="86133" table:style-name="ce63">
            <text:p>86 133</text:p>
          </table:table-cell>
          <table:table-cell office:value-type="float" office:value="38.808088453948258" table:style-name="ce64">
            <text:p>38,8<text:s text:c="5"/></text:p>
          </table:table-cell>
          <table:table-cell office:value-type="float" office:value="66173" table:style-name="ce63">
            <text:p>66 173</text:p>
          </table:table-cell>
          <table:table-cell office:value-type="float" office:value="40.030852061341157" table:style-name="ce64">
            <text:p>40,0<text:s text:c="5"/></text:p>
          </table:table-cell>
          <table:table-cell office:value-type="float" office:value="2553" table:style-name="ce48">
            <text:p>+2 553</text:p>
          </table:table-cell>
          <table:table-cell office:value-type="float" office:value="2.9640207585942671" table:style-name="ce49">
            <text:p>+3,0<text:s text:c="3"/></text:p>
          </table:table-cell>
          <table:table-cell office:value-type="float" office:value="22513" table:style-name="ce48">
            <text:p>+22 513</text:p>
          </table:table-cell>
          <table:table-cell office:value-type="float" office:value="34.021428679370743" table:style-name="ce49">
            <text:p>+34,0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9209" table:style-name="ce61">
            <text:p>19 209</text:p>
          </table:table-cell>
          <table:table-cell office:value-type="float" office:value="8.4794844063831203" table:style-name="ce62">
            <text:p>8,5<text:s text:c="5"/></text:p>
          </table:table-cell>
          <table:table-cell office:value-type="float" office:value="19425" table:style-name="ce63">
            <text:p>19 425</text:p>
          </table:table-cell>
          <table:table-cell office:value-type="float" office:value="8.7521288962179984" table:style-name="ce64">
            <text:p>8,8<text:s text:c="5"/></text:p>
          </table:table-cell>
          <table:table-cell office:value-type="float" office:value="16626" table:style-name="ce63">
            <text:p>16 626</text:p>
          </table:table-cell>
          <table:table-cell office:value-type="float" office:value="10.057771997217264" table:style-name="ce64">
            <text:p>10,1<text:s text:c="5"/></text:p>
          </table:table-cell>
          <table:table-cell office:value-type="float" office:value="-216" table:style-name="ce48">
            <text:p><text:s/>- 216</text:p>
          </table:table-cell>
          <table:table-cell office:value-type="float" office:value="-1.111969111969112" table:style-name="ce49">
            <text:p>-1,1<text:s text:c="3"/></text:p>
          </table:table-cell>
          <table:table-cell office:value-type="float" office:value="2583" table:style-name="ce48">
            <text:p>+2 583</text:p>
          </table:table-cell>
          <table:table-cell office:value-type="float" office:value="15.535907614579575" table:style-name="ce49">
            <text:p>+1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07326" table:style-name="ce61">
            <text:p>207 326</text:p>
          </table:table-cell>
          <table:table-cell office:value-type="float" office:value="91.520515593616878" table:style-name="ce62">
            <text:p>91,5<text:s text:c="5"/></text:p>
          </table:table-cell>
          <table:table-cell office:value-type="float" office:value="202521" table:style-name="ce63">
            <text:p>202 521</text:p>
          </table:table-cell>
          <table:table-cell office:value-type="float" office:value="91.247871103782003" table:style-name="ce64">
            <text:p>91,2<text:s text:c="5"/></text:p>
          </table:table-cell>
          <table:table-cell office:value-type="float" office:value="148679" table:style-name="ce63">
            <text:p>148 679</text:p>
          </table:table-cell>
          <table:table-cell office:value-type="float" office:value="89.942228002782727" table:style-name="ce64">
            <text:p>89,9<text:s text:c="5"/></text:p>
          </table:table-cell>
          <table:table-cell office:value-type="float" office:value="4805" table:style-name="ce48">
            <text:p>+4 805</text:p>
          </table:table-cell>
          <table:table-cell office:value-type="float" office:value="2.3725934594437121" table:style-name="ce49">
            <text:p>+2,4<text:s text:c="3"/></text:p>
          </table:table-cell>
          <table:table-cell office:value-type="float" office:value="58647" table:style-name="ce48">
            <text:p>+58 647</text:p>
          </table:table-cell>
          <table:table-cell office:value-type="float" office:value="39.445382333752583" table:style-name="ce49">
            <text:p>+39,4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5546" table:style-name="ce61">
            <text:p>15 546</text:p>
          </table:table-cell>
          <table:table-cell office:value-type="float" office:value="6.8625157260467473" table:style-name="ce62">
            <text:p>6,9<text:s text:c="5"/></text:p>
          </table:table-cell>
          <table:table-cell office:value-type="float" office:value="14982" table:style-name="ce63">
            <text:p>14 982</text:p>
          </table:table-cell>
          <table:table-cell office:value-type="float" office:value="6.7502906112297589" table:style-name="ce64">
            <text:p>6,8<text:s text:c="5"/></text:p>
          </table:table-cell>
          <table:table-cell office:value-type="float" office:value="11617" table:style-name="ce63">
            <text:p>11 617</text:p>
          </table:table-cell>
          <table:table-cell office:value-type="float" office:value="7.0276156196122317" table:style-name="ce64">
            <text:p>7,0<text:s text:c="5"/></text:p>
          </table:table-cell>
          <table:table-cell office:value-type="float" office:value="564" table:style-name="ce48">
            <text:p>+ 564</text:p>
          </table:table-cell>
          <table:table-cell office:value-type="float" office:value="3.7645174209050865" table:style-name="ce49">
            <text:p>+3,8<text:s text:c="3"/></text:p>
          </table:table-cell>
          <table:table-cell office:value-type="float" office:value="3929" table:style-name="ce48">
            <text:p>+3 929</text:p>
          </table:table-cell>
          <table:table-cell office:value-type="float" office:value="33.821124214513212" table:style-name="ce49">
            <text:p>+33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9562" table:style-name="ce61">
            <text:p>29 562</text:p>
          </table:table-cell>
          <table:table-cell office:value-type="float" office:value="13.049639128611473" table:style-name="ce62">
            <text:p>13,0<text:s text:c="5"/></text:p>
          </table:table-cell>
          <table:table-cell office:value-type="float" office:value="28889" table:style-name="ce63">
            <text:p>28 889</text:p>
          </table:table-cell>
          <table:table-cell office:value-type="float" office:value="13.016229172861868" table:style-name="ce64">
            <text:p>13,0<text:s text:c="5"/></text:p>
          </table:table-cell>
          <table:table-cell office:value-type="float" office:value="24420" table:style-name="ce63">
            <text:p>24 420</text:p>
          </table:table-cell>
          <table:table-cell office:value-type="float" office:value="14.77269290100118" table:style-name="ce64">
            <text:p>14,8<text:s text:c="5"/></text:p>
          </table:table-cell>
          <table:table-cell office:value-type="float" office:value="673" table:style-name="ce48">
            <text:p>+ 673</text:p>
          </table:table-cell>
          <table:table-cell office:value-type="float" office:value="2.3296064245906747" table:style-name="ce49">
            <text:p>+2,3<text:s text:c="3"/></text:p>
          </table:table-cell>
          <table:table-cell office:value-type="float" office:value="5142" table:style-name="ce48">
            <text:p>+5 142</text:p>
          </table:table-cell>
          <table:table-cell office:value-type="float" office:value="21.056511056511056" table:style-name="ce49">
            <text:p>+2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8594" table:style-name="ce61">
            <text:p>28 594</text:p>
          </table:table-cell>
          <table:table-cell office:value-type="float" office:value="12.622332089964022" table:style-name="ce62">
            <text:p>12,6<text:s text:c="5"/></text:p>
          </table:table-cell>
          <table:table-cell office:value-type="float" office:value="27519" table:style-name="ce63">
            <text:p>27 519</text:p>
          </table:table-cell>
          <table:table-cell office:value-type="float" office:value="12.3989619096537" table:style-name="ce64">
            <text:p>12,4<text:s text:c="5"/></text:p>
          </table:table-cell>
          <table:table-cell office:value-type="float" office:value="21277" table:style-name="ce63">
            <text:p>21 277</text:p>
          </table:table-cell>
          <table:table-cell office:value-type="float" office:value="12.871359003054957" table:style-name="ce64">
            <text:p>12,9<text:s text:c="5"/></text:p>
          </table:table-cell>
          <table:table-cell office:value-type="float" office:value="1075" table:style-name="ce48">
            <text:p>+1 075</text:p>
          </table:table-cell>
          <table:table-cell office:value-type="float" office:value="3.9063919473818092" table:style-name="ce49">
            <text:p>+3,9<text:s text:c="3"/></text:p>
          </table:table-cell>
          <table:table-cell office:value-type="float" office:value="7317" table:style-name="ce48">
            <text:p>+7 317</text:p>
          </table:table-cell>
          <table:table-cell office:value-type="float" office:value="34.389246604314515" table:style-name="ce49">
            <text:p>+34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4985" table:style-name="ce61">
            <text:p>44 985</text:p>
          </table:table-cell>
          <table:table-cell office:value-type="float" office:value="19.85785860904496" table:style-name="ce62">
            <text:p>19,9<text:s text:c="5"/></text:p>
          </table:table-cell>
          <table:table-cell office:value-type="float" office:value="43458" table:style-name="ce63">
            <text:p>43 458</text:p>
          </table:table-cell>
          <table:table-cell office:value-type="float" office:value="19.5804384850369" table:style-name="ce64">
            <text:p>19,6<text:s text:c="5"/></text:p>
          </table:table-cell>
          <table:table-cell office:value-type="float" office:value="32447" table:style-name="ce63">
            <text:p>32 447</text:p>
          </table:table-cell>
          <table:table-cell office:value-type="float" office:value="19.628565379147638" table:style-name="ce64">
            <text:p>19,6<text:s text:c="5"/></text:p>
          </table:table-cell>
          <table:table-cell office:value-type="float" office:value="1527" table:style-name="ce48">
            <text:p>+1 527</text:p>
          </table:table-cell>
          <table:table-cell office:value-type="float" office:value="3.5137374016291592" table:style-name="ce49">
            <text:p>+3,5<text:s text:c="3"/></text:p>
          </table:table-cell>
          <table:table-cell office:value-type="float" office:value="12538" table:style-name="ce48">
            <text:p>+12 538</text:p>
          </table:table-cell>
          <table:table-cell office:value-type="float" office:value="38.641476869972571" table:style-name="ce49">
            <text:p>+3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2956" table:style-name="ce61">
            <text:p>72 956</text:p>
          </table:table-cell>
          <table:table-cell office:value-type="float" office:value="32.205178007813359" table:style-name="ce62">
            <text:p>32,2<text:s text:c="5"/></text:p>
          </table:table-cell>
          <table:table-cell office:value-type="float" office:value="71648" table:style-name="ce63">
            <text:p>71 648</text:p>
          </table:table-cell>
          <table:table-cell office:value-type="float" office:value="32.281726185648765" table:style-name="ce64">
            <text:p>32,3<text:s text:c="5"/></text:p>
          </table:table-cell>
          <table:table-cell office:value-type="float" office:value="49647" table:style-name="ce63">
            <text:p>49 647</text:p>
          </table:table-cell>
          <table:table-cell office:value-type="float" office:value="30.033574302047729" table:style-name="ce64">
            <text:p>30,0<text:s text:c="5"/></text:p>
          </table:table-cell>
          <table:table-cell office:value-type="float" office:value="1308" table:style-name="ce48">
            <text:p>+1 308</text:p>
          </table:table-cell>
          <table:table-cell office:value-type="float" office:value="1.8255917820455561" table:style-name="ce49">
            <text:p>+1,8<text:s text:c="3"/></text:p>
          </table:table-cell>
          <table:table-cell office:value-type="float" office:value="23309" table:style-name="ce48">
            <text:p>+23 309</text:p>
          </table:table-cell>
          <table:table-cell office:value-type="float" office:value="46.949463210264469" table:style-name="ce49">
            <text:p>+46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4892" table:style-name="ce61">
            <text:p>34 892</text:p>
          </table:table-cell>
          <table:table-cell office:value-type="float" office:value="15.402476438519432" table:style-name="ce62">
            <text:p>15,4<text:s text:c="5"/></text:p>
          </table:table-cell>
          <table:table-cell office:value-type="float" office:value="35450" table:style-name="ce63">
            <text:p>35 450</text:p>
          </table:table-cell>
          <table:table-cell office:value-type="float" office:value="15.972353635569011" table:style-name="ce64">
            <text:p>16,0<text:s text:c="5"/></text:p>
          </table:table-cell>
          <table:table-cell office:value-type="float" office:value="25897" table:style-name="ce63">
            <text:p>25 897</text:p>
          </table:table-cell>
          <table:table-cell office:value-type="float" office:value="15.666192795136263" table:style-name="ce64">
            <text:p>15,7<text:s text:c="5"/></text:p>
          </table:table-cell>
          <table:table-cell office:value-type="float" office:value="-558" table:style-name="ce48">
            <text:p><text:s/>- 558</text:p>
          </table:table-cell>
          <table:table-cell office:value-type="float" office:value="-1.5740479548660085" table:style-name="ce49">
            <text:p>-1,6<text:s text:c="3"/></text:p>
          </table:table-cell>
          <table:table-cell office:value-type="float" office:value="8995" table:style-name="ce48">
            <text:p>+8 995</text:p>
          </table:table-cell>
          <table:table-cell office:value-type="float" office:value="34.733752944356489" table:style-name="ce49">
            <text:p>+34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92"/>
        <table:table-column table:style-name="co16" table:default-cell-style-name="ce92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733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775in" svg:y="0.24318in" svg:width="1.88722in" svg:height="0.52858in">
                <draw:text-box>
                  <text:p text:style-name="a34" text:class-names="" text:cond-style-name=""><text:span text:style-name="a32" text:class-names="">FEVEREIR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526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431843" table:style-name="ce114">
            <text:p>431 843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24359" table:style-name="ce116">
            <text:p>424 359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15562" table:style-name="ce116">
            <text:p>315 56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7484" table:style-name="ce39">
            <text:p>+7 484</text:p>
          </table:table-cell>
          <table:table-cell office:value-type="float" office:value="1.7636011018972144" table:style-name="ce40">
            <text:p>+1,8<text:s text:c="3"/></text:p>
          </table:table-cell>
          <table:table-cell office:value-type="float" office:value="116281" table:style-name="ce39">
            <text:p>+116 281</text:p>
          </table:table-cell>
          <table:table-cell office:value-type="float" office:value="36.848860128912861" table:style-name="ce40">
            <text:p>+36,8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404456" table:style-name="ce114">
            <text:p>404 456</text:p>
          </table:table-cell>
          <table:table-cell office:value-type="float" office:value="93.658111860097307" table:style-name="ce115">
            <text:p>93,7<text:s text:c="5"/></text:p>
          </table:table-cell>
          <table:table-cell office:value-type="float" office:value="396978" table:style-name="ce116">
            <text:p>396 978</text:p>
          </table:table-cell>
          <table:table-cell office:value-type="float" office:value="93.547680148176426" table:style-name="ce117">
            <text:p>93,5<text:s text:c="5"/></text:p>
          </table:table-cell>
          <table:table-cell office:value-type="float" office:value="293016" table:style-name="ce116">
            <text:p>293 016</text:p>
          </table:table-cell>
          <table:table-cell office:value-type="float" office:value="92.855286758228175" table:style-name="ce118">
            <text:p>92,9<text:s text:c="5"/></text:p>
          </table:table-cell>
          <table:table-cell office:value-type="float" office:value="7478" table:style-name="ce39">
            <text:p>+7 478</text:p>
          </table:table-cell>
          <table:table-cell office:value-type="float" office:value="1.8837315921789117" table:style-name="ce40">
            <text:p>+1,9<text:s text:c="3"/></text:p>
          </table:table-cell>
          <table:table-cell office:value-type="float" office:value="111440" table:style-name="ce39">
            <text:p>+111 440</text:p>
          </table:table-cell>
          <table:table-cell office:value-type="float" office:value="38.03205285718186" table:style-name="ce40">
            <text:p>+38,0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59942" table:style-name="ce121">
            <text:p>159 942</text:p>
          </table:table-cell>
          <table:table-cell office:value-type="float" office:value="37.037071343057548" table:style-name="ce122">
            <text:p>37,0<text:s text:c="5"/></text:p>
          </table:table-cell>
          <table:table-cell office:value-type="float" office:value="157668" table:style-name="ce123">
            <text:p>157 668</text:p>
          </table:table-cell>
          <table:table-cell office:value-type="float" office:value="37.154390504266431" table:style-name="ce124">
            <text:p>37,2<text:s text:c="5"/></text:p>
          </table:table-cell>
          <table:table-cell office:value-type="float" office:value="124337" table:style-name="ce123">
            <text:p>124 337</text:p>
          </table:table-cell>
          <table:table-cell office:value-type="float" office:value="39.401765738587031" table:style-name="ce125">
            <text:p>39,4<text:s text:c="5"/></text:p>
          </table:table-cell>
          <table:table-cell office:value-type="float" office:value="2274" table:style-name="ce48">
            <text:p>+2 274</text:p>
          </table:table-cell>
          <table:table-cell office:value-type="float" office:value="1.4422711013014688" table:style-name="ce49">
            <text:p>+1,4<text:s text:c="3"/></text:p>
          </table:table-cell>
          <table:table-cell office:value-type="float" office:value="35605" table:style-name="ce48">
            <text:p>+35 605</text:p>
          </table:table-cell>
          <table:table-cell office:value-type="float" office:value="28.635884732621825" table:style-name="ce49">
            <text:p>+28,6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51498" table:style-name="ce121">
            <text:p>51 498</text:p>
          </table:table-cell>
          <table:table-cell office:value-type="float" office:value="11.925167248282362" table:style-name="ce122">
            <text:p>11,9<text:s text:c="5"/></text:p>
          </table:table-cell>
          <table:table-cell office:value-type="float" office:value="52083" table:style-name="ce123">
            <text:p>52 083</text:p>
          </table:table-cell>
          <table:table-cell office:value-type="float" office:value="12.273334605840809" table:style-name="ce124">
            <text:p>12,3<text:s text:c="5"/></text:p>
          </table:table-cell>
          <table:table-cell office:value-type="float" office:value="41927" table:style-name="ce123">
            <text:p>41 927</text:p>
          </table:table-cell>
          <table:table-cell office:value-type="float" office:value="13.286454009037843" table:style-name="ce125">
            <text:p>13,3<text:s text:c="5"/></text:p>
          </table:table-cell>
          <table:table-cell office:value-type="float" office:value="-585" table:style-name="ce48">
            <text:p><text:s/>- 585</text:p>
          </table:table-cell>
          <table:table-cell office:value-type="float" office:value="-1.1232071885260067" table:style-name="ce49">
            <text:p>-1,1<text:s text:c="3"/></text:p>
          </table:table-cell>
          <table:table-cell office:value-type="float" office:value="9571" table:style-name="ce48">
            <text:p>+9 571</text:p>
          </table:table-cell>
          <table:table-cell office:value-type="float" office:value="22.827772080043886" table:style-name="ce49">
            <text:p>+22,8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41326" table:style-name="ce121">
            <text:p>141 326</text:p>
          </table:table-cell>
          <table:table-cell office:value-type="float" office:value="32.72624541789493" table:style-name="ce122">
            <text:p>32,7<text:s text:c="5"/></text:p>
          </table:table-cell>
          <table:table-cell office:value-type="float" office:value="135230" table:style-name="ce123">
            <text:p>135 230</text:p>
          </table:table-cell>
          <table:table-cell office:value-type="float" office:value="31.866886292031037" table:style-name="ce124">
            <text:p>31,9<text:s text:c="5"/></text:p>
          </table:table-cell>
          <table:table-cell office:value-type="float" office:value="92458" table:style-name="ce123">
            <text:p>92 458</text:p>
          </table:table-cell>
          <table:table-cell office:value-type="float" office:value="29.299472053035537" table:style-name="ce125">
            <text:p>29,3<text:s text:c="5"/></text:p>
          </table:table-cell>
          <table:table-cell office:value-type="float" office:value="6096" table:style-name="ce48">
            <text:p>+6 096</text:p>
          </table:table-cell>
          <table:table-cell office:value-type="float" office:value="4.5078754714190632" table:style-name="ce49">
            <text:p>+4,5<text:s text:c="3"/></text:p>
          </table:table-cell>
          <table:table-cell office:value-type="float" office:value="48868" table:style-name="ce48">
            <text:p>+48 868</text:p>
          </table:table-cell>
          <table:table-cell office:value-type="float" office:value="52.854268965368057" table:style-name="ce49">
            <text:p>+52,9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8231" table:style-name="ce121">
            <text:p>18 231</text:p>
          </table:table-cell>
          <table:table-cell office:value-type="float" office:value="4.2216731543639705" table:style-name="ce122">
            <text:p>4,2<text:s text:c="5"/></text:p>
          </table:table-cell>
          <table:table-cell office:value-type="float" office:value="18426" table:style-name="ce123">
            <text:p>18 426</text:p>
          </table:table-cell>
          <table:table-cell office:value-type="float" office:value="4.3420782874877171" table:style-name="ce124">
            <text:p>4,3<text:s text:c="5"/></text:p>
          </table:table-cell>
          <table:table-cell office:value-type="float" office:value="15106" table:style-name="ce123">
            <text:p>15 106</text:p>
          </table:table-cell>
          <table:table-cell office:value-type="float" office:value="4.7870149130757191" table:style-name="ce125">
            <text:p>4,8<text:s text:c="5"/></text:p>
          </table:table-cell>
          <table:table-cell office:value-type="float" office:value="-195" table:style-name="ce48">
            <text:p><text:s/>- 195</text:p>
          </table:table-cell>
          <table:table-cell office:value-type="float" office:value="-1.0582872028655161" table:style-name="ce49">
            <text:p>-1,1<text:s text:c="3"/></text:p>
          </table:table-cell>
          <table:table-cell office:value-type="float" office:value="3125" table:style-name="ce48">
            <text:p>+3 125</text:p>
          </table:table-cell>
          <table:table-cell office:value-type="float" office:value="20.687144181120086" table:style-name="ce49">
            <text:p>+20,7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33459" table:style-name="ce121">
            <text:p>33 459</text:p>
          </table:table-cell>
          <table:table-cell office:value-type="float" office:value="7.7479546964984962" table:style-name="ce122">
            <text:p>7,7<text:s text:c="5"/></text:p>
          </table:table-cell>
          <table:table-cell office:value-type="float" office:value="33571" table:style-name="ce123">
            <text:p>33 571</text:p>
          </table:table-cell>
          <table:table-cell office:value-type="float" office:value="7.9109904585504252" table:style-name="ce124">
            <text:p>7,9<text:s text:c="5"/></text:p>
          </table:table-cell>
          <table:table-cell office:value-type="float" office:value="19188" table:style-name="ce123">
            <text:p>19 188</text:p>
          </table:table-cell>
          <table:table-cell office:value-type="float" office:value="6.0805800444920486" table:style-name="ce125">
            <text:p>6,1<text:s text:c="5"/></text:p>
          </table:table-cell>
          <table:table-cell office:value-type="float" office:value="-112" table:style-name="ce48">
            <text:p><text:s/>- 112</text:p>
          </table:table-cell>
          <table:table-cell office:value-type="float" office:value="-0.33362128027166305" table:style-name="ce49">
            <text:p>-0,3<text:s text:c="3"/></text:p>
          </table:table-cell>
          <table:table-cell office:value-type="float" office:value="14271" table:style-name="ce48">
            <text:p>+14 271</text:p>
          </table:table-cell>
          <table:table-cell office:value-type="float" office:value="74.374609130706688" table:style-name="ce49">
            <text:p>+74,4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7387" table:style-name="ce114">
            <text:p>27 387</text:p>
          </table:table-cell>
          <table:table-cell office:value-type="float" office:value="6.3418881399026965" table:style-name="ce115">
            <text:p>6,3<text:s text:c="5"/></text:p>
          </table:table-cell>
          <table:table-cell office:value-type="float" office:value="27381" table:style-name="ce116">
            <text:p>27 381</text:p>
          </table:table-cell>
          <table:table-cell office:value-type="float" office:value="6.4523198518235736" table:style-name="ce117">
            <text:p>6,5<text:s text:c="5"/></text:p>
          </table:table-cell>
          <table:table-cell office:value-type="float" office:value="22546" table:style-name="ce116">
            <text:p>22 546</text:p>
          </table:table-cell>
          <table:table-cell office:value-type="float" office:value="7.1447132417718233" table:style-name="ce118">
            <text:p>7,1<text:s text:c="5"/></text:p>
          </table:table-cell>
          <table:table-cell office:value-type="float" office:value="6" table:style-name="ce39">
            <text:p>+ 6</text:p>
          </table:table-cell>
          <table:table-cell office:value-type="float" office:value="2.1913005368686317E-2" table:style-name="ce40">
            <text:p>+0,0<text:s text:c="3"/></text:p>
          </table:table-cell>
          <table:table-cell office:value-type="float" office:value="4841" table:style-name="ce39">
            <text:p>+4 841</text:p>
          </table:table-cell>
          <table:table-cell office:value-type="float" office:value="21.471657943759425" table:style-name="ce40">
            <text:p>+21,5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056" table:style-name="ce121">
            <text:p>7 056</text:p>
          </table:table-cell>
          <table:table-cell office:value-type="float" office:value="1.6339271448188346" table:style-name="ce122">
            <text:p>1,6<text:s text:c="5"/></text:p>
          </table:table-cell>
          <table:table-cell office:value-type="float" office:value="7032" table:style-name="ce123">
            <text:p>7 032</text:p>
          </table:table-cell>
          <table:table-cell office:value-type="float" office:value="1.6570875131669178" table:style-name="ce124">
            <text:p>1,7<text:s text:c="5"/></text:p>
          </table:table-cell>
          <table:table-cell office:value-type="float" office:value="6956" table:style-name="ce123">
            <text:p>6 956</text:p>
          </table:table-cell>
          <table:table-cell office:value-type="float" office:value="2.2043211793561963" table:style-name="ce125">
            <text:p>2,2<text:s text:c="5"/></text:p>
          </table:table-cell>
          <table:table-cell office:value-type="float" office:value="24" table:style-name="ce48">
            <text:p>+ 24</text:p>
          </table:table-cell>
          <table:table-cell office:value-type="float" office:value="0.34129692832764508" table:style-name="ce49">
            <text:p>+0,3<text:s text:c="3"/></text:p>
          </table:table-cell>
          <table:table-cell office:value-type="float" office:value="100" table:style-name="ce48">
            <text:p>+ 100</text:p>
          </table:table-cell>
          <table:table-cell office:value-type="float" office:value="1.4376078205865439" table:style-name="ce49">
            <text:p>+1,4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20331" table:style-name="ce121">
            <text:p>20 331</text:p>
          </table:table-cell>
          <table:table-cell office:value-type="float" office:value="4.7079609950838615" table:style-name="ce122">
            <text:p>4,7<text:s text:c="5"/></text:p>
          </table:table-cell>
          <table:table-cell office:value-type="float" office:value="20349" table:style-name="ce123">
            <text:p>20 349</text:p>
          </table:table-cell>
          <table:table-cell office:value-type="float" office:value="4.795232338656656" table:style-name="ce124">
            <text:p>4,8<text:s text:c="5"/></text:p>
          </table:table-cell>
          <table:table-cell office:value-type="float" office:value="15590" table:style-name="ce123">
            <text:p>15 590</text:p>
          </table:table-cell>
          <table:table-cell office:value-type="float" office:value="4.9403920624156266" table:style-name="ce125">
            <text:p>4,9<text:s text:c="5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8.845643520566121E-2" table:style-name="ce49">
            <text:p>-0,1<text:s text:c="3"/></text:p>
          </table:table-cell>
          <table:table-cell office:value-type="float" office:value="4741" table:style-name="ce48">
            <text:p>+4 741</text:p>
          </table:table-cell>
          <table:table-cell office:value-type="float" office:value="30.410519563822962" table:style-name="ce49">
            <text:p>+30,4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404456" table:style-name="ce35">
            <text:p>404 456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96978" table:style-name="ce146">
            <text:p>396 978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293016" table:style-name="ce37">
            <text:p>293 01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7478" table:style-name="ce39">
            <text:p>+7 478</text:p>
          </table:table-cell>
          <table:table-cell office:value-type="float" office:value="1.8837315921789117" table:style-name="ce40">
            <text:p>+1,9<text:s text:c="3"/></text:p>
          </table:table-cell>
          <table:table-cell office:value-type="float" office:value="111440" table:style-name="ce39">
            <text:p>+111 440</text:p>
          </table:table-cell>
          <table:table-cell office:value-type="float" office:value="38.03205285718186" table:style-name="ce40">
            <text:p>+38,0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9755" table:style-name="ce44">
            <text:p>9 755</text:p>
          </table:table-cell>
          <table:table-cell office:value-type="float" office:value="2.4118816385465909" table:style-name="ce150">
            <text:p>2,4<text:s text:c="5"/></text:p>
          </table:table-cell>
          <table:table-cell office:value-type="float" office:value="9661" table:style-name="ce151">
            <text:p>9 661</text:p>
          </table:table-cell>
          <table:table-cell office:value-type="float" office:value="2.4336361208933495" table:style-name="ce152">
            <text:p>2,4<text:s text:c="5"/></text:p>
          </table:table-cell>
          <table:table-cell office:value-type="float" office:value="7054" table:style-name="ce46">
            <text:p>7 054</text:p>
          </table:table-cell>
          <table:table-cell office:value-type="float" office:value="2.4073770715592322" table:style-name="ce153">
            <text:p>2,4<text:s text:c="5"/></text:p>
          </table:table-cell>
          <table:table-cell office:value-type="float" office:value="94" table:style-name="ce48">
            <text:p>+ 94</text:p>
          </table:table-cell>
          <table:table-cell office:value-type="float" office:value="0.97298416313011082" table:style-name="ce49">
            <text:p>+1,0<text:s text:c="3"/></text:p>
          </table:table-cell>
          <table:table-cell office:value-type="float" office:value="2701" table:style-name="ce48">
            <text:p>+2 701</text:p>
          </table:table-cell>
          <table:table-cell office:value-type="float" office:value="38.290331726679902" table:style-name="ce49">
            <text:p>+38,3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9966" table:style-name="ce44">
            <text:p>39 966</text:p>
          </table:table-cell>
          <table:table-cell office:value-type="float" office:value="9.8814209703898559" table:style-name="ce150">
            <text:p>9,9<text:s text:c="5"/></text:p>
          </table:table-cell>
          <table:table-cell office:value-type="float" office:value="40379" table:style-name="ce151">
            <text:p>40 379</text:p>
          </table:table-cell>
          <table:table-cell office:value-type="float" office:value="10.171596410884231" table:style-name="ce152">
            <text:p>10,2<text:s text:c="5"/></text:p>
          </table:table-cell>
          <table:table-cell office:value-type="float" office:value="30944" table:style-name="ce46">
            <text:p>30 944</text:p>
          </table:table-cell>
          <table:table-cell office:value-type="float" office:value="10.560515466732193" table:style-name="ce153">
            <text:p>10,6<text:s text:c="5"/></text:p>
          </table:table-cell>
          <table:table-cell office:value-type="float" office:value="-413" table:style-name="ce48">
            <text:p><text:s/>- 413</text:p>
          </table:table-cell>
          <table:table-cell office:value-type="float" office:value="-1.0228088858069788" table:style-name="ce49">
            <text:p>-1,0<text:s text:c="3"/></text:p>
          </table:table-cell>
          <table:table-cell office:value-type="float" office:value="9022" table:style-name="ce48">
            <text:p>+9 022</text:p>
          </table:table-cell>
          <table:table-cell office:value-type="float" office:value="29.155894519131337" table:style-name="ce49">
            <text:p>+29,2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36383" table:style-name="ce44">
            <text:p>36 383</text:p>
          </table:table-cell>
          <table:table-cell office:value-type="float" office:value="8.9955396878770486" table:style-name="ce150">
            <text:p>9,0<text:s text:c="5"/></text:p>
          </table:table-cell>
          <table:table-cell office:value-type="float" office:value="36088" table:style-name="ce151">
            <text:p>36 088</text:p>
          </table:table-cell>
          <table:table-cell office:value-type="float" office:value="9.0906800880653336" table:style-name="ce152">
            <text:p>9,1<text:s text:c="5"/></text:p>
          </table:table-cell>
          <table:table-cell office:value-type="float" office:value="26478" table:style-name="ce46">
            <text:p>26 478</text:p>
          </table:table-cell>
          <table:table-cell office:value-type="float" office:value="9.0363666147923674" table:style-name="ce153">
            <text:p>9,0<text:s text:c="5"/></text:p>
          </table:table-cell>
          <table:table-cell office:value-type="float" office:value="295" table:style-name="ce48">
            <text:p>+ 295</text:p>
          </table:table-cell>
          <table:table-cell office:value-type="float" office:value="0.81744624251828857" table:style-name="ce49">
            <text:p>+0,8<text:s text:c="3"/></text:p>
          </table:table-cell>
          <table:table-cell office:value-type="float" office:value="9905" table:style-name="ce48">
            <text:p>+9 905</text:p>
          </table:table-cell>
          <table:table-cell office:value-type="float" office:value="37.408414532819698" table:style-name="ce49">
            <text:p>+37,4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46579" table:style-name="ce44">
            <text:p>46 579</text:p>
          </table:table-cell>
          <table:table-cell office:value-type="float" office:value="11.516456672666495" table:style-name="ce150">
            <text:p>11,5<text:s text:c="5"/></text:p>
          </table:table-cell>
          <table:table-cell office:value-type="float" office:value="46041" table:style-name="ce151">
            <text:p>46 041</text:p>
          </table:table-cell>
          <table:table-cell office:value-type="float" office:value="11.597871922373532" table:style-name="ce152">
            <text:p>11,6<text:s text:c="5"/></text:p>
          </table:table-cell>
          <table:table-cell office:value-type="float" office:value="34923" table:style-name="ce46">
            <text:p>34 923</text:p>
          </table:table-cell>
          <table:table-cell office:value-type="float" office:value="11.91846179048243" table:style-name="ce153">
            <text:p>11,9<text:s text:c="5"/></text:p>
          </table:table-cell>
          <table:table-cell office:value-type="float" office:value="538" table:style-name="ce48">
            <text:p>+ 538</text:p>
          </table:table-cell>
          <table:table-cell office:value-type="float" office:value="1.1685237071306009" table:style-name="ce49">
            <text:p>+1,2<text:s text:c="3"/></text:p>
          </table:table-cell>
          <table:table-cell office:value-type="float" office:value="11656" table:style-name="ce48">
            <text:p>+11 656</text:p>
          </table:table-cell>
          <table:table-cell office:value-type="float" office:value="33.376284969790682" table:style-name="ce49">
            <text:p>+33,4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93900" table:style-name="ce44">
            <text:p>93 900</text:p>
          </table:table-cell>
          <table:table-cell office:value-type="float" office:value="23.216369642186045" table:style-name="ce150">
            <text:p>23,2<text:s text:c="5"/></text:p>
          </table:table-cell>
          <table:table-cell office:value-type="float" office:value="90581" table:style-name="ce151">
            <text:p>90 581</text:p>
          </table:table-cell>
          <table:table-cell office:value-type="float" office:value="22.817637249419363" table:style-name="ce152">
            <text:p>22,8<text:s text:c="5"/></text:p>
          </table:table-cell>
          <table:table-cell office:value-type="float" office:value="60433" table:style-name="ce46">
            <text:p>60 433</text:p>
          </table:table-cell>
          <table:table-cell office:value-type="float" office:value="20.624471018647448" table:style-name="ce153">
            <text:p>20,6<text:s text:c="5"/></text:p>
          </table:table-cell>
          <table:table-cell office:value-type="float" office:value="3319" table:style-name="ce48">
            <text:p>+3 319</text:p>
          </table:table-cell>
          <table:table-cell office:value-type="float" office:value="3.6641238228767623" table:style-name="ce49">
            <text:p>+3,7<text:s text:c="3"/></text:p>
          </table:table-cell>
          <table:table-cell office:value-type="float" office:value="33467" table:style-name="ce48">
            <text:p>+33 467</text:p>
          </table:table-cell>
          <table:table-cell office:value-type="float" office:value="55.378683831681364" table:style-name="ce49">
            <text:p>+55,4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11492" table:style-name="ce44">
            <text:p>11 492</text:p>
          </table:table-cell>
          <table:table-cell office:value-type="float" office:value="2.8413473900745689" table:style-name="ce150">
            <text:p>2,8<text:s text:c="5"/></text:p>
          </table:table-cell>
          <table:table-cell office:value-type="float" office:value="11444" table:style-name="ce151">
            <text:p>11 444</text:p>
          </table:table-cell>
          <table:table-cell office:value-type="float" office:value="2.8827793983545686" table:style-name="ce152">
            <text:p>2,9<text:s text:c="5"/></text:p>
          </table:table-cell>
          <table:table-cell office:value-type="float" office:value="9676" table:style-name="ce46">
            <text:p>9 676</text:p>
          </table:table-cell>
          <table:table-cell office:value-type="float" office:value="3.3022087531056323" table:style-name="ce153">
            <text:p>3,3<text:s text:c="5"/></text:p>
          </table:table-cell>
          <table:table-cell office:value-type="float" office:value="48" table:style-name="ce48">
            <text:p>+ 48</text:p>
          </table:table-cell>
          <table:table-cell office:value-type="float" office:value="0.4194337644180357" table:style-name="ce49">
            <text:p>+0,4<text:s text:c="3"/></text:p>
          </table:table-cell>
          <table:table-cell office:value-type="float" office:value="1816" table:style-name="ce48">
            <text:p>+1 816</text:p>
          </table:table-cell>
          <table:table-cell office:value-type="float" office:value="18.768085985944605" table:style-name="ce49">
            <text:p>+18,8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40263" table:style-name="ce44">
            <text:p>40 263</text:p>
          </table:table-cell>
          <table:table-cell office:value-type="float" office:value="9.9548529382676989" table:style-name="ce150">
            <text:p>10,0<text:s text:c="5"/></text:p>
          </table:table-cell>
          <table:table-cell office:value-type="float" office:value="39828" table:style-name="ce151">
            <text:p>39 828</text:p>
          </table:table-cell>
          <table:table-cell office:value-type="float" office:value="10.032797787282922" table:style-name="ce152">
            <text:p>10,0<text:s text:c="5"/></text:p>
          </table:table-cell>
          <table:table-cell office:value-type="float" office:value="30823" table:style-name="ce46">
            <text:p>30 823</text:p>
          </table:table-cell>
          <table:table-cell office:value-type="float" office:value="10.519220793403774" table:style-name="ce153">
            <text:p>10,5<text:s text:c="5"/></text:p>
          </table:table-cell>
          <table:table-cell office:value-type="float" office:value="435" table:style-name="ce48">
            <text:p>+ 435</text:p>
          </table:table-cell>
          <table:table-cell office:value-type="float" office:value="1.0921964447122627" table:style-name="ce49">
            <text:p>+1,1<text:s text:c="3"/></text:p>
          </table:table-cell>
          <table:table-cell office:value-type="float" office:value="9440" table:style-name="ce48">
            <text:p>+9 440</text:p>
          </table:table-cell>
          <table:table-cell office:value-type="float" office:value="30.626480225805402" table:style-name="ce49">
            <text:p>+30,6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24569" table:style-name="ce44">
            <text:p>24 569</text:p>
          </table:table-cell>
          <table:table-cell office:value-type="float" office:value="6.0745791878473803" table:style-name="ce150">
            <text:p>6,1<text:s text:c="5"/></text:p>
          </table:table-cell>
          <table:table-cell office:value-type="float" office:value="24057" table:style-name="ce151">
            <text:p>24 057</text:p>
          </table:table-cell>
          <table:table-cell office:value-type="float" office:value="6.0600335534966669" table:style-name="ce152">
            <text:p>6,1<text:s text:c="5"/></text:p>
          </table:table-cell>
          <table:table-cell office:value-type="float" office:value="17053" table:style-name="ce46">
            <text:p>17 053</text:p>
          </table:table-cell>
          <table:table-cell office:value-type="float" office:value="5.8198187129713048" table:style-name="ce153">
            <text:p>5,8<text:s text:c="5"/></text:p>
          </table:table-cell>
          <table:table-cell office:value-type="float" office:value="512" table:style-name="ce48">
            <text:p>+ 512</text:p>
          </table:table-cell>
          <table:table-cell office:value-type="float" office:value="2.1282786714885478" table:style-name="ce49">
            <text:p>+2,1<text:s text:c="3"/></text:p>
          </table:table-cell>
          <table:table-cell office:value-type="float" office:value="7516" table:style-name="ce48">
            <text:p>+7 516</text:p>
          </table:table-cell>
          <table:table-cell office:value-type="float" office:value="44.074356418225527" table:style-name="ce49">
            <text:p>+44,1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101365" table:style-name="ce44">
            <text:p>101 365</text:p>
          </table:table-cell>
          <table:table-cell office:value-type="float" office:value="25.062058666455684" table:style-name="ce150">
            <text:p>25,1<text:s text:c="5"/></text:p>
          </table:table-cell>
          <table:table-cell office:value-type="float" office:value="98714" table:style-name="ce151">
            <text:p>98 714</text:p>
          </table:table-cell>
          <table:table-cell office:value-type="float" office:value="24.86636539052542" table:style-name="ce152">
            <text:p>24,9<text:s text:c="5"/></text:p>
          </table:table-cell>
          <table:table-cell office:value-type="float" office:value="75434" table:style-name="ce46">
            <text:p>75 434</text:p>
          </table:table-cell>
          <table:table-cell office:value-type="float" office:value="25.743986676495485" table:style-name="ce153">
            <text:p>25,7<text:s text:c="5"/></text:p>
          </table:table-cell>
          <table:table-cell office:value-type="float" office:value="2651" table:style-name="ce48">
            <text:p>+2 651</text:p>
          </table:table-cell>
          <table:table-cell office:value-type="float" office:value="2.685535992868286" table:style-name="ce49">
            <text:p>+2,7<text:s text:c="3"/></text:p>
          </table:table-cell>
          <table:table-cell office:value-type="float" office:value="25931" table:style-name="ce48">
            <text:p>+25 931</text:p>
          </table:table-cell>
          <table:table-cell office:value-type="float" office:value="34.375745684969644" table:style-name="ce49">
            <text:p>+34,4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74" table:style-name="ce44">
            <text:p><text:s/>174</text:p>
          </table:table-cell>
          <table:table-cell office:value-type="float" office:value="4.3020748857724944E-2" table:style-name="ce150">
            <text:p>0,0<text:s text:c="5"/></text:p>
          </table:table-cell>
          <table:table-cell office:value-type="float" office:value="174" table:style-name="ce151">
            <text:p><text:s/>174</text:p>
          </table:table-cell>
          <table:table-cell office:value-type="float" office:value="4.3831144295149851E-2" table:style-name="ce152">
            <text:p>0,0<text:s text:c="5"/></text:p>
          </table:table-cell>
          <table:table-cell office:value-type="float" office:value="184" table:style-name="ce46">
            <text:p><text:s/>184</text:p>
          </table:table-cell>
          <table:table-cell office:value-type="float" office:value="6.2795205722554398E-2" table:style-name="ce153">
            <text:p>0,1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5.4347826086956523" table:style-name="ce49">
            <text:p>-5,4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10" table:style-name="ce44">
            <text:p><text:s/>10</text:p>
          </table:table-cell>
          <table:table-cell office:value-type="float" office:value="2.4724568309037326E-3" table:style-name="ce150">
            <text:p>0,0<text:s text:c="5"/></text:p>
          </table:table-cell>
          <table:table-cell office:value-type="float" office:value="11" table:style-name="ce151">
            <text:p><text:s/>11</text:p>
          </table:table-cell>
          <table:table-cell office:value-type="float" office:value="2.7709344094634966E-3" table:style-name="ce152">
            <text:p>0,0<text:s text:c="5"/></text:p>
          </table:table-cell>
          <table:table-cell office:value-type="float" office:value="14" table:style-name="ce46">
            <text:p><text:s/>14</text:p>
          </table:table-cell>
          <table:table-cell office:value-type="float" office:value="4.7778960875856603E-3" table:style-name="ce153">
            <text:p>0,0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9.0909090909090917" table:style-name="ce49">
            <text:p>-9,1<text:s text:c="3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28.571428571428569" table:style-name="ce49">
            <text:p>-28,6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294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372in" svg:y="0.25925in" svg:width="1.93003in" svg:height="0.51096in">
                <draw:text-box>
                  <text:p text:style-name="a48" text:class-names="" text:cond-style-name=""><text:span text:style-name="a46" text:class-names="">FEVEREIR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6208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372754" table:style-name="ce35">
            <text:p>372 75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364972" table:style-name="ce37">
            <text:p>364 972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265698" table:style-name="ce37">
            <text:p>265 698</text:p>
          </table:table-cell>
          <table:table-cell office:value-type="float" office:value="99.999999999999986" table:style-name="ce38">
            <text:p>100,0<text:s text:c="5"/></text:p>
          </table:table-cell>
          <table:table-cell office:value-type="float" office:value="7782" table:style-name="ce39">
            <text:p>+7 782</text:p>
          </table:table-cell>
          <table:table-cell office:value-type="float" office:value="2.132218361956534" table:style-name="ce40">
            <text:p>+2,1<text:s text:c="3"/></text:p>
          </table:table-cell>
          <table:table-cell office:value-type="float" office:value="107056" table:style-name="ce39">
            <text:p>+107 056</text:p>
          </table:table-cell>
          <table:table-cell office:value-type="float" office:value="40.292362004983104" table:style-name="ce40">
            <text:p>+40,3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5939" table:style-name="ce35">
            <text:p>15 939</text:p>
          </table:table-cell>
          <table:table-cell office:value-type="float" office:value="4.2760104519334465" table:style-name="ce36">
            <text:p>4,3<text:s text:c="5"/></text:p>
          </table:table-cell>
          <table:table-cell office:value-type="float" office:value="15892" table:style-name="ce37">
            <text:p>15 892</text:p>
          </table:table-cell>
          <table:table-cell office:value-type="float" office:value="4.354306631741613" table:style-name="ce38">
            <text:p>4,4<text:s text:c="5"/></text:p>
          </table:table-cell>
          <table:table-cell office:value-type="float" office:value="12915" table:style-name="ce37">
            <text:p>12 915</text:p>
          </table:table-cell>
          <table:table-cell office:value-type="float" office:value="4.8607817898516359" table:style-name="ce38">
            <text:p>4,9<text:s text:c="5"/></text:p>
          </table:table-cell>
          <table:table-cell office:value-type="float" office:value="47" table:style-name="ce39">
            <text:p>+ 47</text:p>
          </table:table-cell>
          <table:table-cell office:value-type="float" office:value="0.29574628744022147" table:style-name="ce40">
            <text:p>+0,3<text:s text:c="3"/></text:p>
          </table:table-cell>
          <table:table-cell office:value-type="float" office:value="3024" table:style-name="ce39">
            <text:p>+3 024</text:p>
          </table:table-cell>
          <table:table-cell office:value-type="float" office:value="23.414634146341466" table:style-name="ce40">
            <text:p>+23,4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73229" table:style-name="ce55">
            <text:p>73 229</text:p>
          </table:table-cell>
          <table:table-cell office:value-type="float" office:value="19.64539615939735" table:style-name="ce56">
            <text:p>19,6<text:s text:c="5"/></text:p>
          </table:table-cell>
          <table:table-cell office:value-type="float" office:value="72588" table:style-name="ce37">
            <text:p>72 588</text:p>
          </table:table-cell>
          <table:table-cell office:value-type="float" office:value="19.888648992251458" table:style-name="ce38">
            <text:p>19,9<text:s text:c="5"/></text:p>
          </table:table-cell>
          <table:table-cell office:value-type="float" office:value="60058" table:style-name="ce37">
            <text:p>60 058</text:p>
          </table:table-cell>
          <table:table-cell office:value-type="float" office:value="22.603858516059585" table:style-name="ce38">
            <text:p>22,6<text:s text:c="5"/></text:p>
          </table:table-cell>
          <table:table-cell office:value-type="float" office:value="641" table:style-name="ce39">
            <text:p>+ 641</text:p>
          </table:table-cell>
          <table:table-cell office:value-type="float" office:value="0.88306607152697414" table:style-name="ce40">
            <text:p>+0,9<text:s text:c="3"/></text:p>
          </table:table-cell>
          <table:table-cell office:value-type="float" office:value="13171" table:style-name="ce39">
            <text:p>+13 171</text:p>
          </table:table-cell>
          <table:table-cell office:value-type="float" office:value="21.930467215025477" table:style-name="ce40">
            <text:p>+21,9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958" table:style-name="ce44">
            <text:p>1 958</text:p>
          </table:table-cell>
          <table:table-cell office:value-type="float" office:value="0.52527940679375673" table:style-name="ce45">
            <text:p>0,5<text:s text:c="5"/></text:p>
          </table:table-cell>
          <table:table-cell office:value-type="float" office:value="1917" table:style-name="ce46">
            <text:p>1 917</text:p>
          </table:table-cell>
          <table:table-cell office:value-type="float" office:value="0.5252457722784214" table:style-name="ce47">
            <text:p>0,5<text:s text:c="5"/></text:p>
          </table:table-cell>
          <table:table-cell office:value-type="float" office:value="1704" table:style-name="ce46">
            <text:p>1 704</text:p>
          </table:table-cell>
          <table:table-cell office:value-type="float" office:value="0.6413296298805411" table:style-name="ce47">
            <text:p>0,6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2.1387584767866459" table:style-name="ce49">
            <text:p>+2,1<text:s text:c="3"/></text:p>
          </table:table-cell>
          <table:table-cell office:value-type="float" office:value="254" table:style-name="ce48">
            <text:p>+ 254</text:p>
          </table:table-cell>
          <table:table-cell office:value-type="float" office:value="14.906103286384976" table:style-name="ce49">
            <text:p>+14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8073" table:style-name="ce44">
            <text:p>8 073</text:p>
          </table:table-cell>
          <table:table-cell office:value-type="float" office:value="2.1657715276026548" table:style-name="ce45">
            <text:p>2,2<text:s text:c="5"/></text:p>
          </table:table-cell>
          <table:table-cell office:value-type="float" office:value="7824" table:style-name="ce46">
            <text:p>7 824</text:p>
          </table:table-cell>
          <table:table-cell office:value-type="float" office:value="2.1437260940565301" table:style-name="ce47">
            <text:p>2,1<text:s text:c="5"/></text:p>
          </table:table-cell>
          <table:table-cell office:value-type="float" office:value="6300" table:style-name="ce46">
            <text:p>6 300</text:p>
          </table:table-cell>
          <table:table-cell office:value-type="float" office:value="2.3711130682203105" table:style-name="ce47">
            <text:p>2,4<text:s text:c="5"/></text:p>
          </table:table-cell>
          <table:table-cell office:value-type="float" office:value="249" table:style-name="ce48">
            <text:p>+ 249</text:p>
          </table:table-cell>
          <table:table-cell office:value-type="float" office:value="3.1825153374233124" table:style-name="ce49">
            <text:p>+3,2<text:s text:c="3"/></text:p>
          </table:table-cell>
          <table:table-cell office:value-type="float" office:value="1773" table:style-name="ce48">
            <text:p>+1 773</text:p>
          </table:table-cell>
          <table:table-cell office:value-type="float" office:value="28.142857142857142" table:style-name="ce49">
            <text:p>+28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3205" table:style-name="ce44">
            <text:p>3 205</text:p>
          </table:table-cell>
          <table:table-cell office:value-type="float" office:value="0.85981639365372342" table:style-name="ce62">
            <text:p>0,9<text:s text:c="5"/></text:p>
          </table:table-cell>
          <table:table-cell office:value-type="float" office:value="3170" table:style-name="ce63">
            <text:p>3 170</text:p>
          </table:table-cell>
          <table:table-cell office:value-type="float" office:value="0.86855977992832334" table:style-name="ce64">
            <text:p>0,9<text:s text:c="5"/></text:p>
          </table:table-cell>
          <table:table-cell office:value-type="float" office:value="2672" table:style-name="ce46">
            <text:p>2 672</text:p>
          </table:table-cell>
          <table:table-cell office:value-type="float" office:value="1.0056530346483601" table:style-name="ce64">
            <text:p>1,0<text:s text:c="5"/></text:p>
          </table:table-cell>
          <table:table-cell office:value-type="float" office:value="35" table:style-name="ce48">
            <text:p>+ 35</text:p>
          </table:table-cell>
          <table:table-cell office:value-type="float" office:value="1.1041009463722398" table:style-name="ce49">
            <text:p>+1,1<text:s text:c="3"/></text:p>
          </table:table-cell>
          <table:table-cell office:value-type="float" office:value="533" table:style-name="ce48">
            <text:p>+ 533</text:p>
          </table:table-cell>
          <table:table-cell office:value-type="float" office:value="19.947604790419163" table:style-name="ce49">
            <text:p>+19,9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9879" table:style-name="ce44">
            <text:p>9 879</text:p>
          </table:table-cell>
          <table:table-cell office:value-type="float" office:value="2.6502733706412274" table:style-name="ce62">
            <text:p>2,7<text:s text:c="5"/></text:p>
          </table:table-cell>
          <table:table-cell office:value-type="float" office:value="9875" table:style-name="ce63">
            <text:p>9 875</text:p>
          </table:table-cell>
          <table:table-cell office:value-type="float" office:value="2.7056870116063698" table:style-name="ce64">
            <text:p>2,7<text:s text:c="5"/></text:p>
          </table:table-cell>
          <table:table-cell office:value-type="float" office:value="8095" table:style-name="ce46">
            <text:p>8 095</text:p>
          </table:table-cell>
          <table:table-cell office:value-type="float" office:value="3.0466921090862558" table:style-name="ce64">
            <text:p>3,0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4.0506329113924051E-2" table:style-name="ce49">
            <text:p>+0,0<text:s text:c="3"/></text:p>
          </table:table-cell>
          <table:table-cell office:value-type="float" office:value="1784" table:style-name="ce48">
            <text:p>+1 784</text:p>
          </table:table-cell>
          <table:table-cell office:value-type="float" office:value="22.038295243977764" table:style-name="ce49">
            <text:p>+22,0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4564" table:style-name="ce44">
            <text:p>4 564</text:p>
          </table:table-cell>
          <table:table-cell office:value-type="float" office:value="1.2244000064385627" table:style-name="ce62">
            <text:p>1,2<text:s text:c="5"/></text:p>
          </table:table-cell>
          <table:table-cell office:value-type="float" office:value="4587" table:style-name="ce63">
            <text:p>4 587</text:p>
          </table:table-cell>
          <table:table-cell office:value-type="float" office:value="1.256808741492498" table:style-name="ce64">
            <text:p>1,3<text:s text:c="5"/></text:p>
          </table:table-cell>
          <table:table-cell office:value-type="float" office:value="3111" table:style-name="ce46">
            <text:p>3 111</text:p>
          </table:table-cell>
          <table:table-cell office:value-type="float" office:value="1.1708782151164103" table:style-name="ce64">
            <text:p>1,2<text:s text:c="5"/></text:p>
          </table:table-cell>
          <table:table-cell office:value-type="float" office:value="-23" table:style-name="ce48">
            <text:p><text:s/>- 23</text:p>
          </table:table-cell>
          <table:table-cell office:value-type="float" office:value="-0.50141704817963806" table:style-name="ce49">
            <text:p>-0,5<text:s text:c="3"/></text:p>
          </table:table-cell>
          <table:table-cell office:value-type="float" office:value="1453" table:style-name="ce48">
            <text:p>+1 453</text:p>
          </table:table-cell>
          <table:table-cell office:value-type="float" office:value="46.705239472838315" table:style-name="ce49">
            <text:p>+46,7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163" table:style-name="ce44">
            <text:p>2 163</text:p>
          </table:table-cell>
          <table:table-cell office:value-type="float" office:value="0.58027546317410406" table:style-name="ce62">
            <text:p>0,6<text:s text:c="5"/></text:p>
          </table:table-cell>
          <table:table-cell office:value-type="float" office:value="2169" table:style-name="ce63">
            <text:p>2 169</text:p>
          </table:table-cell>
          <table:table-cell office:value-type="float" office:value="0.59429216487840164" table:style-name="ce64">
            <text:p>0,6<text:s text:c="5"/></text:p>
          </table:table-cell>
          <table:table-cell office:value-type="float" office:value="1895" table:style-name="ce46">
            <text:p>1 895</text:p>
          </table:table-cell>
          <table:table-cell office:value-type="float" office:value="0.71321575623452194" table:style-name="ce64">
            <text:p>0,7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0.27662517289073307" table:style-name="ce49">
            <text:p>-0,3<text:s text:c="3"/></text:p>
          </table:table-cell>
          <table:table-cell office:value-type="float" office:value="268" table:style-name="ce48">
            <text:p>+ 268</text:p>
          </table:table-cell>
          <table:table-cell office:value-type="float" office:value="14.142480211081795" table:style-name="ce49">
            <text:p>+14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46" table:style-name="ce44">
            <text:p>1 346</text:p>
          </table:table-cell>
          <table:table-cell office:value-type="float" office:value="0.36109605798998801" table:style-name="ce62">
            <text:p>0,4<text:s text:c="5"/></text:p>
          </table:table-cell>
          <table:table-cell office:value-type="float" office:value="1339" table:style-name="ce63">
            <text:p>1 339</text:p>
          </table:table-cell>
          <table:table-cell office:value-type="float" office:value="0.36687745909275232" table:style-name="ce64">
            <text:p>0,4<text:s text:c="5"/></text:p>
          </table:table-cell>
          <table:table-cell office:value-type="float" office:value="1189" table:style-name="ce46">
            <text:p>1 189</text:p>
          </table:table-cell>
          <table:table-cell office:value-type="float" office:value="0.4475005457323728" table:style-name="ce64">
            <text:p>0,4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0.52277819268110537" table:style-name="ce49">
            <text:p>+0,5<text:s text:c="3"/></text:p>
          </table:table-cell>
          <table:table-cell office:value-type="float" office:value="157" table:style-name="ce48">
            <text:p>+ 157</text:p>
          </table:table-cell>
          <table:table-cell office:value-type="float" office:value="13.204373423044574" table:style-name="ce49">
            <text:p>+13,2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489" table:style-name="ce44">
            <text:p>2 489</text:p>
          </table:table-cell>
          <table:table-cell office:value-type="float" office:value="0.6677326064911443" table:style-name="ce62">
            <text:p>0,7<text:s text:c="5"/></text:p>
          </table:table-cell>
          <table:table-cell office:value-type="float" office:value="2448" table:style-name="ce63">
            <text:p>2 448</text:p>
          </table:table-cell>
          <table:table-cell office:value-type="float" office:value="0.67073638525695123" table:style-name="ce64">
            <text:p>0,7<text:s text:c="5"/></text:p>
          </table:table-cell>
          <table:table-cell office:value-type="float" office:value="2029" table:style-name="ce46">
            <text:p>2 029</text:p>
          </table:table-cell>
          <table:table-cell office:value-type="float" office:value="0.76364895482841422" table:style-name="ce64">
            <text:p>0,8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1.6748366013071896" table:style-name="ce49">
            <text:p>+1,7<text:s text:c="3"/></text:p>
          </table:table-cell>
          <table:table-cell office:value-type="float" office:value="460" table:style-name="ce48">
            <text:p>+ 460</text:p>
          </table:table-cell>
          <table:table-cell office:value-type="float" office:value="22.671266633809758" table:style-name="ce49">
            <text:p>+22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902" table:style-name="ce44">
            <text:p>1 902</text:p>
          </table:table-cell>
          <table:table-cell office:value-type="float" office:value="0.51025609383132042" table:style-name="ce62">
            <text:p>0,5<text:s text:c="5"/></text:p>
          </table:table-cell>
          <table:table-cell office:value-type="float" office:value="1899" table:style-name="ce63">
            <text:p>1 899</text:p>
          </table:table-cell>
          <table:table-cell office:value-type="float" office:value="0.52031388709270854" table:style-name="ce64">
            <text:p>0,5<text:s text:c="5"/></text:p>
          </table:table-cell>
          <table:table-cell office:value-type="float" office:value="1522" table:style-name="ce46">
            <text:p>1 522</text:p>
          </table:table-cell>
          <table:table-cell office:value-type="float" office:value="0.57283080790973218" table:style-name="ce64">
            <text:p>0,6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0.15797788309636651" table:style-name="ce49">
            <text:p>+0,2<text:s text:c="3"/></text:p>
          </table:table-cell>
          <table:table-cell office:value-type="float" office:value="380" table:style-name="ce48">
            <text:p>+ 380</text:p>
          </table:table-cell>
          <table:table-cell office:value-type="float" office:value="24.967148488830489" table:style-name="ce49">
            <text:p>+25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4119" table:style-name="ce44">
            <text:p>4 119</text:p>
          </table:table-cell>
          <table:table-cell office:value-type="float" office:value="1.1050183230763453" table:style-name="ce62">
            <text:p>1,1<text:s text:c="5"/></text:p>
          </table:table-cell>
          <table:table-cell office:value-type="float" office:value="4127" table:style-name="ce63">
            <text:p>4 127</text:p>
          </table:table-cell>
          <table:table-cell office:value-type="float" office:value="1.1307716756353912" table:style-name="ce64">
            <text:p>1,1<text:s text:c="5"/></text:p>
          </table:table-cell>
          <table:table-cell office:value-type="float" office:value="3462" table:style-name="ce46">
            <text:p>3 462</text:p>
          </table:table-cell>
          <table:table-cell office:value-type="float" office:value="1.3029830860601133" table:style-name="ce64">
            <text:p>1,3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0.1938454082868912" table:style-name="ce49">
            <text:p>-0,2<text:s text:c="3"/></text:p>
          </table:table-cell>
          <table:table-cell office:value-type="float" office:value="657" table:style-name="ce48">
            <text:p>+ 657</text:p>
          </table:table-cell>
          <table:table-cell office:value-type="float" office:value="18.977469670710573" table:style-name="ce49">
            <text:p>+19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687" table:style-name="ce44">
            <text:p>2 687</text:p>
          </table:table-cell>
          <table:table-cell office:value-type="float" office:value="0.72085074875118715" table:style-name="ce62">
            <text:p>0,7<text:s text:c="5"/></text:p>
          </table:table-cell>
          <table:table-cell office:value-type="float" office:value="2716" table:style-name="ce63">
            <text:p>2 716</text:p>
          </table:table-cell>
          <table:table-cell office:value-type="float" office:value="0.74416667579978746" table:style-name="ce64">
            <text:p>0,7<text:s text:c="5"/></text:p>
          </table:table-cell>
          <table:table-cell office:value-type="float" office:value="2325" table:style-name="ce46">
            <text:p>2 325</text:p>
          </table:table-cell>
          <table:table-cell office:value-type="float" office:value="0.87505363231940025" table:style-name="ce64">
            <text:p>0,9<text:s text:c="5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1.0677466863033873" table:style-name="ce49">
            <text:p>-1,1<text:s text:c="3"/></text:p>
          </table:table-cell>
          <table:table-cell office:value-type="float" office:value="362" table:style-name="ce48">
            <text:p>+ 362</text:p>
          </table:table-cell>
          <table:table-cell office:value-type="float" office:value="15.56989247311828" table:style-name="ce49">
            <text:p>+15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590" table:style-name="ce44">
            <text:p>2 590</text:p>
          </table:table-cell>
          <table:table-cell office:value-type="float" office:value="0.69482822451268134" table:style-name="ce62">
            <text:p>0,7<text:s text:c="5"/></text:p>
          </table:table-cell>
          <table:table-cell office:value-type="float" office:value="2588" table:style-name="ce63">
            <text:p>2 588</text:p>
          </table:table-cell>
          <table:table-cell office:value-type="float" office:value="0.70909549225694024" table:style-name="ce64">
            <text:p>0,7<text:s text:c="5"/></text:p>
          </table:table-cell>
          <table:table-cell office:value-type="float" office:value="1855" table:style-name="ce46">
            <text:p>1 855</text:p>
          </table:table-cell>
          <table:table-cell office:value-type="float" office:value="0.69816107008709138" table:style-name="ce64">
            <text:p>0,7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7.7279752704791344E-2" table:style-name="ce49">
            <text:p>+0,1<text:s text:c="3"/></text:p>
          </table:table-cell>
          <table:table-cell office:value-type="float" office:value="735" table:style-name="ce48">
            <text:p>+ 735</text:p>
          </table:table-cell>
          <table:table-cell office:value-type="float" office:value="39.622641509433961" table:style-name="ce49">
            <text:p>+39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4205" table:style-name="ce44">
            <text:p>4 205</text:p>
          </table:table-cell>
          <table:table-cell office:value-type="float" office:value="1.1280898394115153" table:style-name="ce62">
            <text:p>1,1<text:s text:c="5"/></text:p>
          </table:table-cell>
          <table:table-cell office:value-type="float" office:value="4161" table:style-name="ce63">
            <text:p>4 161</text:p>
          </table:table-cell>
          <table:table-cell office:value-type="float" office:value="1.14008745876396" table:style-name="ce64">
            <text:p>1,1<text:s text:c="5"/></text:p>
          </table:table-cell>
          <table:table-cell office:value-type="float" office:value="3439" table:style-name="ce46">
            <text:p>3 439</text:p>
          </table:table-cell>
          <table:table-cell office:value-type="float" office:value="1.2943266415253407" table:style-name="ce64">
            <text:p>1,3<text:s text:c="5"/></text:p>
          </table:table-cell>
          <table:table-cell office:value-type="float" office:value="44" table:style-name="ce48">
            <text:p>+ 44</text:p>
          </table:table-cell>
          <table:table-cell office:value-type="float" office:value="1.057438115837539" table:style-name="ce49">
            <text:p>+1,1<text:s text:c="3"/></text:p>
          </table:table-cell>
          <table:table-cell office:value-type="float" office:value="766" table:style-name="ce48">
            <text:p>+ 766</text:p>
          </table:table-cell>
          <table:table-cell office:value-type="float" office:value="22.273916836289619" table:style-name="ce49">
            <text:p>+22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301" table:style-name="ce44">
            <text:p>1 301</text:p>
          </table:table-cell>
          <table:table-cell office:value-type="float" office:value="0.34902375293088739" table:style-name="ce62">
            <text:p>0,3<text:s text:c="5"/></text:p>
          </table:table-cell>
          <table:table-cell office:value-type="float" office:value="1246" table:style-name="ce63">
            <text:p>1 246</text:p>
          </table:table-cell>
          <table:table-cell office:value-type="float" office:value="0.34139605229990244" table:style-name="ce64">
            <text:p>0,3<text:s text:c="5"/></text:p>
          </table:table-cell>
          <table:table-cell office:value-type="float" office:value="1086" table:style-name="ce46">
            <text:p>1 086</text:p>
          </table:table-cell>
          <table:table-cell office:value-type="float" office:value="0.40873472890273921" table:style-name="ce64">
            <text:p>0,4<text:s text:c="5"/></text:p>
          </table:table-cell>
          <table:table-cell office:value-type="float" office:value="55" table:style-name="ce48">
            <text:p>+ 55</text:p>
          </table:table-cell>
          <table:table-cell office:value-type="float" office:value="4.4141252006420544" table:style-name="ce49">
            <text:p>+4,4<text:s text:c="3"/></text:p>
          </table:table-cell>
          <table:table-cell office:value-type="float" office:value="215" table:style-name="ce48">
            <text:p>+ 215</text:p>
          </table:table-cell>
          <table:table-cell office:value-type="float" office:value="19.797421731123389" table:style-name="ce49">
            <text:p>+19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2748" table:style-name="ce44">
            <text:p>22 748</text:p>
          </table:table-cell>
          <table:table-cell office:value-type="float" office:value="6.1026843440982521" table:style-name="ce62">
            <text:p>6,1<text:s text:c="5"/></text:p>
          </table:table-cell>
          <table:table-cell office:value-type="float" office:value="22522" table:style-name="ce63">
            <text:p>22 522</text:p>
          </table:table-cell>
          <table:table-cell office:value-type="float" office:value="6.1708843418125232" table:style-name="ce64">
            <text:p>6,2<text:s text:c="5"/></text:p>
          </table:table-cell>
          <table:table-cell office:value-type="float" office:value="19374" table:style-name="ce46">
            <text:p>19 374</text:p>
          </table:table-cell>
          <table:table-cell office:value-type="float" office:value="7.2917372355079824" table:style-name="ce64">
            <text:p>7,3<text:s text:c="5"/></text:p>
          </table:table-cell>
          <table:table-cell office:value-type="float" office:value="226" table:style-name="ce48">
            <text:p>+ 226</text:p>
          </table:table-cell>
          <table:table-cell office:value-type="float" office:value="1.0034632803481041" table:style-name="ce49">
            <text:p>+1,0<text:s text:c="3"/></text:p>
          </table:table-cell>
          <table:table-cell office:value-type="float" office:value="3374" table:style-name="ce48">
            <text:p>+3 374</text:p>
          </table:table-cell>
          <table:table-cell office:value-type="float" office:value="17.415092391865386" table:style-name="ce49">
            <text:p>+17,4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73082" table:style-name="ce55">
            <text:p>273 082</text:p>
          </table:table-cell>
          <table:table-cell office:value-type="float" office:value="73.260649114429356" table:style-name="ce56">
            <text:p>73,3<text:s text:c="5"/></text:p>
          </table:table-cell>
          <table:table-cell office:value-type="float" office:value="266344" table:style-name="ce57">
            <text:p>266 344</text:p>
          </table:table-cell>
          <table:table-cell office:value-type="float" office:value="72.976557105750587" table:style-name="ce58">
            <text:p>73,0<text:s text:c="5"/></text:p>
          </table:table-cell>
          <table:table-cell office:value-type="float" office:value="190097" table:style-name="ce57">
            <text:p>190 097</text:p>
          </table:table-cell>
          <table:table-cell office:value-type="float" office:value="71.546266814202582" table:style-name="ce58">
            <text:p>71,5<text:s text:c="5"/></text:p>
          </table:table-cell>
          <table:table-cell office:value-type="float" office:value="6738" table:style-name="ce39">
            <text:p>+6 738</text:p>
          </table:table-cell>
          <table:table-cell office:value-type="float" office:value="2.5298110713963897" table:style-name="ce40">
            <text:p>+2,5<text:s text:c="3"/></text:p>
          </table:table-cell>
          <table:table-cell office:value-type="float" office:value="82985" table:style-name="ce39">
            <text:p>+82 985</text:p>
          </table:table-cell>
          <table:table-cell office:value-type="float" office:value="43.654029258746853" table:style-name="ce40">
            <text:p>+43,7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4481" table:style-name="ce44">
            <text:p>4 481</text:p>
          </table:table-cell>
          <table:table-cell office:value-type="float" office:value="1.202133310440666" table:style-name="ce62">
            <text:p>1,2<text:s text:c="5"/></text:p>
          </table:table-cell>
          <table:table-cell office:value-type="float" office:value="4372" table:style-name="ce63">
            <text:p>4 372</text:p>
          </table:table-cell>
          <table:table-cell office:value-type="float" office:value="1.1979001128853721" table:style-name="ce64">
            <text:p>1,2<text:s text:c="5"/></text:p>
          </table:table-cell>
          <table:table-cell office:value-type="float" office:value="3547" table:style-name="ce63">
            <text:p>3 547</text:p>
          </table:table-cell>
          <table:table-cell office:value-type="float" office:value="1.3349742941234033" table:style-name="ce64">
            <text:p>1,3<text:s text:c="5"/></text:p>
          </table:table-cell>
          <table:table-cell office:value-type="float" office:value="109" table:style-name="ce48">
            <text:p>+ 109</text:p>
          </table:table-cell>
          <table:table-cell office:value-type="float" office:value="2.4931381518755718" table:style-name="ce49">
            <text:p>+2,5<text:s text:c="3"/></text:p>
          </table:table-cell>
          <table:table-cell office:value-type="float" office:value="934" table:style-name="ce48">
            <text:p>+ 934</text:p>
          </table:table-cell>
          <table:table-cell office:value-type="float" office:value="26.332111643642513" table:style-name="ce49">
            <text:p>+26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9947" table:style-name="ce44">
            <text:p>39 947</text:p>
          </table:table-cell>
          <table:table-cell office:value-type="float" office:value="10.716719337686516" table:style-name="ce62">
            <text:p>10,7<text:s text:c="5"/></text:p>
          </table:table-cell>
          <table:table-cell office:value-type="float" office:value="38808" table:style-name="ce63">
            <text:p>38 808</text:p>
          </table:table-cell>
          <table:table-cell office:value-type="float" office:value="10.633144460396963" table:style-name="ce64">
            <text:p>10,6<text:s text:c="5"/></text:p>
          </table:table-cell>
          <table:table-cell office:value-type="float" office:value="30257" table:style-name="ce63">
            <text:p>30 257</text:p>
          </table:table-cell>
          <table:table-cell office:value-type="float" office:value="11.387740969070146" table:style-name="ce64">
            <text:p>11,4<text:s text:c="5"/></text:p>
          </table:table-cell>
          <table:table-cell office:value-type="float" office:value="1139" table:style-name="ce48">
            <text:p>+1 139</text:p>
          </table:table-cell>
          <table:table-cell office:value-type="float" office:value="2.9349618635332924" table:style-name="ce49">
            <text:p>+2,9<text:s text:c="3"/></text:p>
          </table:table-cell>
          <table:table-cell office:value-type="float" office:value="9690" table:style-name="ce48">
            <text:p>+9 690</text:p>
          </table:table-cell>
          <table:table-cell office:value-type="float" office:value="32.025646957728796" table:style-name="ce49">
            <text:p>+32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7355" table:style-name="ce44">
            <text:p>7 355</text:p>
          </table:table-cell>
          <table:table-cell office:value-type="float" office:value="1.9731511935485602" table:style-name="ce62">
            <text:p>2,0<text:s text:c="5"/></text:p>
          </table:table-cell>
          <table:table-cell office:value-type="float" office:value="7214" table:style-name="ce63">
            <text:p>7 214</text:p>
          </table:table-cell>
          <table:table-cell office:value-type="float" office:value="1.9765899849851494" table:style-name="ce64">
            <text:p>2,0<text:s text:c="5"/></text:p>
          </table:table-cell>
          <table:table-cell office:value-type="float" office:value="4877" table:style-name="ce63">
            <text:p>4 877</text:p>
          </table:table-cell>
          <table:table-cell office:value-type="float" office:value="1.8355426085254687" table:style-name="ce64">
            <text:p>1,8<text:s text:c="5"/></text:p>
          </table:table-cell>
          <table:table-cell office:value-type="float" office:value="141" table:style-name="ce48">
            <text:p>+ 141</text:p>
          </table:table-cell>
          <table:table-cell office:value-type="float" office:value="1.9545328527862491" table:style-name="ce49">
            <text:p>+2,0<text:s text:c="3"/></text:p>
          </table:table-cell>
          <table:table-cell office:value-type="float" office:value="2478" table:style-name="ce48">
            <text:p>+2 478</text:p>
          </table:table-cell>
          <table:table-cell office:value-type="float" office:value="50.809924133688746" table:style-name="ce49">
            <text:p>+50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49844" table:style-name="ce44">
            <text:p>49 844</text:p>
          </table:table-cell>
          <table:table-cell office:value-type="float" office:value="13.371821630351386" table:style-name="ce62">
            <text:p>13,4<text:s text:c="5"/></text:p>
          </table:table-cell>
          <table:table-cell office:value-type="float" office:value="48936" table:style-name="ce63">
            <text:p>48 936</text:p>
          </table:table-cell>
          <table:table-cell office:value-type="float" office:value="13.408151858224739" table:style-name="ce64">
            <text:p>13,4<text:s text:c="5"/></text:p>
          </table:table-cell>
          <table:table-cell office:value-type="float" office:value="29220" table:style-name="ce63">
            <text:p>29 220</text:p>
          </table:table-cell>
          <table:table-cell office:value-type="float" office:value="10.99744823069801" table:style-name="ce64">
            <text:p>11,0<text:s text:c="5"/></text:p>
          </table:table-cell>
          <table:table-cell office:value-type="float" office:value="908" table:style-name="ce48">
            <text:p>+ 908</text:p>
          </table:table-cell>
          <table:table-cell office:value-type="float" office:value="1.8554847147294427" table:style-name="ce49">
            <text:p>+1,9<text:s text:c="3"/></text:p>
          </table:table-cell>
          <table:table-cell office:value-type="float" office:value="20624" table:style-name="ce48">
            <text:p>+20 624</text:p>
          </table:table-cell>
          <table:table-cell office:value-type="float" office:value="70.581793292265573" table:style-name="ce49">
            <text:p>+70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444" table:style-name="ce44">
            <text:p>4 444</text:p>
          </table:table-cell>
          <table:table-cell office:value-type="float" office:value="1.1922071929476277" table:style-name="ce62">
            <text:p>1,2<text:s text:c="5"/></text:p>
          </table:table-cell>
          <table:table-cell office:value-type="float" office:value="4434" table:style-name="ce63">
            <text:p>4 434</text:p>
          </table:table-cell>
          <table:table-cell office:value-type="float" office:value="1.2148877174139385" table:style-name="ce64">
            <text:p>1,2<text:s text:c="5"/></text:p>
          </table:table-cell>
          <table:table-cell office:value-type="float" office:value="3686" table:style-name="ce63">
            <text:p>3 686</text:p>
          </table:table-cell>
          <table:table-cell office:value-type="float" office:value="1.3872893284857244" table:style-name="ce64">
            <text:p>1,4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0.22552999548940009" table:style-name="ce49">
            <text:p>+0,2<text:s text:c="3"/></text:p>
          </table:table-cell>
          <table:table-cell office:value-type="float" office:value="758" table:style-name="ce48">
            <text:p>+ 758</text:p>
          </table:table-cell>
          <table:table-cell office:value-type="float" office:value="20.564297341291375" table:style-name="ce49">
            <text:p>+20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738" table:style-name="ce44">
            <text:p>2 738</text:p>
          </table:table-cell>
          <table:table-cell office:value-type="float" office:value="0.73453269448483449" table:style-name="ce62">
            <text:p>0,7<text:s text:c="5"/></text:p>
          </table:table-cell>
          <table:table-cell office:value-type="float" office:value="2764" table:style-name="ce63">
            <text:p>2 764</text:p>
          </table:table-cell>
          <table:table-cell office:value-type="float" office:value="0.75731836962835508" table:style-name="ce64">
            <text:p>0,8<text:s text:c="5"/></text:p>
          </table:table-cell>
          <table:table-cell office:value-type="float" office:value="2481" table:style-name="ce63">
            <text:p>2 481</text:p>
          </table:table-cell>
          <table:table-cell office:value-type="float" office:value="0.93376690829437936" table:style-name="ce64">
            <text:p>0,9<text:s text:c="5"/></text:p>
          </table:table-cell>
          <table:table-cell office:value-type="float" office:value="-26" table:style-name="ce48">
            <text:p><text:s/>- 26</text:p>
          </table:table-cell>
          <table:table-cell office:value-type="float" office:value="-0.94066570188133147" table:style-name="ce49">
            <text:p>-0,9<text:s text:c="3"/></text:p>
          </table:table-cell>
          <table:table-cell office:value-type="float" office:value="257" table:style-name="ce48">
            <text:p>+ 257</text:p>
          </table:table-cell>
          <table:table-cell office:value-type="float" office:value="10.358726320032245" table:style-name="ce49">
            <text:p>+10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08502" table:style-name="ce44">
            <text:p>108 502</text:p>
          </table:table-cell>
          <table:table-cell office:value-type="float" office:value="29.108205411611948" table:style-name="ce62">
            <text:p>29,1<text:s text:c="5"/></text:p>
          </table:table-cell>
          <table:table-cell office:value-type="float" office:value="104885" table:style-name="ce63">
            <text:p>104 885</text:p>
          </table:table-cell>
          <table:table-cell office:value-type="float" office:value="28.737820983527502" table:style-name="ce64">
            <text:p>28,7<text:s text:c="5"/></text:p>
          </table:table-cell>
          <table:table-cell office:value-type="float" office:value="70277" table:style-name="ce63">
            <text:p>70 277</text:p>
          </table:table-cell>
          <table:table-cell office:value-type="float" office:value="26.449954459574403" table:style-name="ce64">
            <text:p>26,4<text:s text:c="5"/></text:p>
          </table:table-cell>
          <table:table-cell office:value-type="float" office:value="3617" table:style-name="ce48">
            <text:p>+3 617</text:p>
          </table:table-cell>
          <table:table-cell office:value-type="float" office:value="3.448538875911713" table:style-name="ce49">
            <text:p>+3,4<text:s text:c="3"/></text:p>
          </table:table-cell>
          <table:table-cell office:value-type="float" office:value="38225" table:style-name="ce48">
            <text:p>+38 225</text:p>
          </table:table-cell>
          <table:table-cell office:value-type="float" office:value="54.391906313587654" table:style-name="ce49">
            <text:p>+54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7145" table:style-name="ce44">
            <text:p>7 145</text:p>
          </table:table-cell>
          <table:table-cell office:value-type="float" office:value="1.9168137699394239" table:style-name="ce62">
            <text:p>1,9<text:s text:c="5"/></text:p>
          </table:table-cell>
          <table:table-cell office:value-type="float" office:value="7106" table:style-name="ce63">
            <text:p>7 106</text:p>
          </table:table-cell>
          <table:table-cell office:value-type="float" office:value="1.9469986738708724" table:style-name="ce64">
            <text:p>1,9<text:s text:c="5"/></text:p>
          </table:table-cell>
          <table:table-cell office:value-type="float" office:value="5540" table:style-name="ce63">
            <text:p>5 540</text:p>
          </table:table-cell>
          <table:table-cell office:value-type="float" office:value="2.0850740314191301" table:style-name="ce64">
            <text:p>2,1<text:s text:c="5"/></text:p>
          </table:table-cell>
          <table:table-cell office:value-type="float" office:value="39" table:style-name="ce48">
            <text:p>+ 39</text:p>
          </table:table-cell>
          <table:table-cell office:value-type="float" office:value="0.54883197298057973" table:style-name="ce49">
            <text:p>+0,5<text:s text:c="3"/></text:p>
          </table:table-cell>
          <table:table-cell office:value-type="float" office:value="1605" table:style-name="ce48">
            <text:p>+1 605</text:p>
          </table:table-cell>
          <table:table-cell office:value-type="float" office:value="28.971119133574007" table:style-name="ce49">
            <text:p>+29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2969" table:style-name="ce44">
            <text:p>22 969</text:p>
          </table:table-cell>
          <table:table-cell office:value-type="float" office:value="6.1619727756107245" table:style-name="ce62">
            <text:p>6,2<text:s text:c="5"/></text:p>
          </table:table-cell>
          <table:table-cell office:value-type="float" office:value="22647" table:style-name="ce63">
            <text:p>22 647</text:p>
          </table:table-cell>
          <table:table-cell office:value-type="float" office:value="6.2051335444910842" table:style-name="ce64">
            <text:p>6,2<text:s text:c="5"/></text:p>
          </table:table-cell>
          <table:table-cell office:value-type="float" office:value="20956" table:style-name="ce63">
            <text:p>20 956</text:p>
          </table:table-cell>
          <table:table-cell office:value-type="float" office:value="7.8871500726388613" table:style-name="ce64">
            <text:p>7,9<text:s text:c="5"/></text:p>
          </table:table-cell>
          <table:table-cell office:value-type="float" office:value="322" table:style-name="ce48">
            <text:p>+ 322</text:p>
          </table:table-cell>
          <table:table-cell office:value-type="float" office:value="1.4218218748620126" table:style-name="ce49">
            <text:p>+1,4<text:s text:c="3"/></text:p>
          </table:table-cell>
          <table:table-cell office:value-type="float" office:value="2013" table:style-name="ce48">
            <text:p>+2 013</text:p>
          </table:table-cell>
          <table:table-cell office:value-type="float" office:value="9.6058408093147545" table:style-name="ce49">
            <text:p>+9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5657" table:style-name="ce44">
            <text:p>25 657</text:p>
          </table:table-cell>
          <table:table-cell office:value-type="float" office:value="6.8830917978076691" table:style-name="ce62">
            <text:p>6,9<text:s text:c="5"/></text:p>
          </table:table-cell>
          <table:table-cell office:value-type="float" office:value="25178" table:style-name="ce63">
            <text:p>25 178</text:p>
          </table:table-cell>
          <table:table-cell office:value-type="float" office:value="6.8986114003266001" table:style-name="ce64">
            <text:p>6,9<text:s text:c="5"/></text:p>
          </table:table-cell>
          <table:table-cell office:value-type="float" office:value="19256" table:style-name="ce63">
            <text:p>19 256</text:p>
          </table:table-cell>
          <table:table-cell office:value-type="float" office:value="7.2473259113730624" table:style-name="ce64">
            <text:p>7,2<text:s text:c="5"/></text:p>
          </table:table-cell>
          <table:table-cell office:value-type="float" office:value="479" table:style-name="ce48">
            <text:p>+ 479</text:p>
          </table:table-cell>
          <table:table-cell office:value-type="float" office:value="1.9024545237906108" table:style-name="ce49">
            <text:p>+1,9<text:s text:c="3"/></text:p>
          </table:table-cell>
          <table:table-cell office:value-type="float" office:value="6401" table:style-name="ce48">
            <text:p>+6 401</text:p>
          </table:table-cell>
          <table:table-cell office:value-type="float" office:value="33.241587037806397" table:style-name="ce49">
            <text:p>+33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10504" table:style-name="ce44">
            <text:p>10 504</text:p>
          </table:table-cell>
          <table:table-cell office:value-type="float" office:value="2.8179442742398471" table:style-name="ce62">
            <text:p>2,8<text:s text:c="5"/></text:p>
          </table:table-cell>
          <table:table-cell office:value-type="float" office:value="10148" table:style-name="ce63">
            <text:p>10 148</text:p>
          </table:table-cell>
          <table:table-cell office:value-type="float" office:value="2.7804872702563483" table:style-name="ce64">
            <text:p>2,8<text:s text:c="5"/></text:p>
          </table:table-cell>
          <table:table-cell office:value-type="float" office:value="2628" table:style-name="ce63">
            <text:p>2 628</text:p>
          </table:table-cell>
          <table:table-cell office:value-type="float" office:value="0.98909287988618655" table:style-name="ce64">
            <text:p>1,0<text:s text:c="5"/></text:p>
          </table:table-cell>
          <table:table-cell office:value-type="float" office:value="356" table:style-name="ce48">
            <text:p>+ 356</text:p>
          </table:table-cell>
          <table:table-cell office:value-type="float" office:value="3.5080804099329921" table:style-name="ce49">
            <text:p>+3,5<text:s text:c="3"/></text:p>
          </table:table-cell>
          <table:table-cell office:value-type="float" office:value="7876" table:style-name="ce48">
            <text:p>+7 876</text:p>
          </table:table-cell>
          <table:table-cell office:value-type="float" office:value="299.69558599695586" table:style-name="ce49">
            <text:p>+299,7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default-cell-style-name="ce92"/>
        <table:table-column table:style-name="co16" table:default-cell-style-name="ce92"/>
        <table:table-column table:style-name="co7" table:default-cell-style-name="ce1"/>
        <table:table-column table:style-name="co16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185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7688in" svg:y="0.24887in" svg:width="1.99801in" svg:height="0.52682in">
                <draw:text-box>
                  <text:p text:style-name="a59" text:class-names="" text:cond-style-name=""><text:span text:style-name="a57" text:class-names="">FEVEREIR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552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1714" table:style-name="ce114">
            <text:p>11 71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0735" table:style-name="ce116">
            <text:p>10 735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3819" table:style-name="ce116">
            <text:p>13 819</text:p>
          </table:table-cell>
          <table:table-cell office:value-type="float" office:value="100.00000000000001" table:style-name="ce118">
            <text:p>100,0<text:s text:c="5"/></text:p>
          </table:table-cell>
          <table:table-cell office:value-type="float" office:value="979" table:style-name="ce39">
            <text:p>+ 979</text:p>
          </table:table-cell>
          <table:table-cell office:value-type="float" office:value="9.1197019096413605" table:style-name="ce40">
            <text:p>+9,1<text:s text:c="3"/></text:p>
          </table:table-cell>
          <table:table-cell office:value-type="float" office:value="-2105" table:style-name="ce39">
            <text:p><text:s/>-2 105</text:p>
          </table:table-cell>
          <table:table-cell office:value-type="float" office:value="-15.232650698313915" table:style-name="ce40">
            <text:p>-15,2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1453" table:style-name="ce114">
            <text:p>11 453</text:p>
          </table:table-cell>
          <table:table-cell office:value-type="float" office:value="97.771896875533542" table:style-name="ce115">
            <text:p>97,8<text:s text:c="5"/></text:p>
          </table:table-cell>
          <table:table-cell office:value-type="float" office:value="10460" table:style-name="ce116">
            <text:p>10 460</text:p>
          </table:table-cell>
          <table:table-cell office:value-type="float" office:value="97.438285980437826" table:style-name="ce117">
            <text:p>97,4<text:s text:c="5"/></text:p>
          </table:table-cell>
          <table:table-cell office:value-type="float" office:value="13483" table:style-name="ce116">
            <text:p>13 483</text:p>
          </table:table-cell>
          <table:table-cell office:value-type="float" office:value="97.568565019176503" table:style-name="ce118">
            <text:p>97,6<text:s text:c="5"/></text:p>
          </table:table-cell>
          <table:table-cell office:value-type="float" office:value="993" table:style-name="ce39">
            <text:p>+ 993</text:p>
          </table:table-cell>
          <table:table-cell office:value-type="float" office:value="9.4933078393881463" table:style-name="ce40">
            <text:p>+9,5<text:s text:c="3"/></text:p>
          </table:table-cell>
          <table:table-cell office:value-type="float" office:value="-2030" table:style-name="ce39">
            <text:p><text:s/>-2 030</text:p>
          </table:table-cell>
          <table:table-cell office:value-type="float" office:value="-15.055996439961433" table:style-name="ce40">
            <text:p>-15,1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475" table:style-name="ce121">
            <text:p>2 475</text:p>
          </table:table-cell>
          <table:table-cell office:value-type="float" office:value="21.12856411131979" table:style-name="ce122">
            <text:p>21,1<text:s text:c="5"/></text:p>
          </table:table-cell>
          <table:table-cell office:value-type="float" office:value="1912" table:style-name="ce123">
            <text:p>1 912</text:p>
          </table:table-cell>
          <table:table-cell office:value-type="float" office:value="17.810898928737771" table:style-name="ce124">
            <text:p>17,8<text:s text:c="5"/></text:p>
          </table:table-cell>
          <table:table-cell office:value-type="float" office:value="2438" table:style-name="ce123">
            <text:p>2 438</text:p>
          </table:table-cell>
          <table:table-cell office:value-type="float" office:value="17.642376438237211" table:style-name="ce125">
            <text:p>17,6<text:s text:c="5"/></text:p>
          </table:table-cell>
          <table:table-cell office:value-type="float" office:value="563" table:style-name="ce48">
            <text:p>+ 563</text:p>
          </table:table-cell>
          <table:table-cell office:value-type="float" office:value="29.445606694560674" table:style-name="ce49">
            <text:p>+29,4<text:s text:c="3"/></text:p>
          </table:table-cell>
          <table:table-cell office:value-type="float" office:value="37" table:style-name="ce48">
            <text:p>+ 37</text:p>
          </table:table-cell>
          <table:table-cell office:value-type="float" office:value="1.5176374077112387" table:style-name="ce49">
            <text:p>+1,5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3058" table:style-name="ce121">
            <text:p>3 058</text:p>
          </table:table-cell>
          <table:table-cell office:value-type="float" office:value="26.105514768652892" table:style-name="ce122">
            <text:p>26,1<text:s text:c="5"/></text:p>
          </table:table-cell>
          <table:table-cell office:value-type="float" office:value="2832" table:style-name="ce123">
            <text:p>2 832</text:p>
          </table:table-cell>
          <table:table-cell office:value-type="float" office:value="26.380996739636704" table:style-name="ce124">
            <text:p>26,4<text:s text:c="5"/></text:p>
          </table:table-cell>
          <table:table-cell office:value-type="float" office:value="3408" table:style-name="ce123">
            <text:p>3 408</text:p>
          </table:table-cell>
          <table:table-cell office:value-type="float" office:value="24.661697662638396" table:style-name="ce125">
            <text:p>24,7<text:s text:c="5"/></text:p>
          </table:table-cell>
          <table:table-cell office:value-type="float" office:value="226" table:style-name="ce48">
            <text:p>+ 226</text:p>
          </table:table-cell>
          <table:table-cell office:value-type="float" office:value="7.9802259887005649" table:style-name="ce49">
            <text:p>+8,0<text:s text:c="3"/></text:p>
          </table:table-cell>
          <table:table-cell office:value-type="float" office:value="-350" table:style-name="ce48">
            <text:p><text:s/>- 350</text:p>
          </table:table-cell>
          <table:table-cell office:value-type="float" office:value="-10.269953051643192" table:style-name="ce49">
            <text:p>-10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4143" table:style-name="ce121">
            <text:p>4 143</text:p>
          </table:table-cell>
          <table:table-cell office:value-type="float" office:value="35.367935803312278" table:style-name="ce122">
            <text:p>35,4<text:s text:c="5"/></text:p>
          </table:table-cell>
          <table:table-cell office:value-type="float" office:value="4001" table:style-name="ce123">
            <text:p>4 001</text:p>
          </table:table-cell>
          <table:table-cell office:value-type="float" office:value="37.27061015370284" table:style-name="ce124">
            <text:p>37,3<text:s text:c="5"/></text:p>
          </table:table-cell>
          <table:table-cell office:value-type="float" office:value="5052" table:style-name="ce123">
            <text:p>5 052</text:p>
          </table:table-cell>
          <table:table-cell office:value-type="float" office:value="36.5583616759534" table:style-name="ce125">
            <text:p>36,6<text:s text:c="5"/></text:p>
          </table:table-cell>
          <table:table-cell office:value-type="float" office:value="142" table:style-name="ce48">
            <text:p>+ 142</text:p>
          </table:table-cell>
          <table:table-cell office:value-type="float" office:value="3.5491127218195451" table:style-name="ce49">
            <text:p>+3,5<text:s text:c="3"/></text:p>
          </table:table-cell>
          <table:table-cell office:value-type="float" office:value="-909" table:style-name="ce48">
            <text:p><text:s/>- 909</text:p>
          </table:table-cell>
          <table:table-cell office:value-type="float" office:value="-17.992874109263656" table:style-name="ce49">
            <text:p>-18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511" table:style-name="ce121">
            <text:p>1 511</text:p>
          </table:table-cell>
          <table:table-cell office:value-type="float" office:value="12.899095099880483" table:style-name="ce122">
            <text:p>12,9<text:s text:c="5"/></text:p>
          </table:table-cell>
          <table:table-cell office:value-type="float" office:value="1496" table:style-name="ce123">
            <text:p>1 496</text:p>
          </table:table-cell>
          <table:table-cell office:value-type="float" office:value="13.935724266418259" table:style-name="ce124">
            <text:p>13,9<text:s text:c="5"/></text:p>
          </table:table-cell>
          <table:table-cell office:value-type="float" office:value="1779" table:style-name="ce123">
            <text:p>1 779</text:p>
          </table:table-cell>
          <table:table-cell office:value-type="float" office:value="12.873579853824443" table:style-name="ce125">
            <text:p>12,9<text:s text:c="5"/></text:p>
          </table:table-cell>
          <table:table-cell office:value-type="float" office:value="15" table:style-name="ce48">
            <text:p>+ 15</text:p>
          </table:table-cell>
          <table:table-cell office:value-type="float" office:value="1.0026737967914439" table:style-name="ce49">
            <text:p>+1,0<text:s text:c="3"/></text:p>
          </table:table-cell>
          <table:table-cell office:value-type="float" office:value="-268" table:style-name="ce48">
            <text:p><text:s/>- 268</text:p>
          </table:table-cell>
          <table:table-cell office:value-type="float" office:value="-15.064643057897694" table:style-name="ce49">
            <text:p>-15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66" table:style-name="ce121">
            <text:p><text:s/>266</text:p>
          </table:table-cell>
          <table:table-cell office:value-type="float" office:value="2.2707870923681064" table:style-name="ce122">
            <text:p>2,3<text:s text:c="5"/></text:p>
          </table:table-cell>
          <table:table-cell office:value-type="float" office:value="219" table:style-name="ce123">
            <text:p><text:s/>219</text:p>
          </table:table-cell>
          <table:table-cell office:value-type="float" office:value="2.0400558919422451" table:style-name="ce124">
            <text:p>2,0<text:s text:c="5"/></text:p>
          </table:table-cell>
          <table:table-cell office:value-type="float" office:value="806" table:style-name="ce123">
            <text:p><text:s/>806</text:p>
          </table:table-cell>
          <table:table-cell office:value-type="float" office:value="5.8325493885230477" table:style-name="ce125">
            <text:p>5,8<text:s text:c="5"/></text:p>
          </table:table-cell>
          <table:table-cell office:value-type="float" office:value="47" table:style-name="ce48">
            <text:p>+ 47</text:p>
          </table:table-cell>
          <table:table-cell office:value-type="float" office:value="21.461187214611872" table:style-name="ce49">
            <text:p>+21,5<text:s text:c="3"/></text:p>
          </table:table-cell>
          <table:table-cell office:value-type="float" office:value="-540" table:style-name="ce48">
            <text:p><text:s/>- 540</text:p>
          </table:table-cell>
          <table:table-cell office:value-type="float" office:value="-66.997518610421835" table:style-name="ce49">
            <text:p>-67,0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261" table:style-name="ce114">
            <text:p><text:s/>261</text:p>
          </table:table-cell>
          <table:table-cell office:value-type="float" office:value="2.2281031244664504" table:style-name="ce115">
            <text:p>2,2<text:s text:c="5"/></text:p>
          </table:table-cell>
          <table:table-cell office:value-type="float" office:value="275" table:style-name="ce116">
            <text:p><text:s/>275</text:p>
          </table:table-cell>
          <table:table-cell office:value-type="float" office:value="2.5617140195621797" table:style-name="ce117">
            <text:p>2,6<text:s text:c="5"/></text:p>
          </table:table-cell>
          <table:table-cell office:value-type="float" office:value="336" table:style-name="ce116">
            <text:p><text:s/>336</text:p>
          </table:table-cell>
          <table:table-cell office:value-type="float" office:value="2.4314349808235041" table:style-name="ce118">
            <text:p>2,4<text:s text:c="5"/></text:p>
          </table:table-cell>
          <table:table-cell office:value-type="float" office:value="-14" table:style-name="ce39">
            <text:p><text:s/>- 14</text:p>
          </table:table-cell>
          <table:table-cell office:value-type="float" office:value="-5.0909090909090908" table:style-name="ce40">
            <text:p>-5,1<text:s text:c="3"/></text:p>
          </table:table-cell>
          <table:table-cell office:value-type="float" office:value="-75" table:style-name="ce39">
            <text:p><text:s/>- 75</text:p>
          </table:table-cell>
          <table:table-cell office:value-type="float" office:value="-22.321428571428573" table:style-name="ce40">
            <text:p>-22,3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1" table:style-name="ce121">
            <text:p><text:s/>11</text:p>
          </table:table-cell>
          <table:table-cell office:value-type="float" office:value="9.3904729383643498E-2" table:style-name="ce122">
            <text:p>0,1<text:s text:c="5"/></text:p>
          </table:table-cell>
          <table:table-cell office:value-type="float" office:value="18" table:style-name="ce123">
            <text:p><text:s/>18</text:p>
          </table:table-cell>
          <table:table-cell office:value-type="float" office:value="0.16767582673497905" table:style-name="ce124">
            <text:p>0,2<text:s text:c="5"/></text:p>
          </table:table-cell>
          <table:table-cell office:value-type="float" office:value="29" table:style-name="ce123">
            <text:p><text:s/>29</text:p>
          </table:table-cell>
          <table:table-cell office:value-type="float" office:value="0.20985599536869526" table:style-name="ce125">
            <text:p>0,2<text:s text:c="5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38.888888888888893" table:style-name="ce49">
            <text:p>-38,9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62.068965517241381" table:style-name="ce49">
            <text:p>-62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50" table:style-name="ce121">
            <text:p><text:s/>250</text:p>
          </table:table-cell>
          <table:table-cell office:value-type="float" office:value="2.134198395082807" table:style-name="ce122">
            <text:p>2,1<text:s text:c="5"/></text:p>
          </table:table-cell>
          <table:table-cell office:value-type="float" office:value="257" table:style-name="ce123">
            <text:p><text:s/>257</text:p>
          </table:table-cell>
          <table:table-cell office:value-type="float" office:value="2.394038192827201" table:style-name="ce124">
            <text:p>2,4<text:s text:c="5"/></text:p>
          </table:table-cell>
          <table:table-cell office:value-type="float" office:value="307" table:style-name="ce123">
            <text:p><text:s/>307</text:p>
          </table:table-cell>
          <table:table-cell office:value-type="float" office:value="2.2215789854548085" table:style-name="ce125">
            <text:p>2,2<text:s text:c="5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2.7237354085603114" table:style-name="ce49">
            <text:p>-2,7<text:s text:c="3"/></text:p>
          </table:table-cell>
          <table:table-cell office:value-type="float" office:value="-57" table:style-name="ce48">
            <text:p><text:s/>- 57</text:p>
          </table:table-cell>
          <table:table-cell office:value-type="float" office:value="-18.566775244299674" table:style-name="ce49">
            <text:p>-18,6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41580" table:style-name="ce114">
            <text:p>41 580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9238" table:style-name="ce116">
            <text:p>49 238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9174" table:style-name="ce116">
            <text:p>39 17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7658" table:style-name="ce39">
            <text:p><text:s/>-7 658</text:p>
          </table:table-cell>
          <table:table-cell office:value-type="float" office:value="-15.553028148990617" table:style-name="ce40">
            <text:p>-15,6<text:s text:c="3"/></text:p>
          </table:table-cell>
          <table:table-cell office:value-type="float" office:value="2406" table:style-name="ce39">
            <text:p>+2 406</text:p>
          </table:table-cell>
          <table:table-cell office:value-type="float" office:value="6.1418287639761067" table:style-name="ce40">
            <text:p>+6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39672" table:style-name="ce114">
            <text:p>39 672</text:p>
          </table:table-cell>
          <table:table-cell office:value-type="float" office:value="95.411255411255411" table:style-name="ce115">
            <text:p>95,4<text:s text:c="5"/></text:p>
          </table:table-cell>
          <table:table-cell office:value-type="float" office:value="46986" table:style-name="ce116">
            <text:p>46 986</text:p>
          </table:table-cell>
          <table:table-cell office:value-type="float" office:value="95.426296762662986" table:style-name="ce117">
            <text:p>95,4<text:s text:c="5"/></text:p>
          </table:table-cell>
          <table:table-cell office:value-type="float" office:value="37233" table:style-name="ce116">
            <text:p>37 233</text:p>
          </table:table-cell>
          <table:table-cell office:value-type="float" office:value="95.04518302956042" table:style-name="ce118">
            <text:p>95,0<text:s text:c="5"/></text:p>
          </table:table-cell>
          <table:table-cell office:value-type="float" office:value="-7314" table:style-name="ce39">
            <text:p><text:s/>-7 314</text:p>
          </table:table-cell>
          <table:table-cell office:value-type="float" office:value="-15.566338909462393" table:style-name="ce40">
            <text:p>-15,6<text:s text:c="3"/></text:p>
          </table:table-cell>
          <table:table-cell office:value-type="float" office:value="2439" table:style-name="ce39">
            <text:p>+2 439</text:p>
          </table:table-cell>
          <table:table-cell office:value-type="float" office:value="6.5506405607928446" table:style-name="ce40">
            <text:p>+6,6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4154" table:style-name="ce121">
            <text:p>14 154</text:p>
          </table:table-cell>
          <table:table-cell office:value-type="float" office:value="34.040404040404042" table:style-name="ce122">
            <text:p>34,0<text:s text:c="5"/></text:p>
          </table:table-cell>
          <table:table-cell office:value-type="float" office:value="16373" table:style-name="ce123">
            <text:p>16 373</text:p>
          </table:table-cell>
          <table:table-cell office:value-type="float" office:value="33.252772249075917" table:style-name="ce124">
            <text:p>33,3<text:s text:c="5"/></text:p>
          </table:table-cell>
          <table:table-cell office:value-type="float" office:value="14426" table:style-name="ce123">
            <text:p>14 426</text:p>
          </table:table-cell>
          <table:table-cell office:value-type="float" office:value="36.825445448511765" table:style-name="ce125">
            <text:p>36,8<text:s text:c="5"/></text:p>
          </table:table-cell>
          <table:table-cell office:value-type="float" office:value="-2219" table:style-name="ce48">
            <text:p><text:s/>-2 219</text:p>
          </table:table-cell>
          <table:table-cell office:value-type="float" office:value="-13.552800342026508" table:style-name="ce49">
            <text:p>-13,6<text:s text:c="3"/></text:p>
          </table:table-cell>
          <table:table-cell office:value-type="float" office:value="-272" table:style-name="ce48">
            <text:p><text:s/>- 272</text:p>
          </table:table-cell>
          <table:table-cell office:value-type="float" office:value="-1.8854845417995287" table:style-name="ce49">
            <text:p>-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607" table:style-name="ce121">
            <text:p>5 607</text:p>
          </table:table-cell>
          <table:table-cell office:value-type="float" office:value="13.484848484848486" table:style-name="ce122">
            <text:p>13,5<text:s text:c="5"/></text:p>
          </table:table-cell>
          <table:table-cell office:value-type="float" office:value="6892" table:style-name="ce123">
            <text:p>6 892</text:p>
          </table:table-cell>
          <table:table-cell office:value-type="float" office:value="13.997319143750762" table:style-name="ce124">
            <text:p>14,0<text:s text:c="5"/></text:p>
          </table:table-cell>
          <table:table-cell office:value-type="float" office:value="5922" table:style-name="ce123">
            <text:p>5 922</text:p>
          </table:table-cell>
          <table:table-cell office:value-type="float" office:value="15.117169551232962" table:style-name="ce125">
            <text:p>15,1<text:s text:c="5"/></text:p>
          </table:table-cell>
          <table:table-cell office:value-type="float" office:value="-1285" table:style-name="ce48">
            <text:p><text:s/>-1 285</text:p>
          </table:table-cell>
          <table:table-cell office:value-type="float" office:value="-18.644805571677306" table:style-name="ce49">
            <text:p>-18,6<text:s text:c="3"/></text:p>
          </table:table-cell>
          <table:table-cell office:value-type="float" office:value="-315" table:style-name="ce48">
            <text:p><text:s/>- 315</text:p>
          </table:table-cell>
          <table:table-cell office:value-type="float" office:value="-5.3191489361702127" table:style-name="ce49">
            <text:p>-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5510" table:style-name="ce121">
            <text:p>15 510</text:p>
          </table:table-cell>
          <table:table-cell office:value-type="float" office:value="37.301587301587304" table:style-name="ce122">
            <text:p>37,3<text:s text:c="5"/></text:p>
          </table:table-cell>
          <table:table-cell office:value-type="float" office:value="17751" table:style-name="ce123">
            <text:p>17 751</text:p>
          </table:table-cell>
          <table:table-cell office:value-type="float" office:value="36.051423697144479" table:style-name="ce124">
            <text:p>36,1<text:s text:c="5"/></text:p>
          </table:table-cell>
          <table:table-cell office:value-type="float" office:value="12894" table:style-name="ce123">
            <text:p>12 894</text:p>
          </table:table-cell>
          <table:table-cell office:value-type="float" office:value="32.914688313677438" table:style-name="ce125">
            <text:p>32,9<text:s text:c="5"/></text:p>
          </table:table-cell>
          <table:table-cell office:value-type="float" office:value="-2241" table:style-name="ce48">
            <text:p><text:s/>-2 241</text:p>
          </table:table-cell>
          <table:table-cell office:value-type="float" office:value="-12.624640865303363" table:style-name="ce49">
            <text:p>-12,6<text:s text:c="3"/></text:p>
          </table:table-cell>
          <table:table-cell office:value-type="float" office:value="2616" table:style-name="ce48">
            <text:p>+2 616</text:p>
          </table:table-cell>
          <table:table-cell office:value-type="float" office:value="20.288506281991626" table:style-name="ce49">
            <text:p>+20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890" table:style-name="ce121">
            <text:p>1 890</text:p>
          </table:table-cell>
          <table:table-cell office:value-type="float" office:value="4.5454545454545459" table:style-name="ce122">
            <text:p>4,5<text:s text:c="5"/></text:p>
          </table:table-cell>
          <table:table-cell office:value-type="float" office:value="2332" table:style-name="ce123">
            <text:p>2 332</text:p>
          </table:table-cell>
          <table:table-cell office:value-type="float" office:value="4.7361793736544939" table:style-name="ce124">
            <text:p>4,7<text:s text:c="5"/></text:p>
          </table:table-cell>
          <table:table-cell office:value-type="float" office:value="1863" table:style-name="ce123">
            <text:p>1 863</text:p>
          </table:table-cell>
          <table:table-cell office:value-type="float" office:value="4.7557053147495791" table:style-name="ce125">
            <text:p>4,8<text:s text:c="5"/></text:p>
          </table:table-cell>
          <table:table-cell office:value-type="float" office:value="-442" table:style-name="ce48">
            <text:p><text:s/>- 442</text:p>
          </table:table-cell>
          <table:table-cell office:value-type="float" office:value="-18.953687821612348" table:style-name="ce49">
            <text:p>-19,0<text:s text:c="3"/></text:p>
          </table:table-cell>
          <table:table-cell office:value-type="float" office:value="27" table:style-name="ce48">
            <text:p>+ 27</text:p>
          </table:table-cell>
          <table:table-cell office:value-type="float" office:value="1.4492753623188406" table:style-name="ce49">
            <text:p>+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511" table:style-name="ce121">
            <text:p>2 511</text:p>
          </table:table-cell>
          <table:table-cell office:value-type="float" office:value="6.0389610389610393" table:style-name="ce122">
            <text:p>6,0<text:s text:c="5"/></text:p>
          </table:table-cell>
          <table:table-cell office:value-type="float" office:value="3638" table:style-name="ce123">
            <text:p>3 638</text:p>
          </table:table-cell>
          <table:table-cell office:value-type="float" office:value="7.3886022990373297" table:style-name="ce124">
            <text:p>7,4<text:s text:c="5"/></text:p>
          </table:table-cell>
          <table:table-cell office:value-type="float" office:value="2128" table:style-name="ce123">
            <text:p>2 128</text:p>
          </table:table-cell>
          <table:table-cell office:value-type="float" office:value="5.4321744013886768" table:style-name="ce125">
            <text:p>5,4<text:s text:c="5"/></text:p>
          </table:table-cell>
          <table:table-cell office:value-type="float" office:value="-1127" table:style-name="ce48">
            <text:p><text:s/>-1 127</text:p>
          </table:table-cell>
          <table:table-cell office:value-type="float" office:value="-30.978559648158328" table:style-name="ce49">
            <text:p>-31,0<text:s text:c="3"/></text:p>
          </table:table-cell>
          <table:table-cell office:value-type="float" office:value="383" table:style-name="ce48">
            <text:p>+ 383</text:p>
          </table:table-cell>
          <table:table-cell office:value-type="float" office:value="17.998120300751879" table:style-name="ce49">
            <text:p>+18,0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1908" table:style-name="ce114">
            <text:p>1 908</text:p>
          </table:table-cell>
          <table:table-cell office:value-type="float" office:value="4.5887445887445883" table:style-name="ce115">
            <text:p>4,6<text:s text:c="5"/></text:p>
          </table:table-cell>
          <table:table-cell office:value-type="float" office:value="2252" table:style-name="ce116">
            <text:p>2 252</text:p>
          </table:table-cell>
          <table:table-cell office:value-type="float" office:value="4.5737032373370159" table:style-name="ce117">
            <text:p>4,6<text:s text:c="5"/></text:p>
          </table:table-cell>
          <table:table-cell office:value-type="float" office:value="1941" table:style-name="ce116">
            <text:p>1 941</text:p>
          </table:table-cell>
          <table:table-cell office:value-type="float" office:value="4.9548169704395777" table:style-name="ce118">
            <text:p>5,0<text:s text:c="5"/></text:p>
          </table:table-cell>
          <table:table-cell office:value-type="float" office:value="-344" table:style-name="ce39">
            <text:p><text:s/>- 344</text:p>
          </table:table-cell>
          <table:table-cell office:value-type="float" office:value="-15.275310834813499" table:style-name="ce40">
            <text:p>-15,3<text:s text:c="3"/></text:p>
          </table:table-cell>
          <table:table-cell office:value-type="float" office:value="-33" table:style-name="ce39">
            <text:p><text:s/>- 33</text:p>
          </table:table-cell>
          <table:table-cell office:value-type="float" office:value="-1.7001545595054095" table:style-name="ce40">
            <text:p>-1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946" table:style-name="ce121">
            <text:p><text:s/>946</text:p>
          </table:table-cell>
          <table:table-cell office:value-type="float" office:value="2.2751322751322753" table:style-name="ce122">
            <text:p>2,3<text:s text:c="5"/></text:p>
          </table:table-cell>
          <table:table-cell office:value-type="float" office:value="1116" table:style-name="ce123">
            <text:p>1 116</text:p>
          </table:table-cell>
          <table:table-cell office:value-type="float" office:value="2.2665421016288234" table:style-name="ce124">
            <text:p>2,3<text:s text:c="5"/></text:p>
          </table:table-cell>
          <table:table-cell office:value-type="float" office:value="881" table:style-name="ce123">
            <text:p><text:s/>881</text:p>
          </table:table-cell>
          <table:table-cell office:value-type="float" office:value="2.2489406238831879" table:style-name="ce125">
            <text:p>2,2<text:s text:c="5"/></text:p>
          </table:table-cell>
          <table:table-cell office:value-type="float" office:value="-170" table:style-name="ce48">
            <text:p><text:s/>- 170</text:p>
          </table:table-cell>
          <table:table-cell office:value-type="float" office:value="-15.232974910394265" table:style-name="ce49">
            <text:p>-15,2<text:s text:c="3"/></text:p>
          </table:table-cell>
          <table:table-cell office:value-type="float" office:value="65" table:style-name="ce48">
            <text:p>+ 65</text:p>
          </table:table-cell>
          <table:table-cell office:value-type="float" office:value="7.3779795686719636" table:style-name="ce49">
            <text:p>+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962" table:style-name="ce121">
            <text:p><text:s/>962</text:p>
          </table:table-cell>
          <table:table-cell office:value-type="float" office:value="2.3136123136123135" table:style-name="ce122">
            <text:p>2,3<text:s text:c="5"/></text:p>
          </table:table-cell>
          <table:table-cell office:value-type="float" office:value="1136" table:style-name="ce123">
            <text:p>1 136</text:p>
          </table:table-cell>
          <table:table-cell office:value-type="float" office:value="2.3071611357081929" table:style-name="ce124">
            <text:p>2,3<text:s text:c="5"/></text:p>
          </table:table-cell>
          <table:table-cell office:value-type="float" office:value="1060" table:style-name="ce123">
            <text:p>1 060</text:p>
          </table:table-cell>
          <table:table-cell office:value-type="float" office:value="2.7058763465563898" table:style-name="ce125">
            <text:p>2,7<text:s text:c="5"/></text:p>
          </table:table-cell>
          <table:table-cell office:value-type="float" office:value="-174" table:style-name="ce48">
            <text:p><text:s/>- 174</text:p>
          </table:table-cell>
          <table:table-cell office:value-type="float" office:value="-15.316901408450704" table:style-name="ce49">
            <text:p>-15,3<text:s text:c="3"/></text:p>
          </table:table-cell>
          <table:table-cell office:value-type="float" office:value="-98" table:style-name="ce48">
            <text:p><text:s/>- 98</text:p>
          </table:table-cell>
          <table:table-cell office:value-type="float" office:value="-9.2452830188679247" table:style-name="ce49">
            <text:p>-9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7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92"/>
        <table:table-column table:style-name="co15" table:default-cell-style-name="ce92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958in" svg:y="0.23229in" svg:width="2.06355in" svg:height="0.52241in">
                <draw:text-box>
                  <text:p text:style-name="a70" text:class-names="" text:cond-style-name=""><text:span text:style-name="a68" text:class-names="">FEVEREIR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81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7677" table:style-name="ce114">
            <text:p>7 677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9868" table:style-name="ce116">
            <text:p>9 86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9876" table:style-name="ce116">
            <text:p>9 87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2182" table:style-name="ce39">
            <text:p><text:s/>-2 182</text:p>
          </table:table-cell>
          <table:table-cell office:value-type="float" office:value="-22.111876773408998" table:style-name="ce40">
            <text:p>-22,1<text:s text:c="3"/></text:p>
          </table:table-cell>
          <table:table-cell office:value-type="float" office:value="-2190" table:style-name="ce39">
            <text:p><text:s/>-2 190</text:p>
          </table:table-cell>
          <table:table-cell office:value-type="float" office:value="-22.174969623329282" table:style-name="ce40">
            <text:p>-22,2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7422" table:style-name="ce114">
            <text:p>7 422</text:p>
          </table:table-cell>
          <table:table-cell office:value-type="float" office:value="96.565183450429345" table:style-name="ce115">
            <text:p>96,6<text:s text:c="5"/></text:p>
          </table:table-cell>
          <table:table-cell office:value-type="float" office:value="9561" table:style-name="ce116">
            <text:p>9 561</text:p>
          </table:table-cell>
          <table:table-cell office:value-type="float" office:value="96.888933927847589" table:style-name="ce117">
            <text:p>96,9<text:s text:c="5"/></text:p>
          </table:table-cell>
          <table:table-cell office:value-type="float" office:value="9585" table:style-name="ce116">
            <text:p>9 585</text:p>
          </table:table-cell>
          <table:table-cell office:value-type="float" office:value="97.053462940461728" table:style-name="ce118">
            <text:p>97,1<text:s text:c="5"/></text:p>
          </table:table-cell>
          <table:table-cell office:value-type="float" office:value="-2139" table:style-name="ce39">
            <text:p><text:s/>-2 139</text:p>
          </table:table-cell>
          <table:table-cell office:value-type="float" office:value="-22.372136805773454" table:style-name="ce40">
            <text:p>-22,4<text:s text:c="3"/></text:p>
          </table:table-cell>
          <table:table-cell office:value-type="float" office:value="-2163" table:style-name="ce39">
            <text:p><text:s/>-2 163</text:p>
          </table:table-cell>
          <table:table-cell office:value-type="float" office:value="-22.566510172143975" table:style-name="ce40">
            <text:p>-22,6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718" table:style-name="ce121">
            <text:p>2 718</text:p>
          </table:table-cell>
          <table:table-cell office:value-type="float" office:value="35.362997658079628" table:style-name="ce122">
            <text:p>35,4<text:s text:c="5"/></text:p>
          </table:table-cell>
          <table:table-cell office:value-type="float" office:value="3361" table:style-name="ce123">
            <text:p>3 361</text:p>
          </table:table-cell>
          <table:table-cell office:value-type="float" office:value="34.059586542359135" table:style-name="ce124">
            <text:p>34,1<text:s text:c="5"/></text:p>
          </table:table-cell>
          <table:table-cell office:value-type="float" office:value="2813" table:style-name="ce123">
            <text:p>2 813</text:p>
          </table:table-cell>
          <table:table-cell office:value-type="float" office:value="28.483191575536654" table:style-name="ce125">
            <text:p>28,5<text:s text:c="5"/></text:p>
          </table:table-cell>
          <table:table-cell office:value-type="float" office:value="-643" table:style-name="ce48">
            <text:p><text:s/>- 643</text:p>
          </table:table-cell>
          <table:table-cell office:value-type="float" office:value="-19.131210949122284" table:style-name="ce49">
            <text:p>-19,1<text:s text:c="3"/></text:p>
          </table:table-cell>
          <table:table-cell office:value-type="float" office:value="-95" table:style-name="ce48">
            <text:p><text:s/>- 95</text:p>
          </table:table-cell>
          <table:table-cell office:value-type="float" office:value="-3.3771773906861" table:style-name="ce49">
            <text:p>-3,4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1927" table:style-name="ce121">
            <text:p>1 927</text:p>
          </table:table-cell>
          <table:table-cell office:value-type="float" office:value="25.071558678116055" table:style-name="ce122">
            <text:p>25,1<text:s text:c="5"/></text:p>
          </table:table-cell>
          <table:table-cell office:value-type="float" office:value="3124" table:style-name="ce123">
            <text:p>3 124</text:p>
          </table:table-cell>
          <table:table-cell office:value-type="float" office:value="31.657884069720311" table:style-name="ce124">
            <text:p>31,7<text:s text:c="5"/></text:p>
          </table:table-cell>
          <table:table-cell office:value-type="float" office:value="2134" table:style-name="ce123">
            <text:p>2 134</text:p>
          </table:table-cell>
          <table:table-cell office:value-type="float" office:value="21.607938436614013" table:style-name="ce125">
            <text:p>21,6<text:s text:c="5"/></text:p>
          </table:table-cell>
          <table:table-cell office:value-type="float" office:value="-1197" table:style-name="ce48">
            <text:p><text:s/>-1 197</text:p>
          </table:table-cell>
          <table:table-cell office:value-type="float" office:value="-38.316261203585142" table:style-name="ce49">
            <text:p>-38,3<text:s text:c="3"/></text:p>
          </table:table-cell>
          <table:table-cell office:value-type="float" office:value="-207" table:style-name="ce48">
            <text:p><text:s/>- 207</text:p>
          </table:table-cell>
          <table:table-cell office:value-type="float" office:value="-9.7000937207122782" table:style-name="ce49">
            <text:p>-9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060" table:style-name="ce121">
            <text:p>2 060</text:p>
          </table:table-cell>
          <table:table-cell office:value-type="float" office:value="26.801977621649755" table:style-name="ce122">
            <text:p>26,8<text:s text:c="5"/></text:p>
          </table:table-cell>
          <table:table-cell office:value-type="float" office:value="2251" table:style-name="ce123">
            <text:p>2 251</text:p>
          </table:table-cell>
          <table:table-cell office:value-type="float" office:value="22.811106607215244" table:style-name="ce124">
            <text:p>22,8<text:s text:c="5"/></text:p>
          </table:table-cell>
          <table:table-cell office:value-type="float" office:value="2732" table:style-name="ce123">
            <text:p>2 732</text:p>
          </table:table-cell>
          <table:table-cell office:value-type="float" office:value="27.663021466180638" table:style-name="ce125">
            <text:p>27,7<text:s text:c="5"/></text:p>
          </table:table-cell>
          <table:table-cell office:value-type="float" office:value="-191" table:style-name="ce48">
            <text:p><text:s/>- 191</text:p>
          </table:table-cell>
          <table:table-cell office:value-type="float" office:value="-8.4851177254553534" table:style-name="ce49">
            <text:p>-8,5<text:s text:c="3"/></text:p>
          </table:table-cell>
          <table:table-cell office:value-type="float" office:value="-672" table:style-name="ce48">
            <text:p><text:s/>- 672</text:p>
          </table:table-cell>
          <table:table-cell office:value-type="float" office:value="-24.597364568081993" table:style-name="ce49">
            <text:p>-24,6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518" table:style-name="ce121">
            <text:p><text:s/>518</text:p>
          </table:table-cell>
          <table:table-cell office:value-type="float" office:value="6.7395264116575593" table:style-name="ce122">
            <text:p>6,7<text:s text:c="5"/></text:p>
          </table:table-cell>
          <table:table-cell office:value-type="float" office:value="598" table:style-name="ce123">
            <text:p><text:s/>598</text:p>
          </table:table-cell>
          <table:table-cell office:value-type="float" office:value="6.0599918929874343" table:style-name="ce124">
            <text:p>6,1<text:s text:c="5"/></text:p>
          </table:table-cell>
          <table:table-cell office:value-type="float" office:value="764" table:style-name="ce123">
            <text:p><text:s/>764</text:p>
          </table:table-cell>
          <table:table-cell office:value-type="float" office:value="7.7359254759011744" table:style-name="ce125">
            <text:p>7,7<text:s text:c="5"/></text:p>
          </table:table-cell>
          <table:table-cell office:value-type="float" office:value="-80" table:style-name="ce48">
            <text:p><text:s/>- 80</text:p>
          </table:table-cell>
          <table:table-cell office:value-type="float" office:value="-13.377926421404682" table:style-name="ce49">
            <text:p>-13,4<text:s text:c="3"/></text:p>
          </table:table-cell>
          <table:table-cell office:value-type="float" office:value="-246" table:style-name="ce48">
            <text:p><text:s/>- 246</text:p>
          </table:table-cell>
          <table:table-cell office:value-type="float" office:value="-32.198952879581149" table:style-name="ce49">
            <text:p>-32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99" table:style-name="ce121">
            <text:p><text:s/>199</text:p>
          </table:table-cell>
          <table:table-cell office:value-type="float" office:value="2.5891230809263597" table:style-name="ce122">
            <text:p>2,6<text:s text:c="5"/></text:p>
          </table:table-cell>
          <table:table-cell office:value-type="float" office:value="227" table:style-name="ce123">
            <text:p><text:s/>227</text:p>
          </table:table-cell>
          <table:table-cell office:value-type="float" office:value="2.3003648155654641" table:style-name="ce124">
            <text:p>2,3<text:s text:c="5"/></text:p>
          </table:table-cell>
          <table:table-cell office:value-type="float" office:value="1142" table:style-name="ce123">
            <text:p>1 142</text:p>
          </table:table-cell>
          <table:table-cell office:value-type="float" office:value="11.563385986229243" table:style-name="ce125">
            <text:p>11,6<text:s text:c="5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12.334801762114537" table:style-name="ce49">
            <text:p>-12,3<text:s text:c="3"/></text:p>
          </table:table-cell>
          <table:table-cell office:value-type="float" office:value="-943" table:style-name="ce48">
            <text:p><text:s/>- 943</text:p>
          </table:table-cell>
          <table:table-cell office:value-type="float" office:value="-82.574430823117339" table:style-name="ce49">
            <text:p>-82,6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55" table:style-name="ce114">
            <text:p><text:s/>255</text:p>
          </table:table-cell>
          <table:table-cell office:value-type="float" office:value="3.3" table:style-name="ce115">
            <text:p>3,3<text:s text:c="5"/></text:p>
          </table:table-cell>
          <table:table-cell office:value-type="float" office:value="307" table:style-name="ce116">
            <text:p><text:s/>307</text:p>
          </table:table-cell>
          <table:table-cell office:value-type="float" office:value="3.1110660721524122" table:style-name="ce117">
            <text:p>3,1<text:s text:c="5"/></text:p>
          </table:table-cell>
          <table:table-cell office:value-type="float" office:value="291" table:style-name="ce116">
            <text:p><text:s/>291</text:p>
          </table:table-cell>
          <table:table-cell office:value-type="float" office:value="2.9465370595382749" table:style-name="ce118">
            <text:p>2,9<text:s text:c="5"/></text:p>
          </table:table-cell>
          <table:table-cell office:value-type="float" office:value="-52" table:style-name="ce39">
            <text:p><text:s/>- 52</text:p>
          </table:table-cell>
          <table:table-cell office:value-type="float" office:value="-16.899999999999999" table:style-name="ce40">
            <text:p>-16,9<text:s text:c="3"/></text:p>
          </table:table-cell>
          <table:table-cell office:value-type="float" office:value="-36" table:style-name="ce39">
            <text:p><text:s/>- 36</text:p>
          </table:table-cell>
          <table:table-cell office:value-type="float" office:value="-12.4" table:style-name="ce40">
            <text:p>-12,4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13" table:style-name="ce121">
            <text:p><text:s/>113</text:p>
          </table:table-cell>
          <table:table-cell office:value-type="float" office:value="1.5" table:style-name="ce122">
            <text:p>1,5<text:s text:c="5"/></text:p>
          </table:table-cell>
          <table:table-cell office:value-type="float" office:value="144" table:style-name="ce123">
            <text:p><text:s/>144</text:p>
          </table:table-cell>
          <table:table-cell office:value-type="float" office:value="1.4592622618565059" table:style-name="ce124">
            <text:p>1,5<text:s text:c="5"/></text:p>
          </table:table-cell>
          <table:table-cell office:value-type="float" office:value="126" table:style-name="ce123">
            <text:p><text:s/>126</text:p>
          </table:table-cell>
          <table:table-cell office:value-type="float" office:value="1.2758201701093561" table:style-name="ce125">
            <text:p>1,3<text:s text:c="5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21.5" table:style-name="ce49">
            <text:p>-21,5<text:s text:c="3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10.3" table:style-name="ce49">
            <text:p>-10,3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42" table:style-name="ce121">
            <text:p><text:s/>142</text:p>
          </table:table-cell>
          <table:table-cell office:value-type="float" office:value="1.8475149622690608" table:style-name="ce122">
            <text:p>1,8<text:s text:c="5"/></text:p>
          </table:table-cell>
          <table:table-cell office:value-type="float" office:value="163" table:style-name="ce123">
            <text:p><text:s/>163</text:p>
          </table:table-cell>
          <table:table-cell office:value-type="float" office:value="1.6518038102959061" table:style-name="ce124">
            <text:p>1,7<text:s text:c="5"/></text:p>
          </table:table-cell>
          <table:table-cell office:value-type="float" office:value="165" table:style-name="ce123">
            <text:p><text:s/>165</text:p>
          </table:table-cell>
          <table:table-cell office:value-type="float" office:value="1.6707168894289186" table:style-name="ce125">
            <text:p>1,7<text:s text:c="5"/></text:p>
          </table:table-cell>
          <table:table-cell office:value-type="float" office:value="-21" table:style-name="ce48">
            <text:p><text:s/>- 21</text:p>
          </table:table-cell>
          <table:table-cell office:value-type="float" office:value="-12.883435582822086" table:style-name="ce49">
            <text:p>-12,9<text:s text:c="3"/></text:p>
          </table:table-cell>
          <table:table-cell office:value-type="float" office:value="-23" table:style-name="ce48">
            <text:p><text:s/>- 23</text:p>
          </table:table-cell>
          <table:table-cell office:value-type="float" office:value="-13.939393939393941" table:style-name="ce49">
            <text:p>-13,9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7422" table:style-name="ce35">
            <text:p>7 422</text:p>
          </table:table-cell>
          <table:table-cell office:value-type="float" office:value="100.00000000000001" table:style-name="ce145">
            <text:p>100,0<text:s text:c="5"/></text:p>
          </table:table-cell>
          <table:table-cell office:value-type="float" office:value="9561" table:style-name="ce146">
            <text:p>9 561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9585" table:style-name="ce37">
            <text:p>9 585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2139" table:style-name="ce39">
            <text:p><text:s/>-2 139</text:p>
          </table:table-cell>
          <table:table-cell office:value-type="float" office:value="-22.372136805773454" table:style-name="ce40">
            <text:p>-22,4<text:s text:c="3"/></text:p>
          </table:table-cell>
          <table:table-cell office:value-type="float" office:value="-2163" table:style-name="ce39">
            <text:p><text:s/>-2 163</text:p>
          </table:table-cell>
          <table:table-cell office:value-type="float" office:value="-22.566510172143975" table:style-name="ce40">
            <text:p>-22,6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58" table:style-name="ce44">
            <text:p><text:s/>58</text:p>
          </table:table-cell>
          <table:table-cell office:value-type="float" office:value="0.78146052277014277" table:style-name="ce150">
            <text:p>0,8<text:s text:c="5"/></text:p>
          </table:table-cell>
          <table:table-cell office:value-type="float" office:value="39" table:style-name="ce151">
            <text:p><text:s/>39</text:p>
          </table:table-cell>
          <table:table-cell office:value-type="float" office:value="0.40790712268591151" table:style-name="ce152">
            <text:p>0,4<text:s text:c="5"/></text:p>
          </table:table-cell>
          <table:table-cell office:value-type="float" office:value="30" table:style-name="ce46">
            <text:p><text:s/>30</text:p>
          </table:table-cell>
          <table:table-cell office:value-type="float" office:value="0.3129890453834116" table:style-name="ce153">
            <text:p>0,3<text:s text:c="5"/></text:p>
          </table:table-cell>
          <table:table-cell office:value-type="float" office:value="19" table:style-name="ce48">
            <text:p>+ 19</text:p>
          </table:table-cell>
          <table:table-cell office:value-type="float" office:value="48.717948717948715" table:style-name="ce49">
            <text:p>+48,7<text:s text:c="3"/></text:p>
          </table:table-cell>
          <table:table-cell office:value-type="float" office:value="28" table:style-name="ce48">
            <text:p>+ 28</text:p>
          </table:table-cell>
          <table:table-cell office:value-type="float" office:value="93.333333333333329" table:style-name="ce49">
            <text:p>+93,3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654" table:style-name="ce44">
            <text:p><text:s/>654</text:p>
          </table:table-cell>
          <table:table-cell office:value-type="float" office:value="8.8116410670978169" table:style-name="ce150">
            <text:p>8,8<text:s text:c="5"/></text:p>
          </table:table-cell>
          <table:table-cell office:value-type="float" office:value="496" table:style-name="ce151">
            <text:p><text:s/>496</text:p>
          </table:table-cell>
          <table:table-cell office:value-type="float" office:value="5.187741868005439" table:style-name="ce152">
            <text:p>5,2<text:s text:c="5"/></text:p>
          </table:table-cell>
          <table:table-cell office:value-type="float" office:value="635" table:style-name="ce46">
            <text:p><text:s/>635</text:p>
          </table:table-cell>
          <table:table-cell office:value-type="float" office:value="6.6249347939488779" table:style-name="ce153">
            <text:p>6,6<text:s text:c="5"/></text:p>
          </table:table-cell>
          <table:table-cell office:value-type="float" office:value="158" table:style-name="ce48">
            <text:p>+ 158</text:p>
          </table:table-cell>
          <table:table-cell office:value-type="float" office:value="31.85483870967742" table:style-name="ce49">
            <text:p>+31,9<text:s text:c="3"/></text:p>
          </table:table-cell>
          <table:table-cell office:value-type="float" office:value="19" table:style-name="ce48">
            <text:p>+ 19</text:p>
          </table:table-cell>
          <table:table-cell office:value-type="float" office:value="2.9921259842519685" table:style-name="ce49">
            <text:p>+3,0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517" table:style-name="ce44">
            <text:p><text:s/>517</text:p>
          </table:table-cell>
          <table:table-cell office:value-type="float" office:value="6.9657774184855832" table:style-name="ce150">
            <text:p>7,0<text:s text:c="5"/></text:p>
          </table:table-cell>
          <table:table-cell office:value-type="float" office:value="563" table:style-name="ce151">
            <text:p><text:s/>563</text:p>
          </table:table-cell>
          <table:table-cell office:value-type="float" office:value="5.8885053864658508" table:style-name="ce152">
            <text:p>5,9<text:s text:c="5"/></text:p>
          </table:table-cell>
          <table:table-cell office:value-type="float" office:value="615" table:style-name="ce46">
            <text:p><text:s/>615</text:p>
          </table:table-cell>
          <table:table-cell office:value-type="float" office:value="6.4162754303599367" table:style-name="ce153">
            <text:p>6,4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8.1705150976909415" table:style-name="ce49">
            <text:p>-8,2<text:s text:c="3"/></text:p>
          </table:table-cell>
          <table:table-cell office:value-type="float" office:value="-98" table:style-name="ce48">
            <text:p><text:s/>- 98</text:p>
          </table:table-cell>
          <table:table-cell office:value-type="float" office:value="-15.934959349593496" table:style-name="ce49">
            <text:p>-15,9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612" table:style-name="ce44">
            <text:p><text:s/>612</text:p>
          </table:table-cell>
          <table:table-cell office:value-type="float" office:value="8.2457558609539205" table:style-name="ce150">
            <text:p>8,2<text:s text:c="5"/></text:p>
          </table:table-cell>
          <table:table-cell office:value-type="float" office:value="569" table:style-name="ce151">
            <text:p><text:s/>569</text:p>
          </table:table-cell>
          <table:table-cell office:value-type="float" office:value="5.9512603284175301" table:style-name="ce152">
            <text:p>6,0<text:s text:c="5"/></text:p>
          </table:table-cell>
          <table:table-cell office:value-type="float" office:value="858" table:style-name="ce46">
            <text:p><text:s/>858</text:p>
          </table:table-cell>
          <table:table-cell office:value-type="float" office:value="8.9514866979655707" table:style-name="ce153">
            <text:p>9,0<text:s text:c="5"/></text:p>
          </table:table-cell>
          <table:table-cell office:value-type="float" office:value="43" table:style-name="ce48">
            <text:p>+ 43</text:p>
          </table:table-cell>
          <table:table-cell office:value-type="float" office:value="7.5571177504393665" table:style-name="ce49">
            <text:p>+7,6<text:s text:c="3"/></text:p>
          </table:table-cell>
          <table:table-cell office:value-type="float" office:value="-246" table:style-name="ce48">
            <text:p><text:s/>- 246</text:p>
          </table:table-cell>
          <table:table-cell office:value-type="float" office:value="-28.671328671328673" table:style-name="ce49">
            <text:p>-28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645" table:style-name="ce44">
            <text:p><text:s/>645</text:p>
          </table:table-cell>
          <table:table-cell office:value-type="float" office:value="8.6903799514955544" table:style-name="ce150">
            <text:p>8,7<text:s text:c="5"/></text:p>
          </table:table-cell>
          <table:table-cell office:value-type="float" office:value="1033" table:style-name="ce151">
            <text:p>1 033</text:p>
          </table:table-cell>
          <table:table-cell office:value-type="float" office:value="10.804309172680682" table:style-name="ce152">
            <text:p>10,8<text:s text:c="5"/></text:p>
          </table:table-cell>
          <table:table-cell office:value-type="float" office:value="1932" table:style-name="ce46">
            <text:p>1 932</text:p>
          </table:table-cell>
          <table:table-cell office:value-type="float" office:value="20.156494522691705" table:style-name="ce153">
            <text:p>20,2<text:s text:c="5"/></text:p>
          </table:table-cell>
          <table:table-cell office:value-type="float" office:value="-388" table:style-name="ce48">
            <text:p><text:s/>- 388</text:p>
          </table:table-cell>
          <table:table-cell office:value-type="float" office:value="-37.560503388189737" table:style-name="ce49">
            <text:p>-37,6<text:s text:c="3"/></text:p>
          </table:table-cell>
          <table:table-cell office:value-type="float" office:value="-1287" table:style-name="ce48">
            <text:p><text:s/>-1 287</text:p>
          </table:table-cell>
          <table:table-cell office:value-type="float" office:value="-66.614906832298132" table:style-name="ce49">
            <text:p>-66,6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178" table:style-name="ce44">
            <text:p><text:s/>178</text:p>
          </table:table-cell>
          <table:table-cell office:value-type="float" office:value="2.3982753974669899" table:style-name="ce150">
            <text:p>2,4<text:s text:c="5"/></text:p>
          </table:table-cell>
          <table:table-cell office:value-type="float" office:value="530" table:style-name="ce151">
            <text:p><text:s/>530</text:p>
          </table:table-cell>
          <table:table-cell office:value-type="float" office:value="5.5433532057316182" table:style-name="ce152">
            <text:p>5,5<text:s text:c="5"/></text:p>
          </table:table-cell>
          <table:table-cell office:value-type="float" office:value="271" table:style-name="ce46">
            <text:p><text:s/>271</text:p>
          </table:table-cell>
          <table:table-cell office:value-type="float" office:value="2.8273343766301511" table:style-name="ce153">
            <text:p>2,8<text:s text:c="5"/></text:p>
          </table:table-cell>
          <table:table-cell office:value-type="float" office:value="-352" table:style-name="ce48">
            <text:p><text:s/>- 352</text:p>
          </table:table-cell>
          <table:table-cell office:value-type="float" office:value="-66.415094339622641" table:style-name="ce49">
            <text:p>-66,4<text:s text:c="3"/></text:p>
          </table:table-cell>
          <table:table-cell office:value-type="float" office:value="-93" table:style-name="ce48">
            <text:p><text:s/>- 93</text:p>
          </table:table-cell>
          <table:table-cell office:value-type="float" office:value="-34.317343173431738" table:style-name="ce49">
            <text:p>-34,3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487" table:style-name="ce44">
            <text:p>1 487</text:p>
          </table:table-cell>
          <table:table-cell office:value-type="float" office:value="20.035030988951767" table:style-name="ce150">
            <text:p>20,0<text:s text:c="5"/></text:p>
          </table:table-cell>
          <table:table-cell office:value-type="float" office:value="1723" table:style-name="ce151">
            <text:p>1 723</text:p>
          </table:table-cell>
          <table:table-cell office:value-type="float" office:value="18.021127497123732" table:style-name="ce152">
            <text:p>18,0<text:s text:c="5"/></text:p>
          </table:table-cell>
          <table:table-cell office:value-type="float" office:value="1529" table:style-name="ce46">
            <text:p>1 529</text:p>
          </table:table-cell>
          <table:table-cell office:value-type="float" office:value="15.952008346374544" table:style-name="ce153">
            <text:p>16,0<text:s text:c="5"/></text:p>
          </table:table-cell>
          <table:table-cell office:value-type="float" office:value="-236" table:style-name="ce48">
            <text:p><text:s/>- 236</text:p>
          </table:table-cell>
          <table:table-cell office:value-type="float" office:value="-13.697040046430645" table:style-name="ce49">
            <text:p>-13,7<text:s text:c="3"/></text:p>
          </table:table-cell>
          <table:table-cell office:value-type="float" office:value="-42" table:style-name="ce48">
            <text:p><text:s/>- 42</text:p>
          </table:table-cell>
          <table:table-cell office:value-type="float" office:value="-2.7468933943754088" table:style-name="ce49">
            <text:p>-2,7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919" table:style-name="ce44">
            <text:p><text:s/>919</text:p>
          </table:table-cell>
          <table:table-cell office:value-type="float" office:value="12.382107248720022" table:style-name="ce150">
            <text:p>12,4<text:s text:c="5"/></text:p>
          </table:table-cell>
          <table:table-cell office:value-type="float" office:value="982" table:style-name="ce151">
            <text:p><text:s/>982</text:p>
          </table:table-cell>
          <table:table-cell office:value-type="float" office:value="10.270892166091413" table:style-name="ce152">
            <text:p>10,3<text:s text:c="5"/></text:p>
          </table:table-cell>
          <table:table-cell office:value-type="float" office:value="987" table:style-name="ce46">
            <text:p><text:s/>987</text:p>
          </table:table-cell>
          <table:table-cell office:value-type="float" office:value="10.297339593114241" table:style-name="ce153">
            <text:p>10,3<text:s text:c="5"/></text:p>
          </table:table-cell>
          <table:table-cell office:value-type="float" office:value="-63" table:style-name="ce48">
            <text:p><text:s/>- 63</text:p>
          </table:table-cell>
          <table:table-cell office:value-type="float" office:value="-6.4154786150712839" table:style-name="ce49">
            <text:p>-6,4<text:s text:c="3"/></text:p>
          </table:table-cell>
          <table:table-cell office:value-type="float" office:value="-68" table:style-name="ce48">
            <text:p><text:s/>- 68</text:p>
          </table:table-cell>
          <table:table-cell office:value-type="float" office:value="-6.8895643363728469" table:style-name="ce49">
            <text:p>-6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2347" table:style-name="ce44">
            <text:p>2 347</text:p>
          </table:table-cell>
          <table:table-cell office:value-type="float" office:value="31.622204257612502" table:style-name="ce150">
            <text:p>31,6<text:s text:c="5"/></text:p>
          </table:table-cell>
          <table:table-cell office:value-type="float" office:value="3625" table:style-name="ce151">
            <text:p>3 625</text:p>
          </table:table-cell>
          <table:table-cell office:value-type="float" office:value="37.914444095805877" table:style-name="ce152">
            <text:p>37,9<text:s text:c="5"/></text:p>
          </table:table-cell>
          <table:table-cell office:value-type="float" office:value="2727" table:style-name="ce46">
            <text:p>2 727</text:p>
          </table:table-cell>
          <table:table-cell office:value-type="float" office:value="28.450704225352112" table:style-name="ce153">
            <text:p>28,5<text:s text:c="5"/></text:p>
          </table:table-cell>
          <table:table-cell office:value-type="float" office:value="-1278" table:style-name="ce48">
            <text:p><text:s/>-1 278</text:p>
          </table:table-cell>
          <table:table-cell office:value-type="float" office:value="-35.255172413793105" table:style-name="ce49">
            <text:p>-35,3<text:s text:c="3"/></text:p>
          </table:table-cell>
          <table:table-cell office:value-type="float" office:value="-380" table:style-name="ce48">
            <text:p><text:s/>- 380</text:p>
          </table:table-cell>
          <table:table-cell office:value-type="float" office:value="-13.934726806013934" table:style-name="ce49">
            <text:p>-13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5" table:style-name="ce44">
            <text:p><text:s/>5</text:p>
          </table:table-cell>
          <table:table-cell office:value-type="float" office:value="6.7367286445701974E-2" table:style-name="ce150">
            <text:p>0,1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1.0459156991946449E-2" table:style-name="ce152">
            <text:p>0,0<text:s text:c="5"/></text:p>
          </table:table-cell>
          <table:table-cell office:value-type="float" office:value="1" table:style-name="ce46">
            <text:p><text:s/>1</text:p>
          </table:table-cell>
          <table:table-cell office:value-type="float" office:value="1.0432968179447054E-2" table:style-name="ce153">
            <text:p>0,0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400" table:style-name="ce49">
            <text:p>+400,0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400" table:style-name="ce49">
            <text:p>+400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431in" svg:y="0.29183in" svg:width="1.78422in" svg:height="0.5247in">
                <draw:text-box>
                  <text:p text:style-name="a90" text:class-names="" text:cond-style-name=""><text:span text:style-name="a88" text:class-names="">FEVEREIR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049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422" table:style-name="ce35">
            <text:p>7 422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9561" table:style-name="ce37">
            <text:p>9 56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9585" table:style-name="ce37">
            <text:p>9 58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139" table:style-name="ce39">
            <text:p><text:s/>-2 139</text:p>
          </table:table-cell>
          <table:table-cell office:value-type="float" office:value="-22.372136805773454" table:style-name="ce40">
            <text:p>-22,4<text:s text:c="3"/></text:p>
          </table:table-cell>
          <table:table-cell office:value-type="float" office:value="-2163" table:style-name="ce39">
            <text:p><text:s/>-2 163</text:p>
          </table:table-cell>
          <table:table-cell office:value-type="float" office:value="-22.566510172143975" table:style-name="ce40">
            <text:p>-22,6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208" table:style-name="ce35">
            <text:p><text:s/>208</text:p>
          </table:table-cell>
          <table:table-cell office:value-type="float" office:value="2.8024791161412019" table:style-name="ce36">
            <text:p>2,8<text:s text:c="5"/></text:p>
          </table:table-cell>
          <table:table-cell office:value-type="float" office:value="665" table:style-name="ce37">
            <text:p><text:s/>665</text:p>
          </table:table-cell>
          <table:table-cell office:value-type="float" office:value="6.9553393996443891" table:style-name="ce38">
            <text:p>7,0<text:s text:c="5"/></text:p>
          </table:table-cell>
          <table:table-cell office:value-type="float" office:value="374" table:style-name="ce37">
            <text:p><text:s/>374</text:p>
          </table:table-cell>
          <table:table-cell office:value-type="float" office:value="3.9019300991131973" table:style-name="ce38">
            <text:p>3,9<text:s text:c="5"/></text:p>
          </table:table-cell>
          <table:table-cell office:value-type="float" office:value="-457" table:style-name="ce39">
            <text:p><text:s/>- 457</text:p>
          </table:table-cell>
          <table:table-cell office:value-type="float" office:value="-68.721804511278194" table:style-name="ce40">
            <text:p>-68,7<text:s text:c="3"/></text:p>
          </table:table-cell>
          <table:table-cell office:value-type="float" office:value="-166" table:style-name="ce39">
            <text:p><text:s/>- 166</text:p>
          </table:table-cell>
          <table:table-cell office:value-type="float" office:value="-44.385026737967912" table:style-name="ce40">
            <text:p>-44,4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2518" table:style-name="ce55">
            <text:p>2 518</text:p>
          </table:table-cell>
          <table:table-cell office:value-type="float" office:value="33.926165454055514" table:style-name="ce56">
            <text:p>33,9<text:s text:c="5"/></text:p>
          </table:table-cell>
          <table:table-cell office:value-type="float" office:value="2567" table:style-name="ce37">
            <text:p>2 567</text:p>
          </table:table-cell>
          <table:table-cell office:value-type="float" office:value="26.848655998326539" table:style-name="ce38">
            <text:p>26,8<text:s text:c="5"/></text:p>
          </table:table-cell>
          <table:table-cell office:value-type="float" office:value="2471" table:style-name="ce37">
            <text:p>2 471</text:p>
          </table:table-cell>
          <table:table-cell office:value-type="float" office:value="25.779864371413669" table:style-name="ce38">
            <text:p>25,8<text:s text:c="5"/></text:p>
          </table:table-cell>
          <table:table-cell office:value-type="float" office:value="-49" table:style-name="ce39">
            <text:p><text:s/>- 49</text:p>
          </table:table-cell>
          <table:table-cell office:value-type="float" office:value="-1.9088430074016363" table:style-name="ce40">
            <text:p>-1,9<text:s text:c="3"/></text:p>
          </table:table-cell>
          <table:table-cell office:value-type="float" office:value="47" table:style-name="ce39">
            <text:p>+ 47</text:p>
          </table:table-cell>
          <table:table-cell office:value-type="float" office:value="1.9020639417239984" table:style-name="ce40">
            <text:p>+1,9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7" table:style-name="ce44">
            <text:p><text:s/>17</text:p>
          </table:table-cell>
          <table:table-cell office:value-type="float" office:value="0.22904877391538669" table:style-name="ce45">
            <text:p>0,2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12550988390335738" table:style-name="ce47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7.3030777256129373E-2" table:style-name="ce47">
            <text:p>0,1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41.666666666666671" table:style-name="ce49">
            <text:p>+41,7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142.85714285714286" table:style-name="ce49">
            <text:p>+142,9<text:s text:c="3"/></text:p>
          </table:table-cell>
          <table:table-cell table:style-name="ce65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186" table:style-name="ce44">
            <text:p><text:s/>186</text:p>
          </table:table-cell>
          <table:table-cell office:value-type="float" office:value="2.5060630557801131" table:style-name="ce45">
            <text:p>2,5<text:s text:c="5"/></text:p>
          </table:table-cell>
          <table:table-cell office:value-type="float" office:value="200" table:style-name="ce46">
            <text:p><text:s/>200</text:p>
          </table:table-cell>
          <table:table-cell office:value-type="float" office:value="2.09183139838929" table:style-name="ce47">
            <text:p>2,1<text:s text:c="5"/></text:p>
          </table:table-cell>
          <table:table-cell office:value-type="float" office:value="283" table:style-name="ce46">
            <text:p><text:s/>283</text:p>
          </table:table-cell>
          <table:table-cell office:value-type="float" office:value="2.9525299947835157" table:style-name="ce47">
            <text:p>3,0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7.0000000000000009" table:style-name="ce49">
            <text:p>-7,0<text:s text:c="3"/></text:p>
          </table:table-cell>
          <table:table-cell office:value-type="float" office:value="-97" table:style-name="ce48">
            <text:p><text:s/>- 97</text:p>
          </table:table-cell>
          <table:table-cell office:value-type="float" office:value="-34.275618374558306" table:style-name="ce49">
            <text:p>-34,3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94" table:style-name="ce44">
            <text:p><text:s/>94</text:p>
          </table:table-cell>
          <table:table-cell office:value-type="float" office:value="1.266504985179197" table:style-name="ce62">
            <text:p>1,3<text:s text:c="5"/></text:p>
          </table:table-cell>
          <table:table-cell office:value-type="float" office:value="75" table:style-name="ce63">
            <text:p><text:s/>75</text:p>
          </table:table-cell>
          <table:table-cell office:value-type="float" office:value="0.78443677439598358" table:style-name="ce64">
            <text:p>0,8<text:s text:c="5"/></text:p>
          </table:table-cell>
          <table:table-cell office:value-type="float" office:value="103" table:style-name="ce46">
            <text:p><text:s/>103</text:p>
          </table:table-cell>
          <table:table-cell office:value-type="float" office:value="1.0745957224830465" table:style-name="ce64">
            <text:p>1,1<text:s text:c="5"/></text:p>
          </table:table-cell>
          <table:table-cell office:value-type="float" office:value="19" table:style-name="ce48">
            <text:p>+ 19</text:p>
          </table:table-cell>
          <table:table-cell office:value-type="float" office:value="25.333333333333336" table:style-name="ce49">
            <text:p>+25,3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8.7378640776699026" table:style-name="ce49">
            <text:p>-8,7<text:s text:c="3"/></text:p>
          </table:table-cell>
          <table:table-cell table:style-name="ce65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61" table:style-name="ce44">
            <text:p><text:s/>261</text:p>
          </table:table-cell>
          <table:table-cell office:value-type="float" office:value="3.5165723524656425" table:style-name="ce62">
            <text:p>3,5<text:s text:c="5"/></text:p>
          </table:table-cell>
          <table:table-cell office:value-type="float" office:value="263" table:style-name="ce63">
            <text:p><text:s/>263</text:p>
          </table:table-cell>
          <table:table-cell office:value-type="float" office:value="2.750758288881916" table:style-name="ce64">
            <text:p>2,8<text:s text:c="5"/></text:p>
          </table:table-cell>
          <table:table-cell office:value-type="float" office:value="199" table:style-name="ce46">
            <text:p><text:s/>199</text:p>
          </table:table-cell>
          <table:table-cell office:value-type="float" office:value="2.0761606677099635" table:style-name="ce64">
            <text:p>2,1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0.76045627376425851" table:style-name="ce49">
            <text:p>-0,8<text:s text:c="3"/></text:p>
          </table:table-cell>
          <table:table-cell office:value-type="float" office:value="62" table:style-name="ce48">
            <text:p>+ 62</text:p>
          </table:table-cell>
          <table:table-cell office:value-type="float" office:value="31.155778894472363" table:style-name="ce49">
            <text:p>+31,2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41" table:style-name="ce44">
            <text:p><text:s/>141</text:p>
          </table:table-cell>
          <table:table-cell office:value-type="float" office:value="1.8997574777687956" table:style-name="ce62">
            <text:p>1,9<text:s text:c="5"/></text:p>
          </table:table-cell>
          <table:table-cell office:value-type="float" office:value="109" table:style-name="ce63">
            <text:p><text:s/>109</text:p>
          </table:table-cell>
          <table:table-cell office:value-type="float" office:value="1.1400481121221628" table:style-name="ce64">
            <text:p>1,1<text:s text:c="5"/></text:p>
          </table:table-cell>
          <table:table-cell office:value-type="float" office:value="184" table:style-name="ce46">
            <text:p><text:s/>184</text:p>
          </table:table-cell>
          <table:table-cell office:value-type="float" office:value="1.9196661450182575" table:style-name="ce64">
            <text:p>1,9<text:s text:c="5"/></text:p>
          </table:table-cell>
          <table:table-cell office:value-type="float" office:value="32" table:style-name="ce48">
            <text:p>+ 32</text:p>
          </table:table-cell>
          <table:table-cell office:value-type="float" office:value="29.357798165137616" table:style-name="ce49">
            <text:p>+29,4<text:s text:c="3"/></text:p>
          </table:table-cell>
          <table:table-cell office:value-type="float" office:value="-43" table:style-name="ce48">
            <text:p><text:s/>- 43</text:p>
          </table:table-cell>
          <table:table-cell office:value-type="float" office:value="-23.369565217391305" table:style-name="ce49">
            <text:p>-23,4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54" table:style-name="ce44">
            <text:p><text:s/>54</text:p>
          </table:table-cell>
          <table:table-cell office:value-type="float" office:value="0.72756669361358117" table:style-name="ce62">
            <text:p>0,7<text:s text:c="5"/></text:p>
          </table:table-cell>
          <table:table-cell office:value-type="float" office:value="59" table:style-name="ce63">
            <text:p><text:s/>59</text:p>
          </table:table-cell>
          <table:table-cell office:value-type="float" office:value="0.61709026252484045" table:style-name="ce64">
            <text:p>0,6<text:s text:c="5"/></text:p>
          </table:table-cell>
          <table:table-cell office:value-type="float" office:value="73" table:style-name="ce46">
            <text:p><text:s/>73</text:p>
          </table:table-cell>
          <table:table-cell office:value-type="float" office:value="0.76160667709963492" table:style-name="ce64">
            <text:p>0,8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8.4745762711864394" table:style-name="ce49">
            <text:p>-8,5<text:s text:c="3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26.027397260273972" table:style-name="ce49">
            <text:p>-26,0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25" table:style-name="ce44">
            <text:p><text:s/>25</text:p>
          </table:table-cell>
          <table:table-cell office:value-type="float" office:value="0.33683643222850984" table:style-name="ce62">
            <text:p>0,3<text:s text:c="5"/></text:p>
          </table:table-cell>
          <table:table-cell office:value-type="float" office:value="42" table:style-name="ce63">
            <text:p><text:s/>42</text:p>
          </table:table-cell>
          <table:table-cell office:value-type="float" office:value="0.43928459366175088" table:style-name="ce64">
            <text:p>0,4<text:s text:c="5"/></text:p>
          </table:table-cell>
          <table:table-cell office:value-type="float" office:value="16" table:style-name="ce46">
            <text:p><text:s/>16</text:p>
          </table:table-cell>
          <table:table-cell office:value-type="float" office:value="0.16692749087115286" table:style-name="ce64">
            <text:p>0,2<text:s text:c="5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40.476190476190474" table:style-name="ce49">
            <text:p>-40,5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56.25" table:style-name="ce49">
            <text:p>+56,3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73" table:style-name="ce44">
            <text:p><text:s/>73</text:p>
          </table:table-cell>
          <table:table-cell office:value-type="float" office:value="0.98356238210724878" table:style-name="ce62">
            <text:p>1,0<text:s text:c="5"/></text:p>
          </table:table-cell>
          <table:table-cell office:value-type="float" office:value="71" table:style-name="ce63">
            <text:p><text:s/>71</text:p>
          </table:table-cell>
          <table:table-cell office:value-type="float" office:value="0.74260014642819794" table:style-name="ce64">
            <text:p>0,7<text:s text:c="5"/></text:p>
          </table:table-cell>
          <table:table-cell office:value-type="float" office:value="88" table:style-name="ce46">
            <text:p><text:s/>88</text:p>
          </table:table-cell>
          <table:table-cell office:value-type="float" office:value="0.91810119979134053" table:style-name="ce64">
            <text:p>0,9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2.8169014084507045" table:style-name="ce49">
            <text:p>+2,8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17.045454545454543" table:style-name="ce49">
            <text:p>-17,0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17" table:style-name="ce44">
            <text:p><text:s/>117</text:p>
          </table:table-cell>
          <table:table-cell office:value-type="float" office:value="1.5763945028294262" table:style-name="ce62">
            <text:p>1,6<text:s text:c="5"/></text:p>
          </table:table-cell>
          <table:table-cell office:value-type="float" office:value="110" table:style-name="ce63">
            <text:p><text:s/>110</text:p>
          </table:table-cell>
          <table:table-cell office:value-type="float" office:value="1.1505072691141094" table:style-name="ce64">
            <text:p>1,2<text:s text:c="5"/></text:p>
          </table:table-cell>
          <table:table-cell office:value-type="float" office:value="63" table:style-name="ce46">
            <text:p><text:s/>63</text:p>
          </table:table-cell>
          <table:table-cell office:value-type="float" office:value="0.65727699530516426" table:style-name="ce64">
            <text:p>0,7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6.3636363636363633" table:style-name="ce49">
            <text:p>+6,4<text:s text:c="3"/></text:p>
          </table:table-cell>
          <table:table-cell office:value-type="float" office:value="54" table:style-name="ce48">
            <text:p>+ 54</text:p>
          </table:table-cell>
          <table:table-cell office:value-type="float" office:value="85.714285714285708" table:style-name="ce49">
            <text:p>+85,7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214" table:style-name="ce44">
            <text:p><text:s/>214</text:p>
          </table:table-cell>
          <table:table-cell office:value-type="float" office:value="2.8833198598760443" table:style-name="ce62">
            <text:p>2,9<text:s text:c="5"/></text:p>
          </table:table-cell>
          <table:table-cell office:value-type="float" office:value="346" table:style-name="ce63">
            <text:p><text:s/>346</text:p>
          </table:table-cell>
          <table:table-cell office:value-type="float" office:value="3.6188683192134716" table:style-name="ce64">
            <text:p>3,6<text:s text:c="5"/></text:p>
          </table:table-cell>
          <table:table-cell office:value-type="float" office:value="161" table:style-name="ce46">
            <text:p><text:s/>161</text:p>
          </table:table-cell>
          <table:table-cell office:value-type="float" office:value="1.6797078768909754" table:style-name="ce64">
            <text:p>1,7<text:s text:c="5"/></text:p>
          </table:table-cell>
          <table:table-cell office:value-type="float" office:value="-132" table:style-name="ce48">
            <text:p><text:s/>- 132</text:p>
          </table:table-cell>
          <table:table-cell office:value-type="float" office:value="-38.150289017341038" table:style-name="ce49">
            <text:p>-38,2<text:s text:c="3"/></text:p>
          </table:table-cell>
          <table:table-cell office:value-type="float" office:value="53" table:style-name="ce48">
            <text:p>+ 53</text:p>
          </table:table-cell>
          <table:table-cell office:value-type="float" office:value="32.919254658385093" table:style-name="ce49">
            <text:p>+32,9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88" table:style-name="ce44">
            <text:p><text:s/>88</text:p>
          </table:table-cell>
          <table:table-cell office:value-type="float" office:value="1.1856642414443546" table:style-name="ce62">
            <text:p>1,2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0.77397761740403725" table:style-name="ce64">
            <text:p>0,8<text:s text:c="5"/></text:p>
          </table:table-cell>
          <table:table-cell office:value-type="float" office:value="74" table:style-name="ce46">
            <text:p><text:s/>74</text:p>
          </table:table-cell>
          <table:table-cell office:value-type="float" office:value="0.77203964527908187" table:style-name="ce64">
            <text:p>0,8<text:s text:c="5"/></text:p>
          </table:table-cell>
          <table:table-cell office:value-type="float" office:value="14" table:style-name="ce48">
            <text:p>+ 14</text:p>
          </table:table-cell>
          <table:table-cell office:value-type="float" office:value="18.918918918918919" table:style-name="ce49">
            <text:p>+18,9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18.918918918918919" table:style-name="ce49">
            <text:p>+18,9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43" table:style-name="ce44">
            <text:p><text:s/>43</text:p>
          </table:table-cell>
          <table:table-cell office:value-type="float" office:value="0.57935866343303699" table:style-name="ce62">
            <text:p>0,6<text:s text:c="5"/></text:p>
          </table:table-cell>
          <table:table-cell office:value-type="float" office:value="50" table:style-name="ce63">
            <text:p><text:s/>50</text:p>
          </table:table-cell>
          <table:table-cell office:value-type="float" office:value="0.5229578495973225" table:style-name="ce64">
            <text:p>0,5<text:s text:c="5"/></text:p>
          </table:table-cell>
          <table:table-cell office:value-type="float" office:value="36" table:style-name="ce46">
            <text:p><text:s/>36</text:p>
          </table:table-cell>
          <table:table-cell office:value-type="float" office:value="0.37558685446009388" table:style-name="ce64">
            <text:p>0,4<text:s text:c="5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4.000000000000002" table:style-name="ce49">
            <text:p>-14,0<text:s text:c="3"/></text:p>
          </table:table-cell>
          <table:table-cell office:value-type="float" office:value="7" table:style-name="ce48">
            <text:p>+ 7</text:p>
          </table:table-cell>
          <table:table-cell office:value-type="float" office:value="19.444444444444446" table:style-name="ce49">
            <text:p>+19,4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74" table:style-name="ce44">
            <text:p><text:s/>174</text:p>
          </table:table-cell>
          <table:table-cell office:value-type="float" office:value="2.3443815683104283" table:style-name="ce62">
            <text:p>2,3<text:s text:c="5"/></text:p>
          </table:table-cell>
          <table:table-cell office:value-type="float" office:value="301" table:style-name="ce63">
            <text:p><text:s/>301</text:p>
          </table:table-cell>
          <table:table-cell office:value-type="float" office:value="3.1482062545758813" table:style-name="ce64">
            <text:p>3,1<text:s text:c="5"/></text:p>
          </table:table-cell>
          <table:table-cell office:value-type="float" office:value="169" table:style-name="ce46">
            <text:p><text:s/>169</text:p>
          </table:table-cell>
          <table:table-cell office:value-type="float" office:value="1.7631716223265519" table:style-name="ce64">
            <text:p>1,8<text:s text:c="5"/></text:p>
          </table:table-cell>
          <table:table-cell office:value-type="float" office:value="-127" table:style-name="ce48">
            <text:p><text:s/>- 127</text:p>
          </table:table-cell>
          <table:table-cell office:value-type="float" office:value="-42.192691029900331" table:style-name="ce49">
            <text:p>-42,2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2.9585798816568047" table:style-name="ce49">
            <text:p>+3,0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73" table:style-name="ce44">
            <text:p><text:s/>73</text:p>
          </table:table-cell>
          <table:table-cell office:value-type="float" office:value="0.98356238210724878" table:style-name="ce62">
            <text:p>1,0<text:s text:c="5"/></text:p>
          </table:table-cell>
          <table:table-cell office:value-type="float" office:value="71" table:style-name="ce63">
            <text:p><text:s/>71</text:p>
          </table:table-cell>
          <table:table-cell office:value-type="float" office:value="0.74260014642819794" table:style-name="ce64">
            <text:p>0,7<text:s text:c="5"/></text:p>
          </table:table-cell>
          <table:table-cell office:value-type="float" office:value="69" table:style-name="ce46">
            <text:p><text:s/>69</text:p>
          </table:table-cell>
          <table:table-cell office:value-type="float" office:value="0.7198748043818467" table:style-name="ce64">
            <text:p>0,7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2.8169014084507045" table:style-name="ce49">
            <text:p>+2,8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5.7971014492753623" table:style-name="ce49">
            <text:p>+5,8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958" table:style-name="ce44">
            <text:p><text:s/>958</text:p>
          </table:table-cell>
          <table:table-cell office:value-type="float" office:value="12.907572082996497" table:style-name="ce62">
            <text:p>12,9<text:s text:c="5"/></text:p>
          </table:table-cell>
          <table:table-cell office:value-type="float" office:value="784" table:style-name="ce63">
            <text:p><text:s/>784</text:p>
          </table:table-cell>
          <table:table-cell office:value-type="float" office:value="8.199979081686017" table:style-name="ce64">
            <text:p>8,2<text:s text:c="5"/></text:p>
          </table:table-cell>
          <table:table-cell office:value-type="float" office:value="946" table:style-name="ce46">
            <text:p><text:s/>946</text:p>
          </table:table-cell>
          <table:table-cell office:value-type="float" office:value="9.8695878977569116" table:style-name="ce64">
            <text:p>9,9<text:s text:c="5"/></text:p>
          </table:table-cell>
          <table:table-cell office:value-type="float" office:value="174" table:style-name="ce48">
            <text:p>+ 174</text:p>
          </table:table-cell>
          <table:table-cell office:value-type="float" office:value="22.193877551020407" table:style-name="ce49">
            <text:p>+22,2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1.2684989429175475" table:style-name="ce49">
            <text:p>+1,3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4696" table:style-name="ce55">
            <text:p>4 696</text:p>
          </table:table-cell>
          <table:table-cell office:value-type="float" office:value="63.271355429803286" table:style-name="ce56">
            <text:p>63,3<text:s text:c="5"/></text:p>
          </table:table-cell>
          <table:table-cell office:value-type="float" office:value="6329" table:style-name="ce57">
            <text:p>6 329</text:p>
          </table:table-cell>
          <table:table-cell office:value-type="float" office:value="66.196004602029078" table:style-name="ce58">
            <text:p>66,2<text:s text:c="5"/></text:p>
          </table:table-cell>
          <table:table-cell office:value-type="float" office:value="6740" table:style-name="ce57">
            <text:p>6 740</text:p>
          </table:table-cell>
          <table:table-cell office:value-type="float" office:value="70.318205529473133" table:style-name="ce58">
            <text:p>70,3<text:s text:c="5"/></text:p>
          </table:table-cell>
          <table:table-cell office:value-type="float" office:value="-1633" table:style-name="ce39">
            <text:p><text:s/>-1 633</text:p>
          </table:table-cell>
          <table:table-cell office:value-type="float" office:value="-25.8018644335598" table:style-name="ce40">
            <text:p>-25,8<text:s text:c="3"/></text:p>
          </table:table-cell>
          <table:table-cell office:value-type="float" office:value="-2044" table:style-name="ce39">
            <text:p><text:s/>-2 044</text:p>
          </table:table-cell>
          <table:table-cell office:value-type="float" office:value="-30.326409495548962" table:style-name="ce40">
            <text:p>-30,3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30" table:style-name="ce44">
            <text:p><text:s/>130</text:p>
          </table:table-cell>
          <table:table-cell office:value-type="float" office:value="1.7515494475882509" table:style-name="ce62">
            <text:p>1,8<text:s text:c="5"/></text:p>
          </table:table-cell>
          <table:table-cell office:value-type="float" office:value="118" table:style-name="ce63">
            <text:p><text:s/>118</text:p>
          </table:table-cell>
          <table:table-cell office:value-type="float" office:value="1.2341805250496809" table:style-name="ce64">
            <text:p>1,2<text:s text:c="5"/></text:p>
          </table:table-cell>
          <table:table-cell office:value-type="float" office:value="166" table:style-name="ce63">
            <text:p><text:s/>166</text:p>
          </table:table-cell>
          <table:table-cell office:value-type="float" office:value="1.7318727177882107" table:style-name="ce64">
            <text:p>1,7<text:s text:c="5"/></text:p>
          </table:table-cell>
          <table:table-cell office:value-type="float" office:value="12" table:style-name="ce48">
            <text:p>+ 12</text:p>
          </table:table-cell>
          <table:table-cell office:value-type="float" office:value="10.16949152542373" table:style-name="ce49">
            <text:p>+10,2<text:s text:c="3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21.686746987951807" table:style-name="ce49">
            <text:p>-21,7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841" table:style-name="ce44">
            <text:p><text:s/>841</text:p>
          </table:table-cell>
          <table:table-cell office:value-type="float" office:value="11.33117758016707" table:style-name="ce62">
            <text:p>11,3<text:s text:c="5"/></text:p>
          </table:table-cell>
          <table:table-cell office:value-type="float" office:value="844" table:style-name="ce63">
            <text:p><text:s/>844</text:p>
          </table:table-cell>
          <table:table-cell office:value-type="float" office:value="8.8275285012028029" table:style-name="ce64">
            <text:p>8,8<text:s text:c="5"/></text:p>
          </table:table-cell>
          <table:table-cell office:value-type="float" office:value="1066" table:style-name="ce63">
            <text:p>1 066</text:p>
          </table:table-cell>
          <table:table-cell office:value-type="float" office:value="11.121544079290558" table:style-name="ce64">
            <text:p>11,1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0.35545023696682465" table:style-name="ce49">
            <text:p>-0,4<text:s text:c="3"/></text:p>
          </table:table-cell>
          <table:table-cell office:value-type="float" office:value="-225" table:style-name="ce48">
            <text:p><text:s/>- 225</text:p>
          </table:table-cell>
          <table:table-cell office:value-type="float" office:value="-21.106941838649156" table:style-name="ce49">
            <text:p>-21,1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131" table:style-name="ce44">
            <text:p><text:s/>131</text:p>
          </table:table-cell>
          <table:table-cell office:value-type="float" office:value="1.7650229048773916" table:style-name="ce62">
            <text:p>1,8<text:s text:c="5"/></text:p>
          </table:table-cell>
          <table:table-cell office:value-type="float" office:value="104" table:style-name="ce63">
            <text:p><text:s/>104</text:p>
          </table:table-cell>
          <table:table-cell office:value-type="float" office:value="1.0877523271624305" table:style-name="ce64">
            <text:p>1,1<text:s text:c="5"/></text:p>
          </table:table-cell>
          <table:table-cell office:value-type="float" office:value="204" table:style-name="ce63">
            <text:p><text:s/>204</text:p>
          </table:table-cell>
          <table:table-cell office:value-type="float" office:value="2.1283255086071988" table:style-name="ce64">
            <text:p>2,1<text:s text:c="5"/></text:p>
          </table:table-cell>
          <table:table-cell office:value-type="float" office:value="27" table:style-name="ce48">
            <text:p>+ 27</text:p>
          </table:table-cell>
          <table:table-cell office:value-type="float" office:value="25.961538461538463" table:style-name="ce49">
            <text:p>+26,0<text:s text:c="3"/></text:p>
          </table:table-cell>
          <table:table-cell office:value-type="float" office:value="-73" table:style-name="ce48">
            <text:p><text:s/>- 73</text:p>
          </table:table-cell>
          <table:table-cell office:value-type="float" office:value="-35.784313725490193" table:style-name="ce49">
            <text:p>-35,8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371" table:style-name="ce44">
            <text:p><text:s/>371</text:p>
          </table:table-cell>
          <table:table-cell office:value-type="float" office:value="4.9986526542710861" table:style-name="ce62">
            <text:p>5,0<text:s text:c="5"/></text:p>
          </table:table-cell>
          <table:table-cell office:value-type="float" office:value="680" table:style-name="ce63">
            <text:p><text:s/>680</text:p>
          </table:table-cell>
          <table:table-cell office:value-type="float" office:value="7.1122267545235855" table:style-name="ce64">
            <text:p>7,1<text:s text:c="5"/></text:p>
          </table:table-cell>
          <table:table-cell office:value-type="float" office:value="1447" table:style-name="ce63">
            <text:p>1 447</text:p>
          </table:table-cell>
          <table:table-cell office:value-type="float" office:value="15.096504955659885" table:style-name="ce64">
            <text:p>15,1<text:s text:c="5"/></text:p>
          </table:table-cell>
          <table:table-cell office:value-type="float" office:value="-309" table:style-name="ce48">
            <text:p><text:s/>- 309</text:p>
          </table:table-cell>
          <table:table-cell office:value-type="float" office:value="-45.441176470588232" table:style-name="ce49">
            <text:p>-45,4<text:s text:c="3"/></text:p>
          </table:table-cell>
          <table:table-cell office:value-type="float" office:value="-1076" table:style-name="ce48">
            <text:p><text:s/>-1 076</text:p>
          </table:table-cell>
          <table:table-cell office:value-type="float" office:value="-74.360746371803728" table:style-name="ce49">
            <text:p>-74,4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37" table:style-name="ce44">
            <text:p><text:s/>137</text:p>
          </table:table-cell>
          <table:table-cell office:value-type="float" office:value="1.8458636486122337" table:style-name="ce62">
            <text:p>1,8<text:s text:c="5"/></text:p>
          </table:table-cell>
          <table:table-cell office:value-type="float" office:value="120" table:style-name="ce63">
            <text:p><text:s/>120</text:p>
          </table:table-cell>
          <table:table-cell office:value-type="float" office:value="1.2550988390335738" table:style-name="ce64">
            <text:p>1,3<text:s text:c="5"/></text:p>
          </table:table-cell>
          <table:table-cell office:value-type="float" office:value="143" table:style-name="ce63">
            <text:p><text:s/>143</text:p>
          </table:table-cell>
          <table:table-cell office:value-type="float" office:value="1.4919144496609285" table:style-name="ce64">
            <text:p>1,5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14.166666666666666" table:style-name="ce49">
            <text:p>+14,2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4.1958041958041958" table:style-name="ce49">
            <text:p>-4,2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19" table:style-name="ce44">
            <text:p><text:s/>19</text:p>
          </table:table-cell>
          <table:table-cell office:value-type="float" office:value="0.25599568849366749" table:style-name="ce62">
            <text:p>0,3<text:s text:c="5"/></text:p>
          </table:table-cell>
          <table:table-cell office:value-type="float" office:value="23" table:style-name="ce63">
            <text:p><text:s/>23</text:p>
          </table:table-cell>
          <table:table-cell office:value-type="float" office:value="0.24056061081476834" table:style-name="ce64">
            <text:p>0,2<text:s text:c="5"/></text:p>
          </table:table-cell>
          <table:table-cell office:value-type="float" office:value="31" table:style-name="ce63">
            <text:p><text:s/>31</text:p>
          </table:table-cell>
          <table:table-cell office:value-type="float" office:value="0.32342201356285866" table:style-name="ce64">
            <text:p>0,3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7.391304347826086" table:style-name="ce49">
            <text:p>-17,4<text:s text:c="3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38.70967741935484" table:style-name="ce49">
            <text:p>-38,7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965" table:style-name="ce44">
            <text:p>1 965</text:p>
          </table:table-cell>
          <table:table-cell office:value-type="float" office:value="26.475343573160874" table:style-name="ce62">
            <text:p>26,5<text:s text:c="5"/></text:p>
          </table:table-cell>
          <table:table-cell office:value-type="float" office:value="3286" table:style-name="ce63">
            <text:p>3 286</text:p>
          </table:table-cell>
          <table:table-cell office:value-type="float" office:value="34.368789875536031" table:style-name="ce64">
            <text:p>34,4<text:s text:c="5"/></text:p>
          </table:table-cell>
          <table:table-cell office:value-type="float" office:value="2178" table:style-name="ce63">
            <text:p>2 178</text:p>
          </table:table-cell>
          <table:table-cell office:value-type="float" office:value="22.72300469483568" table:style-name="ce64">
            <text:p>22,7<text:s text:c="5"/></text:p>
          </table:table-cell>
          <table:table-cell office:value-type="float" office:value="-1321" table:style-name="ce48">
            <text:p><text:s/>-1 321</text:p>
          </table:table-cell>
          <table:table-cell office:value-type="float" office:value="-40.200852099817411" table:style-name="ce49">
            <text:p>-40,2<text:s text:c="3"/></text:p>
          </table:table-cell>
          <table:table-cell office:value-type="float" office:value="-213" table:style-name="ce48">
            <text:p><text:s/>- 213</text:p>
          </table:table-cell>
          <table:table-cell office:value-type="float" office:value="-9.7796143250688701" table:style-name="ce49">
            <text:p>-9,8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455" table:style-name="ce44">
            <text:p><text:s/>455</text:p>
          </table:table-cell>
          <table:table-cell office:value-type="float" office:value="6.1304230665588788" table:style-name="ce62">
            <text:p>6,1<text:s text:c="5"/></text:p>
          </table:table-cell>
          <table:table-cell office:value-type="float" office:value="349" table:style-name="ce63">
            <text:p><text:s/>349</text:p>
          </table:table-cell>
          <table:table-cell office:value-type="float" office:value="3.6502457901893113" table:style-name="ce64">
            <text:p>3,7<text:s text:c="5"/></text:p>
          </table:table-cell>
          <table:table-cell office:value-type="float" office:value="419" table:style-name="ce63">
            <text:p><text:s/>419</text:p>
          </table:table-cell>
          <table:table-cell office:value-type="float" office:value="4.3714136671883157" table:style-name="ce64">
            <text:p>4,4<text:s text:c="5"/></text:p>
          </table:table-cell>
          <table:table-cell office:value-type="float" office:value="106" table:style-name="ce48">
            <text:p>+ 106</text:p>
          </table:table-cell>
          <table:table-cell office:value-type="float" office:value="30.372492836676219" table:style-name="ce49">
            <text:p>+30,4<text:s text:c="3"/></text:p>
          </table:table-cell>
          <table:table-cell office:value-type="float" office:value="36" table:style-name="ce48">
            <text:p>+ 36</text:p>
          </table:table-cell>
          <table:table-cell office:value-type="float" office:value="8.5918854415274453" table:style-name="ce49">
            <text:p>+8,6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30" table:style-name="ce44">
            <text:p><text:s/>530</text:p>
          </table:table-cell>
          <table:table-cell office:value-type="float" office:value="7.1409323632444082" table:style-name="ce62">
            <text:p>7,1<text:s text:c="5"/></text:p>
          </table:table-cell>
          <table:table-cell office:value-type="float" office:value="604" table:style-name="ce63">
            <text:p><text:s/>604</text:p>
          </table:table-cell>
          <table:table-cell office:value-type="float" office:value="6.3173308231356557" table:style-name="ce64">
            <text:p>6,3<text:s text:c="5"/></text:p>
          </table:table-cell>
          <table:table-cell office:value-type="float" office:value="782" table:style-name="ce63">
            <text:p><text:s/>782</text:p>
          </table:table-cell>
          <table:table-cell office:value-type="float" office:value="8.1585811163275963" table:style-name="ce64">
            <text:p>8,2<text:s text:c="5"/></text:p>
          </table:table-cell>
          <table:table-cell office:value-type="float" office:value="-74" table:style-name="ce48">
            <text:p><text:s/>- 74</text:p>
          </table:table-cell>
          <table:table-cell office:value-type="float" office:value="-12.251655629139073" table:style-name="ce49">
            <text:p>-12,3<text:s text:c="3"/></text:p>
          </table:table-cell>
          <table:table-cell office:value-type="float" office:value="-252" table:style-name="ce48">
            <text:p><text:s/>- 252</text:p>
          </table:table-cell>
          <table:table-cell office:value-type="float" office:value="-32.225063938618923" table:style-name="ce49">
            <text:p>-32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17" table:style-name="ce44">
            <text:p><text:s/>117</text:p>
          </table:table-cell>
          <table:table-cell office:value-type="float" office:value="1.5763945028294262" table:style-name="ce62">
            <text:p>1,6<text:s text:c="5"/></text:p>
          </table:table-cell>
          <table:table-cell office:value-type="float" office:value="201" table:style-name="ce63">
            <text:p><text:s/>201</text:p>
          </table:table-cell>
          <table:table-cell office:value-type="float" office:value="2.1022905553812361" table:style-name="ce64">
            <text:p>2,1<text:s text:c="5"/></text:p>
          </table:table-cell>
          <table:table-cell office:value-type="float" office:value="304" table:style-name="ce63">
            <text:p><text:s/>304</text:p>
          </table:table-cell>
          <table:table-cell office:value-type="float" office:value="3.1716223265519039" table:style-name="ce64">
            <text:p>3,2<text:s text:c="5"/></text:p>
          </table:table-cell>
          <table:table-cell office:value-type="float" office:value="-84" table:style-name="ce48">
            <text:p><text:s/>- 84</text:p>
          </table:table-cell>
          <table:table-cell office:value-type="float" office:value="-41.791044776119399" table:style-name="ce49">
            <text:p>-41,8<text:s text:c="3"/></text:p>
          </table:table-cell>
          <table:table-cell office:value-type="float" office:value="-187" table:style-name="ce48">
            <text:p><text:s/>- 187</text:p>
          </table:table-cell>
          <table:table-cell office:value-type="float" office:value="-61.51315789473685" table:style-name="ce49">
            <text:p>-61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style-name="ce1"/>
          <table:table-cell table:style-name="ce65"/>
          <table:table-cell table:style-name="ce207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7"/>
          <table:table-cell table:number-columns-repeated="16369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247in" svg:y="6.13891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2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2" table:default-cell-style-name="ce1" table:visibility="collapse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4" table:default-cell-style-name="ce92"/>
        <table:table-column table:style-name="co10" table:default-cell-style-name="ce92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6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997in" svg:y="0.30336in" svg:width="1.98808in" svg:height="0.53575in">
                <draw:text-box>
                  <text:p text:style-name="a101" text:class-names="" text:cond-style-name=""><text:span text:style-name="a99" text:class-names="">FEVEREIR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06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4844" table:style-name="ce114">
            <text:p>4 84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405" table:style-name="ce116">
            <text:p>7 40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538" table:style-name="ce116">
            <text:p>6 538</text:p>
          </table:table-cell>
          <table:table-cell office:value-type="float" office:value="100.00000000000001" table:style-name="ce118">
            <text:p>100,0<text:s text:c="5"/></text:p>
          </table:table-cell>
          <table:table-cell office:value-type="float" office:value="-2561" table:style-name="ce39">
            <text:p><text:s/>-2 561</text:p>
          </table:table-cell>
          <table:table-cell office:value-type="float" office:value="-34.584740040513168" table:style-name="ce40">
            <text:p>-34,6<text:s text:c="3"/></text:p>
          </table:table-cell>
          <table:table-cell office:value-type="float" office:value="-1694" table:style-name="ce39">
            <text:p><text:s/>-1 694</text:p>
          </table:table-cell>
          <table:table-cell office:value-type="float" office:value="-25.910064239828696" table:style-name="ce40">
            <text:p>-25,9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4637" table:style-name="ce114">
            <text:p>4 637</text:p>
          </table:table-cell>
          <table:table-cell office:value-type="float" office:value="95.726672171758878" table:style-name="ce115">
            <text:p>95,7<text:s text:c="5"/></text:p>
          </table:table-cell>
          <table:table-cell office:value-type="float" office:value="7220" table:style-name="ce116">
            <text:p>7 220</text:p>
          </table:table-cell>
          <table:table-cell office:value-type="float" office:value="97.501688048615804" table:style-name="ce117">
            <text:p>97,5<text:s text:c="5"/></text:p>
          </table:table-cell>
          <table:table-cell office:value-type="float" office:value="6334" table:style-name="ce116">
            <text:p>6 334</text:p>
          </table:table-cell>
          <table:table-cell office:value-type="float" office:value="96.879779749158772" table:style-name="ce118">
            <text:p>96,9<text:s text:c="5"/></text:p>
          </table:table-cell>
          <table:table-cell office:value-type="float" office:value="-2583" table:style-name="ce39">
            <text:p><text:s/>-2 583</text:p>
          </table:table-cell>
          <table:table-cell office:value-type="float" office:value="-35.775623268698062" table:style-name="ce40">
            <text:p>-35,8<text:s text:c="3"/></text:p>
          </table:table-cell>
          <table:table-cell office:value-type="float" office:value="-1697" table:style-name="ce39">
            <text:p><text:s/>-1 697</text:p>
          </table:table-cell>
          <table:table-cell office:value-type="float" office:value="-26.791916640353648" table:style-name="ce40">
            <text:p>-26,8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1783" table:style-name="ce121">
            <text:p>1 783</text:p>
          </table:table-cell>
          <table:table-cell office:value-type="float" office:value="36.808422791081753" table:style-name="ce122">
            <text:p>36,8<text:s text:c="5"/></text:p>
          </table:table-cell>
          <table:table-cell office:value-type="float" office:value="2574" table:style-name="ce123">
            <text:p>2 574</text:p>
          </table:table-cell>
          <table:table-cell office:value-type="float" office:value="34.760297096556378" table:style-name="ce124">
            <text:p>34,8<text:s text:c="5"/></text:p>
          </table:table-cell>
          <table:table-cell office:value-type="float" office:value="2038" table:style-name="ce123">
            <text:p>2 038</text:p>
          </table:table-cell>
          <table:table-cell office:value-type="float" office:value="31.171612113796265" table:style-name="ce125">
            <text:p>31,2<text:s text:c="5"/></text:p>
          </table:table-cell>
          <table:table-cell office:value-type="float" office:value="-791" table:style-name="ce48">
            <text:p><text:s/>- 791</text:p>
          </table:table-cell>
          <table:table-cell office:value-type="float" office:value="-30.73038073038073" table:style-name="ce49">
            <text:p>-30,7<text:s text:c="3"/></text:p>
          </table:table-cell>
          <table:table-cell office:value-type="float" office:value="-255" table:style-name="ce48">
            <text:p><text:s/>- 255</text:p>
          </table:table-cell>
          <table:table-cell office:value-type="float" office:value="-12.512266928361138" table:style-name="ce49">
            <text:p>-12,5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314" table:style-name="ce121">
            <text:p>1 314</text:p>
          </table:table-cell>
          <table:table-cell office:value-type="float" office:value="27.126341866226262" table:style-name="ce122">
            <text:p>27,1<text:s text:c="5"/></text:p>
          </table:table-cell>
          <table:table-cell office:value-type="float" office:value="2449" table:style-name="ce123">
            <text:p>2 449</text:p>
          </table:table-cell>
          <table:table-cell office:value-type="float" office:value="33.072248480756244" table:style-name="ce124">
            <text:p>33,1<text:s text:c="5"/></text:p>
          </table:table-cell>
          <table:table-cell office:value-type="float" office:value="1667" table:style-name="ce123">
            <text:p>1 667</text:p>
          </table:table-cell>
          <table:table-cell office:value-type="float" office:value="25.49709391251147" table:style-name="ce125">
            <text:p>25,5<text:s text:c="5"/></text:p>
          </table:table-cell>
          <table:table-cell office:value-type="float" office:value="-1135" table:style-name="ce48">
            <text:p><text:s/>-1 135</text:p>
          </table:table-cell>
          <table:table-cell office:value-type="float" office:value="-46.345447121273992" table:style-name="ce49">
            <text:p>-46,3<text:s text:c="3"/></text:p>
          </table:table-cell>
          <table:table-cell office:value-type="float" office:value="-353" table:style-name="ce48">
            <text:p><text:s/>- 353</text:p>
          </table:table-cell>
          <table:table-cell office:value-type="float" office:value="-21.175764847030592" table:style-name="ce49">
            <text:p>-21,2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181" table:style-name="ce121">
            <text:p>1 181</text:p>
          </table:table-cell>
          <table:table-cell office:value-type="float" office:value="24.380677126341865" table:style-name="ce122">
            <text:p>24,4<text:s text:c="5"/></text:p>
          </table:table-cell>
          <table:table-cell office:value-type="float" office:value="1741" table:style-name="ce123">
            <text:p>1 741</text:p>
          </table:table-cell>
          <table:table-cell office:value-type="float" office:value="23.511141120864281" table:style-name="ce124">
            <text:p>23,5<text:s text:c="5"/></text:p>
          </table:table-cell>
          <table:table-cell office:value-type="float" office:value="1417" table:style-name="ce123">
            <text:p>1 417</text:p>
          </table:table-cell>
          <table:table-cell office:value-type="float" office:value="21.673294585500152" table:style-name="ce125">
            <text:p>21,7<text:s text:c="5"/></text:p>
          </table:table-cell>
          <table:table-cell office:value-type="float" office:value="-560" table:style-name="ce48">
            <text:p><text:s/>- 560</text:p>
          </table:table-cell>
          <table:table-cell office:value-type="float" office:value="-32.165422171166" table:style-name="ce49">
            <text:p>-32,2<text:s text:c="3"/></text:p>
          </table:table-cell>
          <table:table-cell office:value-type="float" office:value="-236" table:style-name="ce48">
            <text:p><text:s/>- 236</text:p>
          </table:table-cell>
          <table:table-cell office:value-type="float" office:value="-16.654904728299226" table:style-name="ce49">
            <text:p>-16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38" table:style-name="ce121">
            <text:p><text:s/>238</text:p>
          </table:table-cell>
          <table:table-cell office:value-type="float" office:value="4.9132947976878611" table:style-name="ce122">
            <text:p>4,9<text:s text:c="5"/></text:p>
          </table:table-cell>
          <table:table-cell office:value-type="float" office:value="258" table:style-name="ce123">
            <text:p><text:s/>258</text:p>
          </table:table-cell>
          <table:table-cell office:value-type="float" office:value="3.4841323430114786" table:style-name="ce124">
            <text:p>3,5<text:s text:c="5"/></text:p>
          </table:table-cell>
          <table:table-cell office:value-type="float" office:value="397" table:style-name="ce123">
            <text:p><text:s/>397</text:p>
          </table:table-cell>
          <table:table-cell office:value-type="float" office:value="6.072193331293974" table:style-name="ce125">
            <text:p>6,1<text:s text:c="5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7.7519379844961236" table:style-name="ce49">
            <text:p>-7,8<text:s text:c="3"/></text:p>
          </table:table-cell>
          <table:table-cell office:value-type="float" office:value="-159" table:style-name="ce48">
            <text:p><text:s/>- 159</text:p>
          </table:table-cell>
          <table:table-cell office:value-type="float" office:value="-40.050377833753146" table:style-name="ce49">
            <text:p>-40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21" table:style-name="ce121">
            <text:p><text:s/>121</text:p>
          </table:table-cell>
          <table:table-cell office:value-type="float" office:value="2.4979355904211396" table:style-name="ce122">
            <text:p>2,5<text:s text:c="5"/></text:p>
          </table:table-cell>
          <table:table-cell office:value-type="float" office:value="198" table:style-name="ce123">
            <text:p><text:s/>198</text:p>
          </table:table-cell>
          <table:table-cell office:value-type="float" office:value="2.6738690074274136" table:style-name="ce124">
            <text:p>2,7<text:s text:c="5"/></text:p>
          </table:table-cell>
          <table:table-cell office:value-type="float" office:value="815" table:style-name="ce123">
            <text:p><text:s/>815</text:p>
          </table:table-cell>
          <table:table-cell office:value-type="float" office:value="12.465585806056897" table:style-name="ce125">
            <text:p>12,5<text:s text:c="5"/></text:p>
          </table:table-cell>
          <table:table-cell office:value-type="float" office:value="-77" table:style-name="ce48">
            <text:p><text:s/>- 77</text:p>
          </table:table-cell>
          <table:table-cell office:value-type="float" office:value="-38.888888888888893" table:style-name="ce49">
            <text:p>-38,9<text:s text:c="3"/></text:p>
          </table:table-cell>
          <table:table-cell office:value-type="float" office:value="-694" table:style-name="ce48">
            <text:p><text:s/>- 694</text:p>
          </table:table-cell>
          <table:table-cell office:value-type="float" office:value="-85.153374233128829" table:style-name="ce49">
            <text:p>-85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207" table:style-name="ce114">
            <text:p><text:s/>207</text:p>
          </table:table-cell>
          <table:table-cell office:value-type="float" office:value="4.2733278282411229" table:style-name="ce115">
            <text:p>4,3<text:s text:c="5"/></text:p>
          </table:table-cell>
          <table:table-cell office:value-type="float" office:value="185" table:style-name="ce116">
            <text:p><text:s/>185</text:p>
          </table:table-cell>
          <table:table-cell office:value-type="float" office:value="2.4983119513842" table:style-name="ce117">
            <text:p>2,5<text:s text:c="5"/></text:p>
          </table:table-cell>
          <table:table-cell office:value-type="float" office:value="204" table:style-name="ce116">
            <text:p><text:s/>204</text:p>
          </table:table-cell>
          <table:table-cell office:value-type="float" office:value="3.120220250841236" table:style-name="ce118">
            <text:p>3,1<text:s text:c="5"/></text:p>
          </table:table-cell>
          <table:table-cell office:value-type="float" office:value="22" table:style-name="ce39">
            <text:p>+ 22</text:p>
          </table:table-cell>
          <table:table-cell office:value-type="float" office:value="11.891891891891893" table:style-name="ce40">
            <text:p>+11,9<text:s text:c="3"/></text:p>
          </table:table-cell>
          <table:table-cell office:value-type="float" office:value="3" table:style-name="ce39">
            <text:p>+ 3</text:p>
          </table:table-cell>
          <table:table-cell office:value-type="float" office:value="1.4705882352941175" table:style-name="ce40">
            <text:p>+1,5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00" table:style-name="ce121">
            <text:p><text:s/>100</text:p>
          </table:table-cell>
          <table:table-cell office:value-type="float" office:value="2.0644095788604462" table:style-name="ce122">
            <text:p>2,1<text:s text:c="5"/></text:p>
          </table:table-cell>
          <table:table-cell office:value-type="float" office:value="126" table:style-name="ce123">
            <text:p><text:s/>126</text:p>
          </table:table-cell>
          <table:table-cell office:value-type="float" office:value="1.7015530047265364" table:style-name="ce124">
            <text:p>1,7<text:s text:c="5"/></text:p>
          </table:table-cell>
          <table:table-cell office:value-type="float" office:value="96" table:style-name="ce123">
            <text:p><text:s/>96</text:p>
          </table:table-cell>
          <table:table-cell office:value-type="float" office:value="1.4683389415723462" table:style-name="ce125">
            <text:p>1,5<text:s text:c="5"/></text:p>
          </table:table-cell>
          <table:table-cell office:value-type="float" office:value="-26" table:style-name="ce48">
            <text:p><text:s/>- 26</text:p>
          </table:table-cell>
          <table:table-cell office:value-type="float" office:value="-20.634920634920633" table:style-name="ce49">
            <text:p>-20,6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4.1666666666666661" table:style-name="ce49">
            <text:p>+4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07" table:style-name="ce121">
            <text:p><text:s/>107</text:p>
          </table:table-cell>
          <table:table-cell office:value-type="float" office:value="2.2089182493806772" table:style-name="ce122">
            <text:p>2,2<text:s text:c="5"/></text:p>
          </table:table-cell>
          <table:table-cell office:value-type="float" office:value="59" table:style-name="ce123">
            <text:p><text:s/>59</text:p>
          </table:table-cell>
          <table:table-cell office:value-type="float" office:value="0.79675894665766378" table:style-name="ce124">
            <text:p>0,8<text:s text:c="5"/></text:p>
          </table:table-cell>
          <table:table-cell office:value-type="float" office:value="108" table:style-name="ce123">
            <text:p><text:s/>108</text:p>
          </table:table-cell>
          <table:table-cell office:value-type="float" office:value="1.6518813092688895" table:style-name="ce125">
            <text:p>1,7<text:s text:c="5"/></text:p>
          </table:table-cell>
          <table:table-cell office:value-type="float" office:value="48" table:style-name="ce48">
            <text:p>+ 48</text:p>
          </table:table-cell>
          <table:table-cell office:value-type="float" office:value="81.355932203389841" table:style-name="ce49">
            <text:p>+81,4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0.92592592592592582" table:style-name="ce49">
            <text:p>-0,9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8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9"/>
          <table:table-cell table:style-name="ce138"/>
          <table:table-cell table:style-name="ce210"/>
          <table:table-cell table:style-name="ce140"/>
          <table:table-cell table:style-name="ce211"/>
          <table:table-cell table:style-name="ce212"/>
          <table:table-cell table:style-name="ce213"/>
          <table:table-cell table:style-name="ce212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4">
            <text:p>Total</text:p>
          </table:table-cell>
          <table:table-cell office:value-type="float" office:value="4637" table:style-name="ce35">
            <text:p>4 637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220" table:style-name="ce146">
            <text:p>7 22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334" table:style-name="ce37">
            <text:p>6 33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583" table:style-name="ce215">
            <text:p><text:s/>-2 583</text:p>
          </table:table-cell>
          <table:table-cell office:value-type="float" office:value="-35.775623268698062" table:style-name="ce40">
            <text:p>-35,8<text:s text:c="3"/></text:p>
          </table:table-cell>
          <table:table-cell office:value-type="float" office:value="-1697" table:style-name="ce215">
            <text:p><text:s/>-1 697</text:p>
          </table:table-cell>
          <table:table-cell office:value-type="float" office:value="-26.791916640353648" table:style-name="ce40">
            <text:p>-26,8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6">
            <text:p>1- Repres. do poder legislativo e de órgãos exec., dirigentes, dire. e gestores execu.</text:p>
          </table:table-cell>
          <table:table-cell office:value-type="float" office:value="24" table:style-name="ce44">
            <text:p><text:s/>24</text:p>
          </table:table-cell>
          <table:table-cell office:value-type="float" office:value="0.51757601897778738" table:style-name="ce45">
            <text:p>0,5<text:s text:c="5"/></text:p>
          </table:table-cell>
          <table:table-cell office:value-type="float" office:value="43" table:style-name="ce151">
            <text:p><text:s/>43</text:p>
          </table:table-cell>
          <table:table-cell office:value-type="float" office:value="0.59556786703601106" table:style-name="ce217">
            <text:p>0,6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0.26839280075781496" table:style-name="ce47">
            <text:p>0,3<text:s text:c="5"/></text:p>
          </table:table-cell>
          <table:table-cell office:value-type="float" office:value="-19" table:style-name="ce218">
            <text:p><text:s/>- 19</text:p>
          </table:table-cell>
          <table:table-cell office:value-type="float" office:value="-44.186046511627907" table:style-name="ce49">
            <text:p>-44,2<text:s text:c="3"/></text:p>
          </table:table-cell>
          <table:table-cell office:value-type="float" office:value="7" table:style-name="ce218">
            <text:p>+ 7</text:p>
          </table:table-cell>
          <table:table-cell office:value-type="float" office:value="41.17647058823529" table:style-name="ce49">
            <text:p>+41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2- Especialistas das atividades intelectuais e científicas</text:p>
          </table:table-cell>
          <table:table-cell office:value-type="float" office:value="330" table:style-name="ce44">
            <text:p><text:s/>330</text:p>
          </table:table-cell>
          <table:table-cell office:value-type="float" office:value="7.1166702609445753" table:style-name="ce45">
            <text:p>7,1<text:s text:c="5"/></text:p>
          </table:table-cell>
          <table:table-cell office:value-type="float" office:value="331" table:style-name="ce151">
            <text:p><text:s/>331</text:p>
          </table:table-cell>
          <table:table-cell office:value-type="float" office:value="4.5844875346260388" table:style-name="ce217">
            <text:p>4,6<text:s text:c="5"/></text:p>
          </table:table-cell>
          <table:table-cell office:value-type="float" office:value="432" table:style-name="ce46">
            <text:p><text:s/>432</text:p>
          </table:table-cell>
          <table:table-cell office:value-type="float" office:value="6.8203347016103573" table:style-name="ce47">
            <text:p>6,8<text:s text:c="5"/></text:p>
          </table:table-cell>
          <table:table-cell office:value-type="float" office:value="-1" table:style-name="ce218">
            <text:p><text:s/>- 1</text:p>
          </table:table-cell>
          <table:table-cell office:value-type="float" office:value="-0.30211480362537763" table:style-name="ce49">
            <text:p>-0,3<text:s text:c="3"/></text:p>
          </table:table-cell>
          <table:table-cell office:value-type="float" office:value="-102" table:style-name="ce218">
            <text:p><text:s/>- 102</text:p>
          </table:table-cell>
          <table:table-cell office:value-type="float" office:value="-23.611111111111111" table:style-name="ce49">
            <text:p>-23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3- Técnicos e profissões de nível intermédio</text:p>
          </table:table-cell>
          <table:table-cell office:value-type="float" office:value="290" table:style-name="ce44">
            <text:p><text:s/>290</text:p>
          </table:table-cell>
          <table:table-cell office:value-type="float" office:value="6.2540435626482633" table:style-name="ce45">
            <text:p>6,3<text:s text:c="5"/></text:p>
          </table:table-cell>
          <table:table-cell office:value-type="float" office:value="389" table:style-name="ce151">
            <text:p><text:s/>389</text:p>
          </table:table-cell>
          <table:table-cell office:value-type="float" office:value="5.3878116343490303" table:style-name="ce217">
            <text:p>5,4<text:s text:c="5"/></text:p>
          </table:table-cell>
          <table:table-cell office:value-type="float" office:value="382" table:style-name="ce46">
            <text:p><text:s/>382</text:p>
          </table:table-cell>
          <table:table-cell office:value-type="float" office:value="6.0309441111461952" table:style-name="ce47">
            <text:p>6,0<text:s text:c="5"/></text:p>
          </table:table-cell>
          <table:table-cell office:value-type="float" office:value="-99" table:style-name="ce218">
            <text:p><text:s/>- 99</text:p>
          </table:table-cell>
          <table:table-cell office:value-type="float" office:value="-25.449871465295633" table:style-name="ce49">
            <text:p>-25,4<text:s text:c="3"/></text:p>
          </table:table-cell>
          <table:table-cell office:value-type="float" office:value="-92" table:style-name="ce218">
            <text:p><text:s/>- 92</text:p>
          </table:table-cell>
          <table:table-cell office:value-type="float" office:value="-24.083769633507853" table:style-name="ce49">
            <text:p>-24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4- Pessoal administrativo</text:p>
          </table:table-cell>
          <table:table-cell office:value-type="float" office:value="411" table:style-name="ce44">
            <text:p><text:s/>411</text:p>
          </table:table-cell>
          <table:table-cell office:value-type="float" office:value="8.8634893249946085" table:style-name="ce45">
            <text:p>8,9<text:s text:c="5"/></text:p>
          </table:table-cell>
          <table:table-cell office:value-type="float" office:value="413" table:style-name="ce151">
            <text:p><text:s/>413</text:p>
          </table:table-cell>
          <table:table-cell office:value-type="float" office:value="5.7202216066481997" table:style-name="ce217">
            <text:p>5,7<text:s text:c="5"/></text:p>
          </table:table-cell>
          <table:table-cell office:value-type="float" office:value="595" table:style-name="ce46">
            <text:p><text:s/>595</text:p>
          </table:table-cell>
          <table:table-cell office:value-type="float" office:value="9.3937480265235234" table:style-name="ce47">
            <text:p>9,4<text:s text:c="5"/></text:p>
          </table:table-cell>
          <table:table-cell office:value-type="float" office:value="-2" table:style-name="ce218">
            <text:p><text:s/>- 2</text:p>
          </table:table-cell>
          <table:table-cell office:value-type="float" office:value="-0.48426150121065376" table:style-name="ce49">
            <text:p>-0,5<text:s text:c="3"/></text:p>
          </table:table-cell>
          <table:table-cell office:value-type="float" office:value="-184" table:style-name="ce218">
            <text:p><text:s/>- 184</text:p>
          </table:table-cell>
          <table:table-cell office:value-type="float" office:value="-30.92436974789916" table:style-name="ce49">
            <text:p>-30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5- Trabalhadores dos serviços pessoais, de proteção e segurança e vendedores</text:p>
          </table:table-cell>
          <table:table-cell office:value-type="float" office:value="527" table:style-name="ce44">
            <text:p><text:s/>527</text:p>
          </table:table-cell>
          <table:table-cell office:value-type="float" office:value="11.365106750053915" table:style-name="ce45">
            <text:p>11,4<text:s text:c="5"/></text:p>
          </table:table-cell>
          <table:table-cell office:value-type="float" office:value="750" table:style-name="ce151">
            <text:p><text:s/>750</text:p>
          </table:table-cell>
          <table:table-cell office:value-type="float" office:value="10.387811634349029" table:style-name="ce217">
            <text:p>10,4<text:s text:c="5"/></text:p>
          </table:table-cell>
          <table:table-cell office:value-type="float" office:value="1281" table:style-name="ce46">
            <text:p>1 281</text:p>
          </table:table-cell>
          <table:table-cell office:value-type="float" office:value="20.224186927691822" table:style-name="ce47">
            <text:p>20,2<text:s text:c="5"/></text:p>
          </table:table-cell>
          <table:table-cell office:value-type="float" office:value="-223" table:style-name="ce218">
            <text:p><text:s/>- 223</text:p>
          </table:table-cell>
          <table:table-cell office:value-type="float" office:value="-29.733333333333334" table:style-name="ce49">
            <text:p>-29,7<text:s text:c="3"/></text:p>
          </table:table-cell>
          <table:table-cell office:value-type="float" office:value="-754" table:style-name="ce218">
            <text:p><text:s/>- 754</text:p>
          </table:table-cell>
          <table:table-cell office:value-type="float" office:value="-58.860265417642466" table:style-name="ce49">
            <text:p>-58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6- Agricultores e trabalhadores qualificados da agricultura, da pesca e da floresta</text:p>
          </table:table-cell>
          <table:table-cell office:value-type="float" office:value="65" table:style-name="ce44">
            <text:p><text:s/>65</text:p>
          </table:table-cell>
          <table:table-cell office:value-type="float" office:value="1.4017683847315074" table:style-name="ce45">
            <text:p>1,4<text:s text:c="5"/></text:p>
          </table:table-cell>
          <table:table-cell office:value-type="float" office:value="491" table:style-name="ce151">
            <text:p><text:s/>491</text:p>
          </table:table-cell>
          <table:table-cell office:value-type="float" office:value="6.8005540166204987" table:style-name="ce217">
            <text:p>6,8<text:s text:c="5"/></text:p>
          </table:table-cell>
          <table:table-cell office:value-type="float" office:value="200" table:style-name="ce46">
            <text:p><text:s/>200</text:p>
          </table:table-cell>
          <table:table-cell office:value-type="float" office:value="3.1575623618566464" table:style-name="ce47">
            <text:p>3,2<text:s text:c="5"/></text:p>
          </table:table-cell>
          <table:table-cell office:value-type="float" office:value="-426" table:style-name="ce218">
            <text:p><text:s/>- 426</text:p>
          </table:table-cell>
          <table:table-cell office:value-type="float" office:value="-86.761710794297358" table:style-name="ce49">
            <text:p>-86,8<text:s text:c="3"/></text:p>
          </table:table-cell>
          <table:table-cell office:value-type="float" office:value="-135" table:style-name="ce218">
            <text:p><text:s/>- 135</text:p>
          </table:table-cell>
          <table:table-cell office:value-type="float" office:value="-67.5" table:style-name="ce49">
            <text:p>-67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714" table:style-name="ce44">
            <text:p><text:s/>714</text:p>
          </table:table-cell>
          <table:table-cell office:value-type="float" office:value="15.397886564589175" table:style-name="ce45">
            <text:p>15,4<text:s text:c="5"/></text:p>
          </table:table-cell>
          <table:table-cell office:value-type="float" office:value="1059" table:style-name="ce151">
            <text:p>1 059</text:p>
          </table:table-cell>
          <table:table-cell office:value-type="float" office:value="14.667590027700831" table:style-name="ce217">
            <text:p>14,7<text:s text:c="5"/></text:p>
          </table:table-cell>
          <table:table-cell office:value-type="float" office:value="806" table:style-name="ce46">
            <text:p><text:s/>806</text:p>
          </table:table-cell>
          <table:table-cell office:value-type="float" office:value="12.724976318282286" table:style-name="ce47">
            <text:p>12,7<text:s text:c="5"/></text:p>
          </table:table-cell>
          <table:table-cell office:value-type="float" office:value="-345" table:style-name="ce218">
            <text:p><text:s/>- 345</text:p>
          </table:table-cell>
          <table:table-cell office:value-type="float" office:value="-32.577903682719544" table:style-name="ce49">
            <text:p>-32,6<text:s text:c="3"/></text:p>
          </table:table-cell>
          <table:table-cell office:value-type="float" office:value="-92" table:style-name="ce218">
            <text:p><text:s/>- 92</text:p>
          </table:table-cell>
          <table:table-cell office:value-type="float" office:value="-11.41439205955335" table:style-name="ce49">
            <text:p>-1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8- Operadores de instalações e máquinas e trabalhadores da montagem</text:p>
          </table:table-cell>
          <table:table-cell office:value-type="float" office:value="550" table:style-name="ce44">
            <text:p><text:s/>550</text:p>
          </table:table-cell>
          <table:table-cell office:value-type="float" office:value="11.861117101574294" table:style-name="ce45">
            <text:p>11,9<text:s text:c="5"/></text:p>
          </table:table-cell>
          <table:table-cell office:value-type="float" office:value="660" table:style-name="ce151">
            <text:p><text:s/>660</text:p>
          </table:table-cell>
          <table:table-cell office:value-type="float" office:value="9.1412742382271475" table:style-name="ce217">
            <text:p>9,1<text:s text:c="5"/></text:p>
          </table:table-cell>
          <table:table-cell office:value-type="float" office:value="533" table:style-name="ce46">
            <text:p><text:s/>533</text:p>
          </table:table-cell>
          <table:table-cell office:value-type="float" office:value="8.4149036943479629" table:style-name="ce47">
            <text:p>8,4<text:s text:c="5"/></text:p>
          </table:table-cell>
          <table:table-cell office:value-type="float" office:value="-110" table:style-name="ce218">
            <text:p><text:s/>- 110</text:p>
          </table:table-cell>
          <table:table-cell office:value-type="float" office:value="-16.666666666666664" table:style-name="ce49">
            <text:p>-16,7<text:s text:c="3"/></text:p>
          </table:table-cell>
          <table:table-cell office:value-type="float" office:value="17" table:style-name="ce218">
            <text:p>+ 17</text:p>
          </table:table-cell>
          <table:table-cell office:value-type="float" office:value="3.1894934333958722" table:style-name="ce49">
            <text:p>+3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9- Trabalhadores não qualificados</text:p>
          </table:table-cell>
          <table:table-cell office:value-type="float" office:value="1726" table:style-name="ce44">
            <text:p>1 726</text:p>
          </table:table-cell>
          <table:table-cell office:value-type="float" office:value="37.222342031485873" table:style-name="ce45">
            <text:p>37,2<text:s text:c="5"/></text:p>
          </table:table-cell>
          <table:table-cell office:value-type="float" office:value="3084" table:style-name="ce151">
            <text:p>3 084</text:p>
          </table:table-cell>
          <table:table-cell office:value-type="float" office:value="42.714681440443215" table:style-name="ce217">
            <text:p>42,7<text:s text:c="5"/></text:p>
          </table:table-cell>
          <table:table-cell office:value-type="float" office:value="2087" table:style-name="ce46">
            <text:p>2 087</text:p>
          </table:table-cell>
          <table:table-cell office:value-type="float" office:value="32.949163245974106" table:style-name="ce47">
            <text:p>32,9<text:s text:c="5"/></text:p>
          </table:table-cell>
          <table:table-cell office:value-type="float" office:value="-1358" table:style-name="ce218">
            <text:p><text:s/>-1 358</text:p>
          </table:table-cell>
          <table:table-cell office:value-type="float" office:value="-44.033722438391699" table:style-name="ce49">
            <text:p>-44,0<text:s text:c="3"/></text:p>
          </table:table-cell>
          <table:table-cell office:value-type="float" office:value="-361" table:style-name="ce218">
            <text:p><text:s/>- 361</text:p>
          </table:table-cell>
          <table:table-cell office:value-type="float" office:value="-17.297556300910397" table:style-name="ce49">
            <text:p>-17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0- Profissões das Forças Armadas</text:p>
          </table:table-cell>
          <table:table-cell office:value-type="string" table:style-name="ce44">
            <text:p>-</text:p>
          </table:table-cell>
          <table:table-cell office:value-type="string" table:style-name="ce219">
            <text:p>-</text:p>
          </table:table-cell>
          <table:table-cell office:value-type="string" table:style-name="ce151">
            <text:p>-</text:p>
          </table:table-cell>
          <table:table-cell office:value-type="string" table:style-name="ce220">
            <text:p>-</text:p>
          </table:table-cell>
          <table:table-cell office:value-type="float" office:value="1" table:style-name="ce46">
            <text:p><text:s/>1</text:p>
          </table:table-cell>
          <table:table-cell office:value-type="float" office:value="1.5787811809283233E-2" table:style-name="ce47">
            <text:p>0,0<text:s text:c="5"/>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office:value-type="string" table:style-name="ce220">
            <text:p>-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6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7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8">
            <text:p>+ 0</text:p>
          </table:table-cell>
          <table:table-cell office:value-type="string" table:style-name="ce49">
            <text:p>-</text:p>
          </table:table-cell>
          <table:table-cell office:value-type="float" office:value="0" table:style-name="ce218">
            <text:p>+ 0</text:p>
          </table:table-cell>
          <table:table-cell office:value-type="string" table:style-name="ce49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28"/>
          <table:table-cell table:style-name="ce230"/>
          <table:table-cell table:number-columns-repeated="16372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29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1402in" svg:y="0.23291in" svg:width="1.93444in" svg:height="0.51942in">
                <draw:text-box>
                  <text:p text:style-name="a115" text:class-names="" text:cond-style-name=""><text:span text:style-name="a113" text:class-names="">FEVEREIR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2323in" svg:height="0.3147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292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FEVEREIR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4637" table:style-name="ce35">
            <text:p>4 637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221" table:style-name="ce37">
            <text:p>7 22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334" table:style-name="ce37">
            <text:p>6 33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584" table:style-name="ce39">
            <text:p><text:s/>-2 584</text:p>
          </table:table-cell>
          <table:table-cell office:value-type="float" office:value="-35.784517379864283" table:style-name="ce40">
            <text:p>-35,8<text:s text:c="3"/></text:p>
          </table:table-cell>
          <table:table-cell office:value-type="float" office:value="-1697" table:style-name="ce39">
            <text:p><text:s/>-1 697</text:p>
          </table:table-cell>
          <table:table-cell office:value-type="float" office:value="-26.791916640353648" table:style-name="ce40">
            <text:p>-26,8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93" table:style-name="ce35">
            <text:p><text:s/>93</text:p>
          </table:table-cell>
          <table:table-cell office:value-type="float" office:value="2.005607073538926" table:style-name="ce36">
            <text:p>2,0<text:s text:c="5"/></text:p>
          </table:table-cell>
          <table:table-cell office:value-type="float" office:value="510" table:style-name="ce37">
            <text:p><text:s/>510</text:p>
          </table:table-cell>
          <table:table-cell office:value-type="float" office:value="7.062733693394267" table:style-name="ce38">
            <text:p>7,1<text:s text:c="5"/></text:p>
          </table:table-cell>
          <table:table-cell office:value-type="float" office:value="257" table:style-name="ce37">
            <text:p><text:s/>257</text:p>
          </table:table-cell>
          <table:table-cell office:value-type="float" office:value="4.057467634985791" table:style-name="ce38">
            <text:p>4,1<text:s text:c="5"/></text:p>
          </table:table-cell>
          <table:table-cell office:value-type="float" office:value="-417" table:style-name="ce39">
            <text:p><text:s/>- 417</text:p>
          </table:table-cell>
          <table:table-cell office:value-type="float" office:value="-81.764705882352942" table:style-name="ce40">
            <text:p>-81,8<text:s text:c="3"/></text:p>
          </table:table-cell>
          <table:table-cell office:value-type="float" office:value="-164" table:style-name="ce39">
            <text:p><text:s/>- 164</text:p>
          </table:table-cell>
          <table:table-cell office:value-type="float" office:value="-63.813229571984429" table:style-name="ce40">
            <text:p>-63,8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286" table:style-name="ce55">
            <text:p>1 286</text:p>
          </table:table-cell>
          <table:table-cell office:value-type="float" office:value="27.733448350226443" table:style-name="ce56">
            <text:p>27,7<text:s text:c="5"/></text:p>
          </table:table-cell>
          <table:table-cell office:value-type="float" office:value="1489" table:style-name="ce37">
            <text:p>1 489</text:p>
          </table:table-cell>
          <table:table-cell office:value-type="float" office:value="20.620412685223652" table:style-name="ce38">
            <text:p>20,6<text:s text:c="5"/></text:p>
          </table:table-cell>
          <table:table-cell office:value-type="float" office:value="1449" table:style-name="ce37">
            <text:p>1 449</text:p>
          </table:table-cell>
          <table:table-cell office:value-type="float" office:value="22.876539311651406" table:style-name="ce38">
            <text:p>22,9<text:s text:c="5"/></text:p>
          </table:table-cell>
          <table:table-cell office:value-type="float" office:value="-203" table:style-name="ce39">
            <text:p><text:s/>- 203</text:p>
          </table:table-cell>
          <table:table-cell office:value-type="float" office:value="-13.633310946944258" table:style-name="ce40">
            <text:p>-13,6<text:s text:c="3"/></text:p>
          </table:table-cell>
          <table:table-cell office:value-type="float" office:value="-163" table:style-name="ce39">
            <text:p><text:s/>- 163</text:p>
          </table:table-cell>
          <table:table-cell office:value-type="float" office:value="-11.249137336093858" table:style-name="ce40">
            <text:p>-11,2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7" table:style-name="ce44">
            <text:p><text:s/>7</text:p>
          </table:table-cell>
          <table:table-cell office:value-type="float" office:value="0.15095967220185466" table:style-name="ce45">
            <text:p>0,2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16618196925633569" table:style-name="ce47">
            <text:p>0,2<text:s text:c="5"/></text:p>
          </table:table-cell>
          <table:table-cell office:value-type="float" office:value="4" table:style-name="ce46">
            <text:p><text:s/>4</text:p>
          </table:table-cell>
          <table:table-cell office:value-type="float" office:value="6.3151247237132932E-2" table:style-name="ce47">
            <text:p>0,1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41.666666666666671" table:style-name="ce49">
            <text:p>-41,7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75" table:style-name="ce49">
            <text:p>+75,0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137" table:style-name="ce44">
            <text:p><text:s/>137</text:p>
          </table:table-cell>
          <table:table-cell office:value-type="float" office:value="2.9544964416648694" table:style-name="ce45">
            <text:p>3,0<text:s text:c="5"/></text:p>
          </table:table-cell>
          <table:table-cell office:value-type="float" office:value="131" table:style-name="ce46">
            <text:p><text:s/>131</text:p>
          </table:table-cell>
          <table:table-cell office:value-type="float" office:value="1.8141531643816644" table:style-name="ce47">
            <text:p>1,8<text:s text:c="5"/></text:p>
          </table:table-cell>
          <table:table-cell office:value-type="float" office:value="204" table:style-name="ce46">
            <text:p><text:s/>204</text:p>
          </table:table-cell>
          <table:table-cell office:value-type="float" office:value="3.2207136090937798" table:style-name="ce47">
            <text:p>3,2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4.5801526717557248" table:style-name="ce49">
            <text:p>+4,6<text:s text:c="3"/></text:p>
          </table:table-cell>
          <table:table-cell office:value-type="float" office:value="-67" table:style-name="ce48">
            <text:p><text:s/>- 67</text:p>
          </table:table-cell>
          <table:table-cell office:value-type="float" office:value="-32.843137254901961" table:style-name="ce49">
            <text:p>-32,8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54" table:style-name="ce44">
            <text:p><text:s/>54</text:p>
          </table:table-cell>
          <table:table-cell office:value-type="float" office:value="1.1645460427000216" table:style-name="ce62">
            <text:p>1,2<text:s text:c="5"/></text:p>
          </table:table-cell>
          <table:table-cell office:value-type="float" office:value="52" table:style-name="ce63">
            <text:p><text:s/>52</text:p>
          </table:table-cell>
          <table:table-cell office:value-type="float" office:value="0.7201218667774546" table:style-name="ce64">
            <text:p>0,7<text:s text:c="5"/></text:p>
          </table:table-cell>
          <table:table-cell office:value-type="float" office:value="58" table:style-name="ce46">
            <text:p><text:s/>58</text:p>
          </table:table-cell>
          <table:table-cell office:value-type="float" office:value="0.91569308493842749" table:style-name="ce64">
            <text:p>0,9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3.8461538461538463" table:style-name="ce49">
            <text:p>+3,8<text:s text:c="3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6.8965517241379306" table:style-name="ce49">
            <text:p>-6,9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54" table:style-name="ce44">
            <text:p><text:s/>154</text:p>
          </table:table-cell>
          <table:table-cell office:value-type="float" office:value="3.3211127884408018" table:style-name="ce62">
            <text:p>3,3<text:s text:c="5"/></text:p>
          </table:table-cell>
          <table:table-cell office:value-type="float" office:value="178" table:style-name="ce63">
            <text:p><text:s/>178</text:p>
          </table:table-cell>
          <table:table-cell office:value-type="float" office:value="2.4650325439689791" table:style-name="ce64">
            <text:p>2,5<text:s text:c="5"/></text:p>
          </table:table-cell>
          <table:table-cell office:value-type="float" office:value="146" table:style-name="ce46">
            <text:p><text:s/>146</text:p>
          </table:table-cell>
          <table:table-cell office:value-type="float" office:value="2.3050205241553523" table:style-name="ce64">
            <text:p>2,3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13.48314606741573" table:style-name="ce49">
            <text:p>-13,5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5.4794520547945202" table:style-name="ce49">
            <text:p>+5,5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00" table:style-name="ce44">
            <text:p><text:s/>100</text:p>
          </table:table-cell>
          <table:table-cell office:value-type="float" office:value="2.1565667457407804" table:style-name="ce62">
            <text:p>2,2<text:s text:c="5"/></text:p>
          </table:table-cell>
          <table:table-cell office:value-type="float" office:value="90" table:style-name="ce63">
            <text:p><text:s/>90</text:p>
          </table:table-cell>
          <table:table-cell office:value-type="float" office:value="1.2463647694225177" table:style-name="ce64">
            <text:p>1,2<text:s text:c="5"/></text:p>
          </table:table-cell>
          <table:table-cell office:value-type="float" office:value="139" table:style-name="ce46">
            <text:p><text:s/>139</text:p>
          </table:table-cell>
          <table:table-cell office:value-type="float" office:value="2.1945058414903693" table:style-name="ce64">
            <text:p>2,2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11.111111111111111" table:style-name="ce49">
            <text:p>+11,1<text:s text:c="3"/></text:p>
          </table:table-cell>
          <table:table-cell office:value-type="float" office:value="-39" table:style-name="ce48">
            <text:p><text:s/>- 39</text:p>
          </table:table-cell>
          <table:table-cell office:value-type="float" office:value="-28.057553956834528" table:style-name="ce49">
            <text:p>-28,1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36" table:style-name="ce44">
            <text:p><text:s/>36</text:p>
          </table:table-cell>
          <table:table-cell office:value-type="float" office:value="0.77636402846668107" table:style-name="ce62">
            <text:p>0,8<text:s text:c="5"/></text:p>
          </table:table-cell>
          <table:table-cell office:value-type="float" office:value="22" table:style-name="ce63">
            <text:p><text:s/>22</text:p>
          </table:table-cell>
          <table:table-cell office:value-type="float" office:value="0.30466694363661545" table:style-name="ce64">
            <text:p>0,3<text:s text:c="5"/></text:p>
          </table:table-cell>
          <table:table-cell office:value-type="float" office:value="60" table:style-name="ce46">
            <text:p><text:s/>60</text:p>
          </table:table-cell>
          <table:table-cell office:value-type="float" office:value="0.94726870855699408" table:style-name="ce64">
            <text:p>0,9<text:s text:c="5"/></text:p>
          </table:table-cell>
          <table:table-cell office:value-type="float" office:value="14" table:style-name="ce48">
            <text:p>+ 14</text:p>
          </table:table-cell>
          <table:table-cell office:value-type="float" office:value="63.636363636363633" table:style-name="ce49">
            <text:p>+63,6<text:s text:c="3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40" table:style-name="ce49">
            <text:p>-40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22" table:style-name="ce44">
            <text:p><text:s/>22</text:p>
          </table:table-cell>
          <table:table-cell office:value-type="float" office:value="0.47444468406297169" table:style-name="ce62">
            <text:p>0,5<text:s text:c="5"/></text:p>
          </table:table-cell>
          <table:table-cell office:value-type="float" office:value="18" table:style-name="ce63">
            <text:p><text:s/>18</text:p>
          </table:table-cell>
          <table:table-cell office:value-type="float" office:value="0.24927295388450355" table:style-name="ce64">
            <text:p>0,2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18945374171139881" table:style-name="ce64">
            <text:p>0,2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22.222222222222221" table:style-name="ce49">
            <text:p>+22,2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83.333333333333343" table:style-name="ce49">
            <text:p>+83,3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55" table:style-name="ce44">
            <text:p><text:s/>55</text:p>
          </table:table-cell>
          <table:table-cell office:value-type="float" office:value="1.1861117101574292" table:style-name="ce62">
            <text:p>1,2<text:s text:c="5"/></text:p>
          </table:table-cell>
          <table:table-cell office:value-type="float" office:value="61" table:style-name="ce63">
            <text:p><text:s/>61</text:p>
          </table:table-cell>
          <table:table-cell office:value-type="float" office:value="0.84475834371970648" table:style-name="ce64">
            <text:p>0,8<text:s text:c="5"/></text:p>
          </table:table-cell>
          <table:table-cell office:value-type="float" office:value="70" table:style-name="ce46">
            <text:p><text:s/>70</text:p>
          </table:table-cell>
          <table:table-cell office:value-type="float" office:value="1.1051468266498263" table:style-name="ce64">
            <text:p>1,1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9.8360655737704921" table:style-name="ce49">
            <text:p>-9,8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21.428571428571427" table:style-name="ce49">
            <text:p>-21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74" table:style-name="ce44">
            <text:p><text:s/>74</text:p>
          </table:table-cell>
          <table:table-cell office:value-type="float" office:value="1.5958593918481776" table:style-name="ce62">
            <text:p>1,6<text:s text:c="5"/></text:p>
          </table:table-cell>
          <table:table-cell office:value-type="float" office:value="64" table:style-name="ce63">
            <text:p><text:s/>64</text:p>
          </table:table-cell>
          <table:table-cell office:value-type="float" office:value="0.88630383603379037" table:style-name="ce64">
            <text:p>0,9<text:s text:c="5"/></text:p>
          </table:table-cell>
          <table:table-cell office:value-type="float" office:value="51" table:style-name="ce46">
            <text:p><text:s/>51</text:p>
          </table:table-cell>
          <table:table-cell office:value-type="float" office:value="0.80517840227344495" table:style-name="ce64">
            <text:p>0,8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15.625" table:style-name="ce49">
            <text:p>+15,6<text:s text:c="3"/></text:p>
          </table:table-cell>
          <table:table-cell office:value-type="float" office:value="23" table:style-name="ce48">
            <text:p>+ 23</text:p>
          </table:table-cell>
          <table:table-cell office:value-type="float" office:value="45.098039215686278" table:style-name="ce49">
            <text:p>+45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20" table:style-name="ce44">
            <text:p><text:s/>120</text:p>
          </table:table-cell>
          <table:table-cell office:value-type="float" office:value="2.5878800948889369" table:style-name="ce62">
            <text:p>2,6<text:s text:c="5"/></text:p>
          </table:table-cell>
          <table:table-cell office:value-type="float" office:value="165" table:style-name="ce63">
            <text:p><text:s/>165</text:p>
          </table:table-cell>
          <table:table-cell office:value-type="float" office:value="2.2850020772746156" table:style-name="ce64">
            <text:p>2,3<text:s text:c="5"/></text:p>
          </table:table-cell>
          <table:table-cell office:value-type="float" office:value="103" table:style-name="ce46">
            <text:p><text:s/>103</text:p>
          </table:table-cell>
          <table:table-cell office:value-type="float" office:value="1.6261446163561728" table:style-name="ce64">
            <text:p>1,6<text:s text:c="5"/></text:p>
          </table:table-cell>
          <table:table-cell office:value-type="float" office:value="-45" table:style-name="ce48">
            <text:p><text:s/>- 45</text:p>
          </table:table-cell>
          <table:table-cell office:value-type="float" office:value="-27.27272727272727" table:style-name="ce49">
            <text:p>-27,3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16.50485436893204" table:style-name="ce49">
            <text:p>+16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48" table:style-name="ce44">
            <text:p><text:s/>48</text:p>
          </table:table-cell>
          <table:table-cell office:value-type="float" office:value="1.0351520379555748" table:style-name="ce62">
            <text:p>1,0<text:s text:c="5"/></text:p>
          </table:table-cell>
          <table:table-cell office:value-type="float" office:value="46" table:style-name="ce63">
            <text:p><text:s/>46</text:p>
          </table:table-cell>
          <table:table-cell office:value-type="float" office:value="0.63703088214928683" table:style-name="ce64">
            <text:p>0,6<text:s text:c="5"/></text:p>
          </table:table-cell>
          <table:table-cell office:value-type="float" office:value="55" table:style-name="ce46">
            <text:p><text:s/>55</text:p>
          </table:table-cell>
          <table:table-cell office:value-type="float" office:value="0.86832964951057778" table:style-name="ce64">
            <text:p>0,9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4.3478260869565215" table:style-name="ce49">
            <text:p>+4,3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2.727272727272727" table:style-name="ce49">
            <text:p>-1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30" table:style-name="ce44">
            <text:p><text:s/>30</text:p>
          </table:table-cell>
          <table:table-cell office:value-type="float" office:value="0.64697002372223422" table:style-name="ce62">
            <text:p>0,6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49854590776900709" table:style-name="ce64">
            <text:p>0,5<text:s text:c="5"/></text:p>
          </table:table-cell>
          <table:table-cell office:value-type="float" office:value="39" table:style-name="ce46">
            <text:p><text:s/>39</text:p>
          </table:table-cell>
          <table:table-cell office:value-type="float" office:value="0.61572466056204611" table:style-name="ce64">
            <text:p>0,6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16.666666666666664" table:style-name="ce49">
            <text:p>-16,7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23.076923076923077" table:style-name="ce49">
            <text:p>-2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16" table:style-name="ce44">
            <text:p><text:s/>116</text:p>
          </table:table-cell>
          <table:table-cell office:value-type="float" office:value="2.5016174250593055" table:style-name="ce62">
            <text:p>2,5<text:s text:c="5"/></text:p>
          </table:table-cell>
          <table:table-cell office:value-type="float" office:value="200" table:style-name="ce63">
            <text:p><text:s/>200</text:p>
          </table:table-cell>
          <table:table-cell office:value-type="float" office:value="2.7696994876055947" table:style-name="ce64">
            <text:p>2,8<text:s text:c="5"/></text:p>
          </table:table-cell>
          <table:table-cell office:value-type="float" office:value="113" table:style-name="ce46">
            <text:p><text:s/>113</text:p>
          </table:table-cell>
          <table:table-cell office:value-type="float" office:value="1.7840227344490054" table:style-name="ce64">
            <text:p>1,8<text:s text:c="5"/></text:p>
          </table:table-cell>
          <table:table-cell office:value-type="float" office:value="-84" table:style-name="ce48">
            <text:p><text:s/>- 84</text:p>
          </table:table-cell>
          <table:table-cell office:value-type="float" office:value="-42" table:style-name="ce49">
            <text:p>-42,0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2.6548672566371683" table:style-name="ce49">
            <text:p>+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22" table:style-name="ce44">
            <text:p><text:s/>22</text:p>
          </table:table-cell>
          <table:table-cell office:value-type="float" office:value="0.47444468406297169" table:style-name="ce62">
            <text:p>0,5<text:s text:c="5"/></text:p>
          </table:table-cell>
          <table:table-cell office:value-type="float" office:value="27" table:style-name="ce63">
            <text:p><text:s/>27</text:p>
          </table:table-cell>
          <table:table-cell office:value-type="float" office:value="0.37390943082675532" table:style-name="ce64">
            <text:p>0,4<text:s text:c="5"/></text:p>
          </table:table-cell>
          <table:table-cell office:value-type="float" office:value="55" table:style-name="ce46">
            <text:p><text:s/>55</text:p>
          </table:table-cell>
          <table:table-cell office:value-type="float" office:value="0.86832964951057778" table:style-name="ce64">
            <text:p>0,9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18.518518518518519" table:style-name="ce49">
            <text:p>-18,5<text:s text:c="3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60" table:style-name="ce49">
            <text:p>-60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11" table:style-name="ce44">
            <text:p><text:s/>311</text:p>
          </table:table-cell>
          <table:table-cell office:value-type="float" office:value="6.7069225792538285" table:style-name="ce62">
            <text:p>6,7<text:s text:c="5"/></text:p>
          </table:table-cell>
          <table:table-cell office:value-type="float" office:value="387" table:style-name="ce63">
            <text:p><text:s/>387</text:p>
          </table:table-cell>
          <table:table-cell office:value-type="float" office:value="5.3593685085168259" table:style-name="ce64">
            <text:p>5,4<text:s text:c="5"/></text:p>
          </table:table-cell>
          <table:table-cell office:value-type="float" office:value="340" table:style-name="ce46">
            <text:p><text:s/>340</text:p>
          </table:table-cell>
          <table:table-cell office:value-type="float" office:value="5.3678560151562991" table:style-name="ce64">
            <text:p>5,4<text:s text:c="5"/></text:p>
          </table:table-cell>
          <table:table-cell office:value-type="float" office:value="-76" table:style-name="ce48">
            <text:p><text:s/>- 76</text:p>
          </table:table-cell>
          <table:table-cell office:value-type="float" office:value="-19.638242894056848" table:style-name="ce49">
            <text:p>-19,6<text:s text:c="3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8.5294117647058822" table:style-name="ce49">
            <text:p>-8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3258" table:style-name="ce55">
            <text:p>3 258</text:p>
          </table:table-cell>
          <table:table-cell office:value-type="float" office:value="70.260944576234635" table:style-name="ce56">
            <text:p>70,3<text:s text:c="5"/></text:p>
          </table:table-cell>
          <table:table-cell office:value-type="float" office:value="5222" table:style-name="ce57">
            <text:p>5 222</text:p>
          </table:table-cell>
          <table:table-cell office:value-type="float" office:value="72.31685362138208" table:style-name="ce58">
            <text:p>72,3<text:s text:c="5"/></text:p>
          </table:table-cell>
          <table:table-cell office:value-type="float" office:value="4628" table:style-name="ce57">
            <text:p>4 628</text:p>
          </table:table-cell>
          <table:table-cell office:value-type="float" office:value="73.065993053362803" table:style-name="ce58">
            <text:p>73,1<text:s text:c="5"/></text:p>
          </table:table-cell>
          <table:table-cell office:value-type="float" office:value="-1964" table:style-name="ce39">
            <text:p><text:s/>-1 964</text:p>
          </table:table-cell>
          <table:table-cell office:value-type="float" office:value="-37.610111068556108" table:style-name="ce40">
            <text:p>-37,6<text:s text:c="3"/></text:p>
          </table:table-cell>
          <table:table-cell office:value-type="float" office:value="-1370" table:style-name="ce39">
            <text:p><text:s/>-1 370</text:p>
          </table:table-cell>
          <table:table-cell office:value-type="float" office:value="-29.602420051858253" table:style-name="ce40">
            <text:p>-29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59" table:style-name="ce44">
            <text:p><text:s/>59</text:p>
          </table:table-cell>
          <table:table-cell office:value-type="float" office:value="1.2723743799870606" table:style-name="ce62">
            <text:p>1,3<text:s text:c="5"/></text:p>
          </table:table-cell>
          <table:table-cell office:value-type="float" office:value="69" table:style-name="ce63">
            <text:p><text:s/>69</text:p>
          </table:table-cell>
          <table:table-cell office:value-type="float" office:value="0.95554632322393029" table:style-name="ce64">
            <text:p>1,0<text:s text:c="5"/></text:p>
          </table:table-cell>
          <table:table-cell office:value-type="float" office:value="101" table:style-name="ce63">
            <text:p><text:s/>101</text:p>
          </table:table-cell>
          <table:table-cell office:value-type="float" office:value="1.5945689927376068" table:style-name="ce64">
            <text:p>1,6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4.492753623188406" table:style-name="ce49">
            <text:p>-14,5<text:s text:c="3"/></text:p>
          </table:table-cell>
          <table:table-cell office:value-type="float" office:value="-42" table:style-name="ce48">
            <text:p><text:s/>- 42</text:p>
          </table:table-cell>
          <table:table-cell office:value-type="float" office:value="-41.584158415841586" table:style-name="ce49">
            <text:p>-41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543" table:style-name="ce44">
            <text:p><text:s/>543</text:p>
          </table:table-cell>
          <table:table-cell office:value-type="float" office:value="11.710157429372439" table:style-name="ce62">
            <text:p>11,7<text:s text:c="5"/></text:p>
          </table:table-cell>
          <table:table-cell office:value-type="float" office:value="584" table:style-name="ce63">
            <text:p><text:s/>584</text:p>
          </table:table-cell>
          <table:table-cell office:value-type="float" office:value="8.0875225038083371" table:style-name="ce64">
            <text:p>8,1<text:s text:c="5"/></text:p>
          </table:table-cell>
          <table:table-cell office:value-type="float" office:value="668" table:style-name="ce63">
            <text:p><text:s/>668</text:p>
          </table:table-cell>
          <table:table-cell office:value-type="float" office:value="10.5462582886012" table:style-name="ce64">
            <text:p>10,5<text:s text:c="5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7.0205479452054798" table:style-name="ce49">
            <text:p>-7,0<text:s text:c="3"/></text:p>
          </table:table-cell>
          <table:table-cell office:value-type="float" office:value="-125" table:style-name="ce48">
            <text:p><text:s/>- 125</text:p>
          </table:table-cell>
          <table:table-cell office:value-type="float" office:value="-18.712574850299401" table:style-name="ce49">
            <text:p>-18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80" table:style-name="ce44">
            <text:p><text:s/>80</text:p>
          </table:table-cell>
          <table:table-cell office:value-type="float" office:value="1.7252533965926247" table:style-name="ce62">
            <text:p>1,7<text:s text:c="5"/></text:p>
          </table:table-cell>
          <table:table-cell office:value-type="float" office:value="69" table:style-name="ce63">
            <text:p><text:s/>69</text:p>
          </table:table-cell>
          <table:table-cell office:value-type="float" office:value="0.95554632322393029" table:style-name="ce64">
            <text:p>1,0<text:s text:c="5"/></text:p>
          </table:table-cell>
          <table:table-cell office:value-type="float" office:value="107" table:style-name="ce63">
            <text:p><text:s/>107</text:p>
          </table:table-cell>
          <table:table-cell office:value-type="float" office:value="1.689295863593306" table:style-name="ce64">
            <text:p>1,7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15.942028985507244" table:style-name="ce49">
            <text:p>+15,9<text:s text:c="3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25.233644859813083" table:style-name="ce49">
            <text:p>-25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239" table:style-name="ce44">
            <text:p><text:s/>239</text:p>
          </table:table-cell>
          <table:table-cell office:value-type="float" office:value="5.1541945223204655" table:style-name="ce62">
            <text:p>5,2<text:s text:c="5"/></text:p>
          </table:table-cell>
          <table:table-cell office:value-type="float" office:value="601" table:style-name="ce63">
            <text:p><text:s/>601</text:p>
          </table:table-cell>
          <table:table-cell office:value-type="float" office:value="8.3229469602548125" table:style-name="ce64">
            <text:p>8,3<text:s text:c="5"/></text:p>
          </table:table-cell>
          <table:table-cell office:value-type="float" office:value="905" table:style-name="ce63">
            <text:p><text:s/>905</text:p>
          </table:table-cell>
          <table:table-cell office:value-type="float" office:value="14.287969687401326" table:style-name="ce64">
            <text:p>14,3<text:s text:c="5"/></text:p>
          </table:table-cell>
          <table:table-cell office:value-type="float" office:value="-362" table:style-name="ce48">
            <text:p><text:s/>- 362</text:p>
          </table:table-cell>
          <table:table-cell office:value-type="float" office:value="-60.232945091514146" table:style-name="ce49">
            <text:p>-60,2<text:s text:c="3"/></text:p>
          </table:table-cell>
          <table:table-cell office:value-type="float" office:value="-666" table:style-name="ce48">
            <text:p><text:s/>- 666</text:p>
          </table:table-cell>
          <table:table-cell office:value-type="float" office:value="-73.591160220994482" table:style-name="ce49">
            <text:p>-73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76" table:style-name="ce44">
            <text:p><text:s/>76</text:p>
          </table:table-cell>
          <table:table-cell office:value-type="float" office:value="1.6389907267629935" table:style-name="ce62">
            <text:p>1,6<text:s text:c="5"/></text:p>
          </table:table-cell>
          <table:table-cell office:value-type="float" office:value="60" table:style-name="ce63">
            <text:p><text:s/>60</text:p>
          </table:table-cell>
          <table:table-cell office:value-type="float" office:value="0.83090984628167841" table:style-name="ce64">
            <text:p>0,8<text:s text:c="5"/></text:p>
          </table:table-cell>
          <table:table-cell office:value-type="float" office:value="99" table:style-name="ce63">
            <text:p><text:s/>99</text:p>
          </table:table-cell>
          <table:table-cell office:value-type="float" office:value="1.5629933691190403" table:style-name="ce64">
            <text:p>1,6<text:s text:c="5"/></text:p>
          </table:table-cell>
          <table:table-cell office:value-type="float" office:value="16" table:style-name="ce48">
            <text:p>+ 16</text:p>
          </table:table-cell>
          <table:table-cell office:value-type="float" office:value="26.666666666666668" table:style-name="ce49">
            <text:p>+26,7<text:s text:c="3"/></text:p>
          </table:table-cell>
          <table:table-cell office:value-type="float" office:value="-23" table:style-name="ce48">
            <text:p><text:s/>- 23</text:p>
          </table:table-cell>
          <table:table-cell office:value-type="float" office:value="-23.232323232323232" table:style-name="ce49">
            <text:p>-23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7" table:style-name="ce44">
            <text:p><text:s/>7</text:p>
          </table:table-cell>
          <table:table-cell office:value-type="float" office:value="0.15095967220185466" table:style-name="ce62">
            <text:p>0,2<text:s text:c="5"/></text:p>
          </table:table-cell>
          <table:table-cell office:value-type="float" office:value="22" table:style-name="ce63">
            <text:p><text:s/>22</text:p>
          </table:table-cell>
          <table:table-cell office:value-type="float" office:value="0.30466694363661545" table:style-name="ce64">
            <text:p>0,3<text:s text:c="5"/></text:p>
          </table:table-cell>
          <table:table-cell office:value-type="float" office:value="22" table:style-name="ce63">
            <text:p><text:s/>22</text:p>
          </table:table-cell>
          <table:table-cell office:value-type="float" office:value="0.34733185980423115" table:style-name="ce64">
            <text:p>0,3<text:s text:c="5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68.181818181818173" table:style-name="ce49">
            <text:p>-68,2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68.181818181818173" table:style-name="ce49">
            <text:p>-68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507" table:style-name="ce44">
            <text:p>1 507</text:p>
          </table:table-cell>
          <table:table-cell office:value-type="float" office:value="32.499460858313569" table:style-name="ce62">
            <text:p>32,5<text:s text:c="5"/></text:p>
          </table:table-cell>
          <table:table-cell office:value-type="float" office:value="2852" table:style-name="ce63">
            <text:p>2 852</text:p>
          </table:table-cell>
          <table:table-cell office:value-type="float" office:value="39.495914693255777" table:style-name="ce64">
            <text:p>39,5<text:s text:c="5"/></text:p>
          </table:table-cell>
          <table:table-cell office:value-type="float" office:value="1615" table:style-name="ce63">
            <text:p>1 615</text:p>
          </table:table-cell>
          <table:table-cell office:value-type="float" office:value="25.497316071992422" table:style-name="ce64">
            <text:p>25,5<text:s text:c="5"/></text:p>
          </table:table-cell>
          <table:table-cell office:value-type="float" office:value="-1345" table:style-name="ce48">
            <text:p><text:s/>-1 345</text:p>
          </table:table-cell>
          <table:table-cell office:value-type="float" office:value="-47.159887798036465" table:style-name="ce49">
            <text:p>-47,2<text:s text:c="3"/></text:p>
          </table:table-cell>
          <table:table-cell office:value-type="float" office:value="-108" table:style-name="ce48">
            <text:p><text:s/>- 108</text:p>
          </table:table-cell>
          <table:table-cell office:value-type="float" office:value="-6.6873065015479876" table:style-name="ce49">
            <text:p>-6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270" table:style-name="ce44">
            <text:p><text:s/>270</text:p>
          </table:table-cell>
          <table:table-cell office:value-type="float" office:value="5.8227302135001082" table:style-name="ce62">
            <text:p>5,8<text:s text:c="5"/></text:p>
          </table:table-cell>
          <table:table-cell office:value-type="float" office:value="282" table:style-name="ce63">
            <text:p><text:s/>282</text:p>
          </table:table-cell>
          <table:table-cell office:value-type="float" office:value="3.9052762775238885" table:style-name="ce64">
            <text:p>3,9<text:s text:c="5"/></text:p>
          </table:table-cell>
          <table:table-cell office:value-type="float" office:value="252" table:style-name="ce63">
            <text:p><text:s/>252</text:p>
          </table:table-cell>
          <table:table-cell office:value-type="float" office:value="3.9785285759393747" table:style-name="ce64">
            <text:p>4,0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4.2553191489361701" table:style-name="ce49">
            <text:p>-4,3<text:s text:c="3"/></text:p>
          </table:table-cell>
          <table:table-cell office:value-type="float" office:value="18" table:style-name="ce48">
            <text:p>+ 18</text:p>
          </table:table-cell>
          <table:table-cell office:value-type="float" office:value="7.1428571428571423" table:style-name="ce49">
            <text:p>+7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418" table:style-name="ce44">
            <text:p><text:s/>418</text:p>
          </table:table-cell>
          <table:table-cell office:value-type="float" office:value="9.0144489971964621" table:style-name="ce62">
            <text:p>9,0<text:s text:c="5"/></text:p>
          </table:table-cell>
          <table:table-cell office:value-type="float" office:value="546" table:style-name="ce63">
            <text:p><text:s/>546</text:p>
          </table:table-cell>
          <table:table-cell office:value-type="float" office:value="7.5612796011632728" table:style-name="ce64">
            <text:p>7,6<text:s text:c="5"/></text:p>
          </table:table-cell>
          <table:table-cell office:value-type="float" office:value="651" table:style-name="ce63">
            <text:p><text:s/>651</text:p>
          </table:table-cell>
          <table:table-cell office:value-type="float" office:value="10.277865487843385" table:style-name="ce64">
            <text:p>10,3<text:s text:c="5"/></text:p>
          </table:table-cell>
          <table:table-cell office:value-type="float" office:value="-128" table:style-name="ce48">
            <text:p><text:s/>- 128</text:p>
          </table:table-cell>
          <table:table-cell office:value-type="float" office:value="-23.443223443223442" table:style-name="ce49">
            <text:p>-23,4<text:s text:c="3"/></text:p>
          </table:table-cell>
          <table:table-cell office:value-type="float" office:value="-233" table:style-name="ce48">
            <text:p><text:s/>- 233</text:p>
          </table:table-cell>
          <table:table-cell office:value-type="float" office:value="-35.791090629800308" table:style-name="ce49">
            <text:p>-35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59" table:style-name="ce44">
            <text:p><text:s/>59</text:p>
          </table:table-cell>
          <table:table-cell office:value-type="float" office:value="1.2723743799870606" table:style-name="ce62">
            <text:p>1,3<text:s text:c="5"/></text:p>
          </table:table-cell>
          <table:table-cell office:value-type="float" office:value="137" table:style-name="ce63">
            <text:p><text:s/>137</text:p>
          </table:table-cell>
          <table:table-cell office:value-type="float" office:value="1.8972441490098322" table:style-name="ce64">
            <text:p>1,9<text:s text:c="5"/></text:p>
          </table:table-cell>
          <table:table-cell office:value-type="float" office:value="208" table:style-name="ce63">
            <text:p><text:s/>208</text:p>
          </table:table-cell>
          <table:table-cell office:value-type="float" office:value="3.2838648563309127" table:style-name="ce64">
            <text:p>3,3<text:s text:c="5"/></text:p>
          </table:table-cell>
          <table:table-cell office:value-type="float" office:value="-78" table:style-name="ce48">
            <text:p><text:s/>- 78</text:p>
          </table:table-cell>
          <table:table-cell office:value-type="float" office:value="-56.934306569343065" table:style-name="ce49">
            <text:p>-56,9<text:s text:c="3"/></text:p>
          </table:table-cell>
          <table:table-cell office:value-type="float" office:value="-149" table:style-name="ce48">
            <text:p><text:s/>- 149</text:p>
          </table:table-cell>
          <table:table-cell office:value-type="float" office:value="-71.634615384615387" table:style-name="ce49">
            <text:p>-71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75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6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2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1" number:min-integer-digits="1"/>
    </number:number-style>
    <number:number-style style:name="N43">
      <number:number number:decimal-places="1" number:min-integer-digits="1"/>
      <number:text>    </number:text>
    </number:number-style>
    <number:currency-style style:name="N44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uro" style:family="table-cell" style:data-style-name="N44"/>
    <style:style style:name="Euro_32_2" style:display-name="Euro 2" style:family="table-cell" style:data-style-name="N44"/>
    <style:style style:name="Euro_32_2_32_2" style:display-name="Euro 2 2" style:family="table-cell" style:data-style-name="N44"/>
    <style:style style:name="Euro_32_3" style:display-name="Euro 3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ília Josué;Ana Paula Brito</meta:initial-creator>
    <dc:creator>João Alface</dc:creator>
    <meta:creation-date>2014-01-15T09:56:08Z</meta:creation-date>
    <dc:date>2021-03-16T14:50:09Z</dc:date>
    <meta:print-date>2021-03-08T19:00:25Z</meta:print-date>
  </office:meta>
</office:document-meta>
</file>